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c87d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teration 7189: 2 conflicts</text:span></text:p>
      <text:p text:style-name="P1"><text:span text:style-name="T1">Iteration 7190: 2 conflicts</text:span></text:p>
      <text:p text:style-name="P1"><text:span text:style-name="T1">Iteration 7191: 2 conflicts</text:span></text:p>
      <text:p text:style-name="P1"><text:span text:style-name="T1">Iteration 7192: 2 conflicts</text:span></text:p>
      <text:p text:style-name="P1"><text:span text:style-name="T1">Iteration 7193: 2 conflicts</text:span></text:p>
      <text:p text:style-name="P1"><text:span text:style-name="T1">Iteration 7194: 2 conflicts</text:span></text:p>
      <text:p text:style-name="P1"><text:span text:style-name="T1">Iteration 7195: 1 conflicts</text:span></text:p>
      <text:p text:style-name="P1"><text:span text:style-name="T1">Iteration 7196: 3 conflicts</text:span></text:p>
      <text:p text:style-name="P1"><text:span text:style-name="T1">Iteration 7197: 1 conflicts</text:span></text:p>
      <text:p text:style-name="P1"><text:span text:style-name="T1">Iteration 7198: 1 conflicts</text:span></text:p>
      <text:p text:style-name="P1"><text:span text:style-name="T1">Iteration 7199: 1 conflicts</text:span></text:p>
      <text:p text:style-name="P1"><text:span text:style-name="T1">Iteration 7200: 1 conflicts</text:span></text:p>
      <text:p text:style-name="P1"><text:span text:style-name="T1">Iteration 7201: 1 conflicts</text:span></text:p>
      <text:p text:style-name="P1"><text:span text:style-name="T1">Iteration 7202: 3 conflicts</text:span></text:p>
      <text:p text:style-name="P1"><text:span text:style-name="T1">Iteration 7203: 3 conflicts</text:span></text:p>
      <text:p text:style-name="P1"><text:span text:style-name="T1">Iteration 7204: 3 conflicts</text:span></text:p>
      <text:p text:style-name="P1"><text:span text:style-name="T1">Iteration 7205: 4 conflicts</text:span></text:p>
      <text:p text:style-name="P1"><text:span text:style-name="T1">Iteration 7206: 4 conflicts</text:span></text:p>
      <text:p text:style-name="P1"><text:span text:style-name="T1">Iteration 7207: 6 conflicts</text:span></text:p>
      <text:p text:style-name="P1"><text:span text:style-name="T1">Iteration 7208: 3 conflicts</text:span></text:p>
      <text:p text:style-name="P1"><text:span text:style-name="T1">Iteration 7209: 1 conflicts</text:span></text:p>
      <text:p text:style-name="P1"><text:span text:style-name="T1">Iteration 7210: 3 conflicts</text:span></text:p>
      <text:p text:style-name="P1"><text:span text:style-name="T1">Iteration 7211: 1 conflicts</text:span></text:p>
      <text:p text:style-name="P1"><text:span text:style-name="T1">Iteration 7212: 3 conflicts</text:span></text:p>
      <text:p text:style-name="P1"><text:span text:style-name="T1">Iteration 7213: 3 conflicts</text:span></text:p>
      <text:p text:style-name="P1"><text:span text:style-name="T1">Iteration 7214: 3 conflicts</text:span></text:p>
      <text:p text:style-name="P1"><text:span text:style-name="T1">Iteration 7215: 3 conflicts</text:span></text:p>
      <text:p text:style-name="P1"><text:span text:style-name="T1">Iteration 7216: 3 conflicts</text:span></text:p>
      <text:p text:style-name="P1"><text:span text:style-name="T1">Iteration 7217: 2 conflicts</text:span></text:p>
      <text:p text:style-name="P1"><text:span text:style-name="T1">Iteration 7218: 2 conflicts</text:span></text:p>
      <text:p text:style-name="P1"><text:span text:style-name="T1">Iteration 7219: 4 conflicts</text:span></text:p>
      <text:p text:style-name="P1"><text:span text:style-name="T1">Iteration 7220: 2 conflicts</text:span></text:p>
      <text:p text:style-name="P1"><text:span text:style-name="T1">Iteration 7221: 2 conflicts</text:span></text:p>
      <text:p text:style-name="P1"><text:span text:style-name="T1">Iteration 7222: 2 conflicts</text:span></text:p>
      <text:p text:style-name="P1"><text:span text:style-name="T1">Iteration 7223: 2 conflicts</text:span></text:p>
      <text:p text:style-name="P1"><text:span text:style-name="T1">Iteration 7224: 1 conflicts</text:span></text:p>
      <text:p text:style-name="P1"><text:span text:style-name="T1">Iteration 7225: 1 conflicts</text:span></text:p>
      <text:p text:style-name="P1"><text:span text:style-name="T1">Iteration 7226: 1 conflicts</text:span></text:p>
      <text:p text:style-name="P1"><text:span text:style-name="T1">Iteration 7227: 1 conflicts</text:span></text:p>
      <text:p text:style-name="P1"><text:span text:style-name="T1">Iteration 7228: 1 conflicts</text:span></text:p>
      <text:p text:style-name="P1"><text:span text:style-name="T1">Iteration 7229: 1 conflicts</text:span></text:p>
      <text:p text:style-name="P1"><text:span text:style-name="T1">Iteration 7230: 3 conflicts</text:span></text:p>
      <text:p text:style-name="P1"><text:span text:style-name="T1">Iteration 7231: 1 conflicts</text:span></text:p>
      <text:p text:style-name="P1"><text:span text:style-name="T1">Iteration 7232: 3 conflicts</text:span></text:p>
      <text:p text:style-name="P1"><text:span text:style-name="T1">Iteration 7233: 4 conflicts</text:span></text:p>
      <text:p text:style-name="P1"><text:span text:style-name="T1">Iteration 7234: 3 conflicts</text:span></text:p>
      <text:p text:style-name="P1"><text:span text:style-name="T1">Iteration 7235: 2 conflicts</text:span></text:p>
      <text:p text:style-name="P1"><text:span text:style-name="T1">Iteration 7236: 3 conflicts</text:span></text:p>
      <text:p text:style-name="P1"><text:span text:style-name="T1">Iteration 7237: 2 conflicts</text:span></text:p>
      <text:p text:style-name="P1"><text:span text:style-name="T1">Iteration 7238: 2 conflicts</text:span></text:p>
      <text:p text:style-name="P1"><text:span text:style-name="T1">Iteration 7239: 2 conflicts</text:span></text:p>
      <text:p text:style-name="P1"><text:span text:style-name="T1">Iteration 7240: 3 conflicts</text:span></text:p>
      <text:p text:style-name="P1"><text:span text:style-name="T1">Iteration 7241: 3 conflicts</text:span></text:p>
      <text:p text:style-name="P1"><text:span text:style-name="T1">Iteration 7242: 3 conflicts</text:span></text:p>
      <text:p text:style-name="P1"><text:span text:style-name="T1">Iteration 7243: 2 conflicts</text:span></text:p>
      <text:p text:style-name="P1"><text:span text:style-name="T1">Iteration 7244: 3 conflicts</text:span></text:p>
      <text:p text:style-name="P1"><text:span text:style-name="T1">Iteration 7245: 2 conflicts</text:span></text:p>
      <text:p text:style-name="P1"><text:span text:style-name="T1">Iteration 7246: 3 conflicts</text:span></text:p>
      <text:p text:style-name="P1"><text:soft-page-break/><text:span text:style-name="T1">Iteration 7247: 2 conflicts</text:span></text:p>
      <text:p text:style-name="P1"><text:span text:style-name="T1">Iteration 7248: 1 conflicts</text:span></text:p>
      <text:p text:style-name="P1"><text:span text:style-name="T1">Iteration 7249: 3 conflicts</text:span></text:p>
      <text:p text:style-name="P1"><text:span text:style-name="T1">Iteration 7250: 1 conflicts</text:span></text:p>
      <text:p text:style-name="P1"><text:span text:style-name="T1">Iteration 7251: 3 conflicts</text:span></text:p>
      <text:p text:style-name="P1"><text:span text:style-name="T1">Iteration 7252: 1 conflicts</text:span></text:p>
      <text:p text:style-name="P1"><text:span text:style-name="T1">Iteration 7253: 1 conflicts</text:span></text:p>
      <text:p text:style-name="P1"><text:span text:style-name="T1">Iteration 7254: 1 conflicts</text:span></text:p>
      <text:p text:style-name="P1"><text:span text:style-name="T1">Iteration 7255: 1 conflicts</text:span></text:p>
      <text:p text:style-name="P1"><text:span text:style-name="T1">Iteration 7256: 1 conflicts</text:span></text:p>
      <text:p text:style-name="P1"><text:span text:style-name="T1">Iteration 7257: 3 conflicts</text:span></text:p>
      <text:p text:style-name="P1"><text:span text:style-name="T1">Iteration 7258: 3 conflicts</text:span></text:p>
      <text:p text:style-name="P1"><text:span text:style-name="T1">Iteration 7259: 2 conflicts</text:span></text:p>
      <text:p text:style-name="P1"><text:span text:style-name="T1">Iteration 7260: 3 conflicts</text:span></text:p>
      <text:p text:style-name="P1"><text:span text:style-name="T1">Iteration 7261: 3 conflicts</text:span></text:p>
      <text:p text:style-name="P1"><text:span text:style-name="T1">Iteration 7262: 2 conflicts</text:span></text:p>
      <text:p text:style-name="P1"><text:span text:style-name="T1">Iteration 7263: 3 conflicts</text:span></text:p>
      <text:p text:style-name="P1"><text:span text:style-name="T1">Iteration 7264: 2 conflicts</text:span></text:p>
      <text:p text:style-name="P1"><text:span text:style-name="T1">Iteration 7265: 2 conflicts</text:span></text:p>
      <text:p text:style-name="P1"><text:span text:style-name="T1">Iteration 7266: 1 conflicts</text:span></text:p>
      <text:p text:style-name="P1"><text:span text:style-name="T1">Iteration 7267: 1 conflicts</text:span></text:p>
      <text:p text:style-name="P1"><text:span text:style-name="T1">Iteration 7268: 3 conflicts</text:span></text:p>
      <text:p text:style-name="P1"><text:span text:style-name="T1">Iteration 7269: 2 conflicts</text:span></text:p>
      <text:p text:style-name="P1"><text:span text:style-name="T1">Iteration 7270: 3 conflicts</text:span></text:p>
      <text:p text:style-name="P1"><text:span text:style-name="T1">Iteration 7271: 3 conflicts</text:span></text:p>
      <text:p text:style-name="P1"><text:span text:style-name="T1">Iteration 7272: 2 conflicts</text:span></text:p>
      <text:p text:style-name="P1"><text:span text:style-name="T1">Iteration 7273: 1 conflicts</text:span></text:p>
      <text:p text:style-name="P1"><text:span text:style-name="T1">Iteration 7274: 1 conflicts</text:span></text:p>
      <text:p text:style-name="P1"><text:span text:style-name="T1">Iteration 7275: 1 conflicts</text:span></text:p>
      <text:p text:style-name="P1"><text:span text:style-name="T1">Iteration 7276: 1 conflicts</text:span></text:p>
      <text:p text:style-name="P1"><text:span text:style-name="T1">Iteration 7277: 1 conflicts</text:span></text:p>
      <text:p text:style-name="P1"><text:span text:style-name="T1">Iteration 7278: 1 conflicts</text:span></text:p>
      <text:p text:style-name="P1"><text:span text:style-name="T1">Iteration 7279: 1 conflicts</text:span></text:p>
      <text:p text:style-name="P1"><text:span text:style-name="T1">Iteration 7280: 1 conflicts</text:span></text:p>
      <text:p text:style-name="P1"><text:span text:style-name="T1">Iteration 7281: 3 conflicts</text:span></text:p>
      <text:p text:style-name="P1"><text:span text:style-name="T1">Iteration 7282: 1 conflicts</text:span></text:p>
      <text:p text:style-name="P1"><text:span text:style-name="T1">Iteration 7283: 1 conflicts</text:span></text:p>
      <text:p text:style-name="P1"><text:span text:style-name="T1">Iteration 7284: 1 conflicts</text:span></text:p>
      <text:p text:style-name="P1"><text:span text:style-name="T1">Iteration 7285: 3 conflicts</text:span></text:p>
      <text:p text:style-name="P1"><text:span text:style-name="T1">Iteration 7286: 2 conflicts</text:span></text:p>
      <text:p text:style-name="P1"><text:span text:style-name="T1">Iteration 7287: 3 conflicts</text:span></text:p>
      <text:p text:style-name="P1"><text:span text:style-name="T1">Iteration 7288: 2 conflicts</text:span></text:p>
      <text:p text:style-name="P1"><text:span text:style-name="T1">Iteration 7289: 2 conflicts</text:span></text:p>
      <text:p text:style-name="P1"><text:span text:style-name="T1">Iteration 7290: 1 conflicts</text:span></text:p>
      <text:p text:style-name="P1"><text:span text:style-name="T1">Iteration 7291: 3 conflicts</text:span></text:p>
      <text:p text:style-name="P1"><text:span text:style-name="T1">Iteration 7292: 2 conflicts</text:span></text:p>
      <text:p text:style-name="P1"><text:span text:style-name="T1">Iteration 7293: 2 conflicts</text:span></text:p>
      <text:p text:style-name="P1"><text:span text:style-name="T1">Iteration 7294: 2 conflicts</text:span></text:p>
      <text:p text:style-name="P1"><text:span text:style-name="T1">Iteration 7295: 2 conflicts</text:span></text:p>
      <text:p text:style-name="P1"><text:span text:style-name="T1">Iteration 7296: 2 conflicts</text:span></text:p>
      <text:p text:style-name="P1"><text:span text:style-name="T1">Iteration 7297: 3 conflicts</text:span></text:p>
      <text:p text:style-name="P1"><text:span text:style-name="T1">Iteration 7298: 5 conflicts</text:span></text:p>
      <text:p text:style-name="P1"><text:span text:style-name="T1">Iteration 7299: 4 conflicts</text:span></text:p>
      <text:p text:style-name="P1"><text:span text:style-name="T1">Iteration 7300: 2 conflicts</text:span></text:p>
      <text:p text:style-name="P1"><text:span text:style-name="T1">Iteration 7301: 1 conflicts</text:span></text:p>
      <text:p text:style-name="P1"><text:span text:style-name="T1">Iteration 7302: 1 conflicts</text:span></text:p>
      <text:p text:style-name="P1"><text:span text:style-name="T1">Iteration 7303: 1 conflicts</text:span></text:p>
      <text:p text:style-name="P1"><text:span text:style-name="T1">Iteration 7304: 1 conflicts</text:span></text:p>
      <text:p text:style-name="P1"><text:soft-page-break/><text:span text:style-name="T1">Iteration 7305: 1 conflicts</text:span></text:p>
      <text:p text:style-name="P1"><text:span text:style-name="T1">Iteration 7306: 3 conflicts</text:span></text:p>
      <text:p text:style-name="P1"><text:span text:style-name="T1">Iteration 7307: 4 conflicts</text:span></text:p>
      <text:p text:style-name="P1"><text:span text:style-name="T1">Iteration 7308: 3 conflicts</text:span></text:p>
      <text:p text:style-name="P1"><text:span text:style-name="T1">Iteration 7309: 3 conflicts</text:span></text:p>
      <text:p text:style-name="P1"><text:span text:style-name="T1">Iteration 7310: 2 conflicts</text:span></text:p>
      <text:p text:style-name="P1"><text:span text:style-name="T1">Iteration 7311: 2 conflicts</text:span></text:p>
      <text:p text:style-name="P1"><text:span text:style-name="T1">Iteration 7312: 1 conflicts</text:span></text:p>
      <text:p text:style-name="P1"><text:span text:style-name="T1">Iteration 7313: 3 conflicts</text:span></text:p>
      <text:p text:style-name="P1"><text:span text:style-name="T1">Iteration 7314: 3 conflicts</text:span></text:p>
      <text:p text:style-name="P1"><text:span text:style-name="T1">Iteration 7315: 3 conflicts</text:span></text:p>
      <text:p text:style-name="P1"><text:span text:style-name="T1">Iteration 7316: 1 conflicts</text:span></text:p>
      <text:p text:style-name="P1"><text:span text:style-name="T1">Iteration 7317: 3 conflicts</text:span></text:p>
      <text:p text:style-name="P1"><text:span text:style-name="T1">Iteration 7318: 2 conflicts</text:span></text:p>
      <text:p text:style-name="P1"><text:span text:style-name="T1">Iteration 7319: 3 conflicts</text:span></text:p>
      <text:p text:style-name="P1"><text:span text:style-name="T1">Iteration 7320: 2 conflicts</text:span></text:p>
      <text:p text:style-name="P1"><text:span text:style-name="T1">Iteration 7321: 3 conflicts</text:span></text:p>
      <text:p text:style-name="P1"><text:span text:style-name="T1">Iteration 7322: 2 conflicts</text:span></text:p>
      <text:p text:style-name="P1"><text:span text:style-name="T1">Iteration 7323: 3 conflicts</text:span></text:p>
      <text:p text:style-name="P1"><text:span text:style-name="T1">Iteration 7324: 2 conflicts</text:span></text:p>
      <text:p text:style-name="P1"><text:span text:style-name="T1">Iteration 7325: 1 conflicts</text:span></text:p>
      <text:p text:style-name="P1"><text:span text:style-name="T1">Iteration 7326: 3 conflicts</text:span></text:p>
      <text:p text:style-name="P1"><text:span text:style-name="T1">Iteration 7327: 4 conflicts</text:span></text:p>
      <text:p text:style-name="P1"><text:span text:style-name="T1">Iteration 7328: 4 conflicts</text:span></text:p>
      <text:p text:style-name="P1"><text:span text:style-name="T1">Iteration 7329: 4 conflicts</text:span></text:p>
      <text:p text:style-name="P1"><text:span text:style-name="T1">Iteration 7330: 4 conflicts</text:span></text:p>
      <text:p text:style-name="P1"><text:span text:style-name="T1">Iteration 7331: 3 conflicts</text:span></text:p>
      <text:p text:style-name="P1"><text:span text:style-name="T1">Iteration 7332: 2 conflicts</text:span></text:p>
      <text:p text:style-name="P1"><text:span text:style-name="T1">Iteration 7333: 2 conflicts</text:span></text:p>
      <text:p text:style-name="P1"><text:span text:style-name="T1">Iteration 7334: 2 conflicts</text:span></text:p>
      <text:p text:style-name="P1"><text:span text:style-name="T1">Iteration 7335: 3 conflicts</text:span></text:p>
      <text:p text:style-name="P1"><text:span text:style-name="T1">Iteration 7336: 2 conflicts</text:span></text:p>
      <text:p text:style-name="P1"><text:span text:style-name="T1">Iteration 7337: 1 conflicts</text:span></text:p>
      <text:p text:style-name="P1"><text:span text:style-name="T1">Iteration 7338: 1 conflicts</text:span></text:p>
      <text:p text:style-name="P1"><text:span text:style-name="T1">Iteration 7339: 1 conflicts</text:span></text:p>
      <text:p text:style-name="P1"><text:span text:style-name="T1">Iteration 7340: 3 conflicts</text:span></text:p>
      <text:p text:style-name="P1"><text:span text:style-name="T1">Iteration 7341: 1 conflicts</text:span></text:p>
      <text:p text:style-name="P1"><text:span text:style-name="T1">Iteration 7342: 3 conflicts</text:span></text:p>
      <text:p text:style-name="P1"><text:span text:style-name="T1">Iteration 7343: 3 conflicts</text:span></text:p>
      <text:p text:style-name="P1"><text:span text:style-name="T1">Iteration 7344: 4 conflicts</text:span></text:p>
      <text:p text:style-name="P1"><text:span text:style-name="T1">Iteration 7345: 4 conflicts</text:span></text:p>
      <text:p text:style-name="P1"><text:span text:style-name="T1">Iteration 7346: 4 conflicts</text:span></text:p>
      <text:p text:style-name="P1"><text:span text:style-name="T1">Iteration 7347: 3 conflicts</text:span></text:p>
      <text:p text:style-name="P1"><text:span text:style-name="T1">Iteration 7348: 2 conflicts</text:span></text:p>
      <text:p text:style-name="P1"><text:span text:style-name="T1">Iteration 7349: 2 conflicts</text:span></text:p>
      <text:p text:style-name="P1"><text:span text:style-name="T1">Iteration 7350: 4 conflicts</text:span></text:p>
      <text:p text:style-name="P1"><text:span text:style-name="T1">Iteration 7351: 2 conflicts</text:span></text:p>
      <text:p text:style-name="P1"><text:span text:style-name="T1">Iteration 7352: 1 conflicts</text:span></text:p>
      <text:p text:style-name="P1"><text:span text:style-name="T1">Iteration 7353: 3 conflicts</text:span></text:p>
      <text:p text:style-name="P1"><text:span text:style-name="T1">Iteration 7354: 3 conflicts</text:span></text:p>
      <text:p text:style-name="P1"><text:span text:style-name="T1">Iteration 7355: 4 conflicts</text:span></text:p>
      <text:p text:style-name="P1"><text:span text:style-name="T1">Iteration 7356: 4 conflicts</text:span></text:p>
      <text:p text:style-name="P1"><text:span text:style-name="T1">Iteration 7357: 3 conflicts</text:span></text:p>
      <text:p text:style-name="P1"><text:span text:style-name="T1">Iteration 7358: 4 conflicts</text:span></text:p>
      <text:p text:style-name="P1"><text:span text:style-name="T1">Iteration 7359: 2 conflicts</text:span></text:p>
      <text:p text:style-name="P1"><text:span text:style-name="T1">Iteration 7360: 3 conflicts</text:span></text:p>
      <text:p text:style-name="P1"><text:span text:style-name="T1">Iteration 7361: 3 conflicts</text:span></text:p>
      <text:p text:style-name="P1"><text:span text:style-name="T1">Iteration 7362: 2 conflicts</text:span></text:p>
      <text:p text:style-name="P1"><text:soft-page-break/><text:span text:style-name="T1">Iteration 7363: 1 conflicts</text:span></text:p>
      <text:p text:style-name="P1"><text:span text:style-name="T1">Iteration 7364: 3 conflicts</text:span></text:p>
      <text:p text:style-name="P1"><text:span text:style-name="T1">Iteration 7365: 4 conflicts</text:span></text:p>
      <text:p text:style-name="P1"><text:span text:style-name="T1">Iteration 7366: 3 conflicts</text:span></text:p>
      <text:p text:style-name="P1"><text:span text:style-name="T1">Iteration 7367: 2 conflicts</text:span></text:p>
      <text:p text:style-name="P1"><text:span text:style-name="T1">Iteration 7368: 4 conflicts</text:span></text:p>
      <text:p text:style-name="P1"><text:span text:style-name="T1">Iteration 7369: 3 conflicts</text:span></text:p>
      <text:p text:style-name="P1"><text:span text:style-name="T1">Iteration 7370: 3 conflicts</text:span></text:p>
      <text:p text:style-name="P1"><text:span text:style-name="T1">Iteration 7371: 4 conflicts</text:span></text:p>
      <text:p text:style-name="P1"><text:span text:style-name="T1">Iteration 7372: 3 conflicts</text:span></text:p>
      <text:p text:style-name="P1"><text:span text:style-name="T1">Iteration 7373: 3 conflicts</text:span></text:p>
      <text:p text:style-name="P1"><text:span text:style-name="T1">Iteration 7374: 2 conflicts</text:span></text:p>
      <text:p text:style-name="P1"><text:span text:style-name="T1">Iteration 7375: 3 conflicts</text:span></text:p>
      <text:p text:style-name="P1"><text:span text:style-name="T1">Iteration 7376: 2 conflicts</text:span></text:p>
      <text:p text:style-name="P1"><text:span text:style-name="T1">Iteration 7377: 1 conflicts</text:span></text:p>
      <text:p text:style-name="P1"><text:span text:style-name="T1">Iteration 7378: 3 conflicts</text:span></text:p>
      <text:p text:style-name="P1"><text:span text:style-name="T1">Iteration 7379: 3 conflicts</text:span></text:p>
      <text:p text:style-name="P1"><text:span text:style-name="T1">Iteration 7380: 3 conflicts</text:span></text:p>
      <text:p text:style-name="P1"><text:span text:style-name="T1">Iteration 7381: 2 conflicts</text:span></text:p>
      <text:p text:style-name="P1"><text:span text:style-name="T1">Iteration 7382: 2 conflicts</text:span></text:p>
      <text:p text:style-name="P1"><text:span text:style-name="T1">Iteration 7383: 2 conflicts</text:span></text:p>
      <text:p text:style-name="P1"><text:span text:style-name="T1">Iteration 7384: 3 conflicts</text:span></text:p>
      <text:p text:style-name="P1"><text:span text:style-name="T1">Iteration 7385: 3 conflicts</text:span></text:p>
      <text:p text:style-name="P1"><text:span text:style-name="T1">Iteration 7386: 2 conflicts</text:span></text:p>
      <text:p text:style-name="P1"><text:span text:style-name="T1">Iteration 7387: 3 conflicts</text:span></text:p>
      <text:p text:style-name="P1"><text:span text:style-name="T1">Iteration 7388: 5 conflicts</text:span></text:p>
      <text:p text:style-name="P1"><text:span text:style-name="T1">Iteration 7389: 4 conflicts</text:span></text:p>
      <text:p text:style-name="P1"><text:span text:style-name="T1">Iteration 7390: 2 conflicts</text:span></text:p>
      <text:p text:style-name="P1"><text:span text:style-name="T1">Iteration 7391: 2 conflicts</text:span></text:p>
      <text:p text:style-name="P1"><text:span text:style-name="T1">Iteration 7392: 2 conflicts</text:span></text:p>
      <text:p text:style-name="P1"><text:span text:style-name="T1">Iteration 7393: 4 conflicts</text:span></text:p>
      <text:p text:style-name="P1"><text:span text:style-name="T1">Iteration 7394: 2 conflicts</text:span></text:p>
      <text:p text:style-name="P1"><text:span text:style-name="T1">Iteration 7395: 4 conflicts</text:span></text:p>
      <text:p text:style-name="P1"><text:span text:style-name="T1">Iteration 7396: 2 conflicts</text:span></text:p>
      <text:p text:style-name="P1"><text:span text:style-name="T1">Iteration 7397: 1 conflicts</text:span></text:p>
      <text:p text:style-name="P1"><text:span text:style-name="T1">Iteration 7398: 1 conflicts</text:span></text:p>
      <text:p text:style-name="P1"><text:span text:style-name="T1">Iteration 7399: 1 conflicts</text:span></text:p>
      <text:p text:style-name="P1"><text:span text:style-name="T1">Iteration 7400: 3 conflicts</text:span></text:p>
      <text:p text:style-name="P1"><text:span text:style-name="T1">Iteration 7401: 4 conflicts</text:span></text:p>
      <text:p text:style-name="P1"><text:span text:style-name="T1">Iteration 7402: 4 conflicts</text:span></text:p>
      <text:p text:style-name="P1"><text:span text:style-name="T1">Iteration 7403: 3 conflicts</text:span></text:p>
      <text:p text:style-name="P1"><text:span text:style-name="T1">Iteration 7404: 5 conflicts</text:span></text:p>
      <text:p text:style-name="P1"><text:span text:style-name="T1">Iteration 7405: 4 conflicts</text:span></text:p>
      <text:p text:style-name="P1"><text:span text:style-name="T1">Iteration 7406: 2 conflicts</text:span></text:p>
      <text:p text:style-name="P1"><text:span text:style-name="T1">Iteration 7407: 2 conflicts</text:span></text:p>
      <text:p text:style-name="P1"><text:span text:style-name="T1">Iteration 7408: 2 conflicts</text:span></text:p>
      <text:p text:style-name="P1"><text:span text:style-name="T1">Iteration 7409: 2 conflicts</text:span></text:p>
      <text:p text:style-name="P1"><text:span text:style-name="T1">Iteration 7410: 3 conflicts</text:span></text:p>
      <text:p text:style-name="P1"><text:span text:style-name="T1">Iteration 7411: 2 conflicts</text:span></text:p>
      <text:p text:style-name="P1"><text:span text:style-name="T1">Iteration 7412: 3 conflicts</text:span></text:p>
      <text:p text:style-name="P1"><text:span text:style-name="T1">Iteration 7413: 2 conflicts</text:span></text:p>
      <text:p text:style-name="P1"><text:span text:style-name="T1">Iteration 7414: 4 conflicts</text:span></text:p>
      <text:p text:style-name="P1"><text:span text:style-name="T1">Iteration 7415: 2 conflicts</text:span></text:p>
      <text:p text:style-name="P1"><text:span text:style-name="T1">Iteration 7416: 2 conflicts</text:span></text:p>
      <text:p text:style-name="P1"><text:span text:style-name="T1">Iteration 7417: 4 conflicts</text:span></text:p>
      <text:p text:style-name="P1"><text:span text:style-name="T1">Iteration 7418: 2 conflicts</text:span></text:p>
      <text:p text:style-name="P1"><text:span text:style-name="T1">Iteration 7419: 2 conflicts</text:span></text:p>
      <text:p text:style-name="P1"><text:span text:style-name="T1">Iteration 7420: 1 conflicts</text:span></text:p>
      <text:p text:style-name="P1"><text:soft-page-break/><text:span text:style-name="T1">Iteration 7421: 1 conflicts</text:span></text:p>
      <text:p text:style-name="P1"><text:span text:style-name="T1">Iteration 7422: 1 conflicts</text:span></text:p>
      <text:p text:style-name="P1"><text:span text:style-name="T1">Iteration 7423: 1 conflicts</text:span></text:p>
      <text:p text:style-name="P1"><text:span text:style-name="T1">Iteration 7424: 1 conflicts</text:span></text:p>
      <text:p text:style-name="P1"><text:span text:style-name="T1">Iteration 7425: 1 conflicts</text:span></text:p>
      <text:p text:style-name="P1"><text:span text:style-name="T1">Iteration 7426: 1 conflicts</text:span></text:p>
      <text:p text:style-name="P1"><text:span text:style-name="T1">Iteration 7427: 3 conflicts</text:span></text:p>
      <text:p text:style-name="P1"><text:span text:style-name="T1">Iteration 7428: 4 conflicts</text:span></text:p>
      <text:p text:style-name="P1"><text:span text:style-name="T1">Iteration 7429: 3 conflicts</text:span></text:p>
      <text:p text:style-name="P1"><text:span text:style-name="T1">Iteration 7430: 3 conflicts</text:span></text:p>
      <text:p text:style-name="P1"><text:span text:style-name="T1">Iteration 7431: 2 conflicts</text:span></text:p>
      <text:p text:style-name="P1"><text:span text:style-name="T1">Iteration 7432: 4 conflicts</text:span></text:p>
      <text:p text:style-name="P1"><text:span text:style-name="T1">Iteration 7433: 2 conflicts</text:span></text:p>
      <text:p text:style-name="P1"><text:span text:style-name="T1">Iteration 7434: 3 conflicts</text:span></text:p>
      <text:p text:style-name="P1"><text:span text:style-name="T1">Iteration 7435: 3 conflicts</text:span></text:p>
      <text:p text:style-name="P1"><text:span text:style-name="T1">Iteration 7436: 2 conflicts</text:span></text:p>
      <text:p text:style-name="P1"><text:span text:style-name="T1">Iteration 7437: 4 conflicts</text:span></text:p>
      <text:p text:style-name="P1"><text:span text:style-name="T1">Iteration 7438: 2 conflicts</text:span></text:p>
      <text:p text:style-name="P1"><text:span text:style-name="T1">Iteration 7439: 1 conflicts</text:span></text:p>
      <text:p text:style-name="P1"><text:span text:style-name="T1">Iteration 7440: 3 conflicts</text:span></text:p>
      <text:p text:style-name="P1"><text:span text:style-name="T1">Iteration 7441: 1 conflicts</text:span></text:p>
      <text:p text:style-name="P1"><text:span text:style-name="T1">Iteration 7442: 1 conflicts</text:span></text:p>
      <text:p text:style-name="P1"><text:span text:style-name="T1">Iteration 7443: 1 conflicts</text:span></text:p>
      <text:p text:style-name="P1"><text:span text:style-name="T1">Iteration 7444: 1 conflicts</text:span></text:p>
      <text:p text:style-name="P1"><text:span text:style-name="T1">Iteration 7445: 1 conflicts</text:span></text:p>
      <text:p text:style-name="P1"><text:span text:style-name="T1">Iteration 7446: 1 conflicts</text:span></text:p>
      <text:p text:style-name="P1"><text:span text:style-name="T1">Iteration 7447: 1 conflicts</text:span></text:p>
      <text:p text:style-name="P1"><text:span text:style-name="T1">Iteration 7448: 1 conflicts</text:span></text:p>
      <text:p text:style-name="P1"><text:span text:style-name="T1">Iteration 7449: 1 conflicts</text:span></text:p>
      <text:p text:style-name="P1"><text:span text:style-name="T1">Iteration 7450: 1 conflicts</text:span></text:p>
      <text:p text:style-name="P1"><text:span text:style-name="T1">Iteration 7451: 1 conflicts</text:span></text:p>
      <text:p text:style-name="P1"><text:span text:style-name="T1">Iteration 7452: 1 conflicts</text:span></text:p>
      <text:p text:style-name="P1"><text:span text:style-name="T1">Iteration 7453: 1 conflicts</text:span></text:p>
      <text:p text:style-name="P1"><text:span text:style-name="T1">Iteration 7454: 3 conflicts</text:span></text:p>
      <text:p text:style-name="P1"><text:span text:style-name="T1">Iteration 7455: 2 conflicts</text:span></text:p>
      <text:p text:style-name="P1"><text:span text:style-name="T1">Iteration 7456: 2 conflicts</text:span></text:p>
      <text:p text:style-name="P1"><text:span text:style-name="T1">Iteration 7457: 2 conflicts</text:span></text:p>
      <text:p text:style-name="P1"><text:span text:style-name="T1">Iteration 7458: 2 conflicts</text:span></text:p>
      <text:p text:style-name="P1"><text:span text:style-name="T1">Iteration 7459: 2 conflicts</text:span></text:p>
      <text:p text:style-name="P1"><text:span text:style-name="T1">Iteration 7460: 3 conflicts</text:span></text:p>
      <text:p text:style-name="P1"><text:span text:style-name="T1">Iteration 7461: 3 conflicts</text:span></text:p>
      <text:p text:style-name="P1"><text:span text:style-name="T1">Iteration 7462: 2 conflicts</text:span></text:p>
      <text:p text:style-name="P1"><text:span text:style-name="T1">Iteration 7463: 2 conflicts</text:span></text:p>
      <text:p text:style-name="P1"><text:span text:style-name="T1">Iteration 7464: 3 conflicts</text:span></text:p>
      <text:p text:style-name="P1"><text:span text:style-name="T1">Iteration 7465: 2 conflicts</text:span></text:p>
      <text:p text:style-name="P1"><text:span text:style-name="T1">Iteration 7466: 2 conflicts</text:span></text:p>
      <text:p text:style-name="P1"><text:span text:style-name="T1">Iteration 7467: 2 conflicts</text:span></text:p>
      <text:p text:style-name="P1"><text:span text:style-name="T1">Iteration 7468: 1 conflicts</text:span></text:p>
      <text:p text:style-name="P1"><text:span text:style-name="T1">Iteration 7469: 3 conflicts</text:span></text:p>
      <text:p text:style-name="P1"><text:span text:style-name="T1">Iteration 7470: 2 conflicts</text:span></text:p>
      <text:p text:style-name="P1"><text:span text:style-name="T1">Iteration 7471: 3 conflicts</text:span></text:p>
      <text:p text:style-name="P1"><text:span text:style-name="T1">Iteration 7472: 2 conflicts</text:span></text:p>
      <text:p text:style-name="P1"><text:span text:style-name="T1">Iteration 7473: 3 conflicts</text:span></text:p>
      <text:p text:style-name="P1"><text:span text:style-name="T1">Iteration 7474: 3 conflicts</text:span></text:p>
      <text:p text:style-name="P1"><text:span text:style-name="T1">Iteration 7475: 2 conflicts</text:span></text:p>
      <text:p text:style-name="P1"><text:span text:style-name="T1">Iteration 7476: 1 conflicts</text:span></text:p>
      <text:p text:style-name="P1"><text:span text:style-name="T1">Iteration 7477: 3 conflicts</text:span></text:p>
      <text:p text:style-name="P1"><text:span text:style-name="T1">Iteration 7478: 3 conflicts</text:span></text:p>
      <text:p text:style-name="P1"><text:soft-page-break/><text:span text:style-name="T1">Iteration 7479: 3 conflicts</text:span></text:p>
      <text:p text:style-name="P1"><text:span text:style-name="T1">Iteration 7480: 1 conflicts</text:span></text:p>
      <text:p text:style-name="P1"><text:span text:style-name="T1">Iteration 7481: 1 conflicts</text:span></text:p>
      <text:p text:style-name="P1"><text:span text:style-name="T1">Iteration 7482: 1 conflicts</text:span></text:p>
      <text:p text:style-name="P1"><text:span text:style-name="T1">Iteration 7483: 3 conflicts</text:span></text:p>
      <text:p text:style-name="P1"><text:span text:style-name="T1">Iteration 7484: 2 conflicts</text:span></text:p>
      <text:p text:style-name="P1"><text:span text:style-name="T1">Iteration 7485: 3 conflicts</text:span></text:p>
      <text:p text:style-name="P1"><text:span text:style-name="T1">Iteration 7486: 5 conflicts</text:span></text:p>
      <text:p text:style-name="P1"><text:span text:style-name="T1">Iteration 7487: 4 conflicts</text:span></text:p>
      <text:p text:style-name="P1"><text:span text:style-name="T1">Iteration 7488: 3 conflicts</text:span></text:p>
      <text:p text:style-name="P1"><text:span text:style-name="T1">Iteration 7489: 3 conflicts</text:span></text:p>
      <text:p text:style-name="P1"><text:span text:style-name="T1">Iteration 7490: 4 conflicts</text:span></text:p>
      <text:p text:style-name="P1"><text:span text:style-name="T1">Iteration 7491: 4 conflicts</text:span></text:p>
      <text:p text:style-name="P1"><text:span text:style-name="T1">Iteration 7492: 4 conflicts</text:span></text:p>
      <text:p text:style-name="P1"><text:span text:style-name="T1">Iteration 7493: 2 conflicts</text:span></text:p>
      <text:p text:style-name="P1"><text:span text:style-name="T1">Iteration 7494: 4 conflicts</text:span></text:p>
      <text:p text:style-name="P1"><text:span text:style-name="T1">Iteration 7495: 2 conflicts</text:span></text:p>
      <text:p text:style-name="P1"><text:span text:style-name="T1">Iteration 7496: 3 conflicts</text:span></text:p>
      <text:p text:style-name="P1"><text:span text:style-name="T1">Iteration 7497: 2 conflicts</text:span></text:p>
      <text:p text:style-name="P1"><text:span text:style-name="T1">Iteration 7498: 2 conflicts</text:span></text:p>
      <text:p text:style-name="P1"><text:span text:style-name="T1">Iteration 7499: 2 conflicts</text:span></text:p>
      <text:p text:style-name="P1"><text:span text:style-name="T1">Iteration 7500: 3 conflicts</text:span></text:p>
      <text:p text:style-name="P1"><text:span text:style-name="T1">Iteration 7501: 5 conflicts</text:span></text:p>
      <text:p text:style-name="P1"><text:span text:style-name="T1">Iteration 7502: 5 conflicts</text:span></text:p>
      <text:p text:style-name="P1"><text:span text:style-name="T1">Iteration 7503: 5 conflicts</text:span></text:p>
      <text:p text:style-name="P1"><text:span text:style-name="T1">Iteration 7504: 3 conflicts</text:span></text:p>
      <text:p text:style-name="P1"><text:span text:style-name="T1">Iteration 7505: 3 conflicts</text:span></text:p>
      <text:p text:style-name="P1"><text:span text:style-name="T1">Iteration 7506: 2 conflicts</text:span></text:p>
      <text:p text:style-name="P1"><text:span text:style-name="T1">Iteration 7507: 1 conflicts</text:span></text:p>
      <text:p text:style-name="P1"><text:span text:style-name="T1">Iteration 7508: 1 conflicts</text:span></text:p>
      <text:p text:style-name="P1"><text:span text:style-name="T1">Iteration 7509: 1 conflicts</text:span></text:p>
      <text:p text:style-name="P1"><text:span text:style-name="T1">Iteration 7510: 1 conflicts</text:span></text:p>
      <text:p text:style-name="P1"><text:span text:style-name="T1">Iteration 7511: 3 conflicts</text:span></text:p>
      <text:p text:style-name="P1"><text:span text:style-name="T1">Iteration 7512: 4 conflicts</text:span></text:p>
      <text:p text:style-name="P1"><text:span text:style-name="T1">Iteration 7513: 3 conflicts</text:span></text:p>
      <text:p text:style-name="P1"><text:span text:style-name="T1">Iteration 7514: 2 conflicts</text:span></text:p>
      <text:p text:style-name="P1"><text:span text:style-name="T1">Iteration 7515: 1 conflicts</text:span></text:p>
      <text:p text:style-name="P1"><text:span text:style-name="T1">Iteration 7516: 1 conflicts</text:span></text:p>
      <text:p text:style-name="P1"><text:span text:style-name="T1">Iteration 7517: 1 conflicts</text:span></text:p>
      <text:p text:style-name="P1"><text:span text:style-name="T1">Iteration 7518: 3 conflicts</text:span></text:p>
      <text:p text:style-name="P1"><text:span text:style-name="T1">Iteration 7519: 2 conflicts</text:span></text:p>
      <text:p text:style-name="P1"><text:span text:style-name="T1">Iteration 7520: 2 conflicts</text:span></text:p>
      <text:p text:style-name="P1"><text:span text:style-name="T1">Iteration 7521: 2 conflicts</text:span></text:p>
      <text:p text:style-name="P1"><text:span text:style-name="T1">Iteration 7522: 3 conflicts</text:span></text:p>
      <text:p text:style-name="P1"><text:span text:style-name="T1">Iteration 7523: 2 conflicts</text:span></text:p>
      <text:p text:style-name="P1"><text:span text:style-name="T1">Iteration 7524: 2 conflicts</text:span></text:p>
      <text:p text:style-name="P1"><text:span text:style-name="T1">Iteration 7525: 2 conflicts</text:span></text:p>
      <text:p text:style-name="P1"><text:span text:style-name="T1">Iteration 7526: 3 conflicts</text:span></text:p>
      <text:p text:style-name="P1"><text:span text:style-name="T1">Iteration 7527: 2 conflicts</text:span></text:p>
      <text:p text:style-name="P1"><text:span text:style-name="T1">Iteration 7528: 1 conflicts</text:span></text:p>
      <text:p text:style-name="P1"><text:span text:style-name="T1">Iteration 7529: 3 conflicts</text:span></text:p>
      <text:p text:style-name="P1"><text:span text:style-name="T1">Iteration 7530: 2 conflicts</text:span></text:p>
      <text:p text:style-name="P1"><text:span text:style-name="T1">Iteration 7531: 2 conflicts</text:span></text:p>
      <text:p text:style-name="P1"><text:span text:style-name="T1">Iteration 7532: 2 conflicts</text:span></text:p>
      <text:p text:style-name="P1"><text:span text:style-name="T1">Iteration 7533: 3 conflicts</text:span></text:p>
      <text:p text:style-name="P1"><text:span text:style-name="T1">Iteration 7534: 5 conflicts</text:span></text:p>
      <text:p text:style-name="P1"><text:span text:style-name="T1">Iteration 7535: 4 conflicts</text:span></text:p>
      <text:p text:style-name="P1"><text:span text:style-name="T1">Iteration 7536: 4 conflicts</text:span></text:p>
      <text:p text:style-name="P1"><text:soft-page-break/><text:span text:style-name="T1">Iteration 7537: 3 conflicts</text:span></text:p>
      <text:p text:style-name="P1"><text:span text:style-name="T1">Iteration 7538: 3 conflicts</text:span></text:p>
      <text:p text:style-name="P1"><text:span text:style-name="T1">Iteration 7539: 2 conflicts</text:span></text:p>
      <text:p text:style-name="P1"><text:span text:style-name="T1">Iteration 7540: 2 conflicts</text:span></text:p>
      <text:p text:style-name="P1"><text:span text:style-name="T1">Iteration 7541: 2 conflicts</text:span></text:p>
      <text:p text:style-name="P1"><text:span text:style-name="T1">Iteration 7542: 3 conflicts</text:span></text:p>
      <text:p text:style-name="P1"><text:span text:style-name="T1">Iteration 7543: 5 conflicts</text:span></text:p>
      <text:p text:style-name="P1"><text:span text:style-name="T1">Iteration 7544: 4 conflicts</text:span></text:p>
      <text:p text:style-name="P1"><text:span text:style-name="T1">Iteration 7545: 3 conflicts</text:span></text:p>
      <text:p text:style-name="P1"><text:span text:style-name="T1">Iteration 7546: 3 conflicts</text:span></text:p>
      <text:p text:style-name="P1"><text:span text:style-name="T1">Iteration 7547: 3 conflicts</text:span></text:p>
      <text:p text:style-name="P1"><text:span text:style-name="T1">Iteration 7548: 2 conflicts</text:span></text:p>
      <text:p text:style-name="P1"><text:span text:style-name="T1">Iteration 7549: 3 conflicts</text:span></text:p>
      <text:p text:style-name="P1"><text:span text:style-name="T1">Iteration 7550: 2 conflicts</text:span></text:p>
      <text:p text:style-name="P1"><text:span text:style-name="T1">Iteration 7551: 4 conflicts</text:span></text:p>
      <text:p text:style-name="P1"><text:span text:style-name="T1">Iteration 7552: 2 conflicts</text:span></text:p>
      <text:p text:style-name="P1"><text:span text:style-name="T1">Iteration 7553: 2 conflicts</text:span></text:p>
      <text:p text:style-name="P1"><text:span text:style-name="T1">Iteration 7554: 2 conflicts</text:span></text:p>
      <text:p text:style-name="P1"><text:span text:style-name="T1">Iteration 7555: 1 conflicts</text:span></text:p>
      <text:p text:style-name="P1"><text:span text:style-name="T1">Iteration 7556: 3 conflicts</text:span></text:p>
      <text:p text:style-name="P1"><text:span text:style-name="T1">Iteration 7557: 1 conflicts</text:span></text:p>
      <text:p text:style-name="P1"><text:span text:style-name="T1">Iteration 7558: 3 conflicts</text:span></text:p>
      <text:p text:style-name="P1"><text:span text:style-name="T1">Iteration 7559: 4 conflicts</text:span></text:p>
      <text:p text:style-name="P1"><text:span text:style-name="T1">Iteration 7560: 4 conflicts</text:span></text:p>
      <text:p text:style-name="P1"><text:span text:style-name="T1">Iteration 7561: 3 conflicts</text:span></text:p>
      <text:p text:style-name="P1"><text:span text:style-name="T1">Iteration 7562: 3 conflicts</text:span></text:p>
      <text:p text:style-name="P1"><text:span text:style-name="T1">Iteration 7563: 3 conflicts</text:span></text:p>
      <text:p text:style-name="P1"><text:span text:style-name="T1">Iteration 7564: 2 conflicts</text:span></text:p>
      <text:p text:style-name="P1"><text:span text:style-name="T1">Iteration 7565: 2 conflicts</text:span></text:p>
      <text:p text:style-name="P1"><text:span text:style-name="T1">Iteration 7566: 2 conflicts</text:span></text:p>
      <text:p text:style-name="P1"><text:span text:style-name="T1">Iteration 7567: 2 conflicts</text:span></text:p>
      <text:p text:style-name="P1"><text:span text:style-name="T1">Iteration 7568: 2 conflicts</text:span></text:p>
      <text:p text:style-name="P1"><text:span text:style-name="T1">Iteration 7569: 2 conflicts</text:span></text:p>
      <text:p text:style-name="P1"><text:span text:style-name="T1">Iteration 7570: 1 conflicts</text:span></text:p>
      <text:p text:style-name="P1"><text:span text:style-name="T1">Iteration 7571: 1 conflicts</text:span></text:p>
      <text:p text:style-name="P1"><text:span text:style-name="T1">Iteration 7572: 1 conflicts</text:span></text:p>
      <text:p text:style-name="P1"><text:span text:style-name="T1">Iteration 7573: 3 conflicts</text:span></text:p>
      <text:p text:style-name="P1"><text:span text:style-name="T1">Iteration 7574: 1 conflicts</text:span></text:p>
      <text:p text:style-name="P1"><text:span text:style-name="T1">Iteration 7575: 3 conflicts</text:span></text:p>
      <text:p text:style-name="P1"><text:span text:style-name="T1">Iteration 7576: 1 conflicts</text:span></text:p>
      <text:p text:style-name="P1"><text:span text:style-name="T1">Iteration 7577: 1 conflicts</text:span></text:p>
      <text:p text:style-name="P1"><text:span text:style-name="T1">Iteration 7578: 1 conflicts</text:span></text:p>
      <text:p text:style-name="P1"><text:span text:style-name="T1">Iteration 7579: 1 conflicts</text:span></text:p>
      <text:p text:style-name="P1"><text:span text:style-name="T1">Iteration 7580: 1 conflicts</text:span></text:p>
      <text:p text:style-name="P1"><text:span text:style-name="T1">Iteration 7581: 1 conflicts</text:span></text:p>
      <text:p text:style-name="P1"><text:span text:style-name="T1">Iteration 7582: 1 conflicts</text:span></text:p>
      <text:p text:style-name="P1"><text:span text:style-name="T1">Iteration 7583: 3 conflicts</text:span></text:p>
      <text:p text:style-name="P1"><text:span text:style-name="T1">Iteration 7584: 3 conflicts</text:span></text:p>
      <text:p text:style-name="P1"><text:span text:style-name="T1">Iteration 7585: 4 conflicts</text:span></text:p>
      <text:p text:style-name="P1"><text:span text:style-name="T1">Iteration 7586: 3 conflicts</text:span></text:p>
      <text:p text:style-name="P1"><text:span text:style-name="T1">Iteration 7587: 2 conflicts</text:span></text:p>
      <text:p text:style-name="P1"><text:span text:style-name="T1">Iteration 7588: 2 conflicts</text:span></text:p>
      <text:p text:style-name="P1"><text:span text:style-name="T1">Iteration 7589: 3 conflicts</text:span></text:p>
      <text:p text:style-name="P1"><text:span text:style-name="T1">Iteration 7590: 2 conflicts</text:span></text:p>
      <text:p text:style-name="P1"><text:span text:style-name="T1">Iteration 7591: 2 conflicts</text:span></text:p>
      <text:p text:style-name="P1"><text:span text:style-name="T1">Iteration 7592: 3 conflicts</text:span></text:p>
      <text:p text:style-name="P1"><text:span text:style-name="T1">Iteration 7593: 2 conflicts</text:span></text:p>
      <text:p text:style-name="P1"><text:span text:style-name="T1">Iteration 7594: 2 conflicts</text:span></text:p>
      <text:p text:style-name="P1"><text:soft-page-break/><text:span text:style-name="T1">Iteration 7595: 4 conflicts</text:span></text:p>
      <text:p text:style-name="P1"><text:span text:style-name="T1">Iteration 7596: 3 conflicts</text:span></text:p>
      <text:p text:style-name="P1"><text:span text:style-name="T1">Iteration 7597: 2 conflicts</text:span></text:p>
      <text:p text:style-name="P1"><text:span text:style-name="T1">Iteration 7598: 3 conflicts</text:span></text:p>
      <text:p text:style-name="P1"><text:span text:style-name="T1">Iteration 7599: 2 conflicts</text:span></text:p>
      <text:p text:style-name="P1"><text:span text:style-name="T1">Iteration 7600: 3 conflicts</text:span></text:p>
      <text:p text:style-name="P1"><text:span text:style-name="T1">Iteration 7601: 3 conflicts</text:span></text:p>
      <text:p text:style-name="P1"><text:span text:style-name="T1">Iteration 7602: 2 conflicts</text:span></text:p>
      <text:p text:style-name="P1"><text:span text:style-name="T1">Iteration 7603: 4 conflicts</text:span></text:p>
      <text:p text:style-name="P1"><text:span text:style-name="T1">Iteration 7604: 2 conflicts</text:span></text:p>
      <text:p text:style-name="P1"><text:span text:style-name="T1">Iteration 7605: 2 conflicts</text:span></text:p>
      <text:p text:style-name="P1"><text:span text:style-name="T1">Iteration 7606: 2 conflicts</text:span></text:p>
      <text:p text:style-name="P1"><text:span text:style-name="T1">Iteration 7607: 2 conflicts</text:span></text:p>
      <text:p text:style-name="P1"><text:span text:style-name="T1">Iteration 7608: 3 conflicts</text:span></text:p>
      <text:p text:style-name="P1"><text:span text:style-name="T1">Iteration 7609: 2 conflicts</text:span></text:p>
      <text:p text:style-name="P1"><text:span text:style-name="T1">Iteration 7610: 1 conflicts</text:span></text:p>
      <text:p text:style-name="P1"><text:span text:style-name="T1">Iteration 7611: 1 conflicts</text:span></text:p>
      <text:p text:style-name="P1"><text:span text:style-name="T1">Iteration 7612: 1 conflicts</text:span></text:p>
      <text:p text:style-name="P1"><text:span text:style-name="T1">Iteration 7613: 3 conflicts</text:span></text:p>
      <text:p text:style-name="P1"><text:span text:style-name="T1">Iteration 7614: 2 conflicts</text:span></text:p>
      <text:p text:style-name="P1"><text:span text:style-name="T1">Iteration 7615: 2 conflicts</text:span></text:p>
      <text:p text:style-name="P1"><text:span text:style-name="T1">Iteration 7616: 1 conflicts</text:span></text:p>
      <text:p text:style-name="P1"><text:span text:style-name="T1">Iteration 7617: 1 conflicts</text:span></text:p>
      <text:p text:style-name="P1"><text:span text:style-name="T1">Iteration 7618: 1 conflicts</text:span></text:p>
      <text:p text:style-name="P1"><text:span text:style-name="T1">Iteration 7619: 3 conflicts</text:span></text:p>
      <text:p text:style-name="P1"><text:span text:style-name="T1">Iteration 7620: 4 conflicts</text:span></text:p>
      <text:p text:style-name="P1"><text:span text:style-name="T1">Iteration 7621: 3 conflicts</text:span></text:p>
      <text:p text:style-name="P1"><text:span text:style-name="T1">Iteration 7622: 3 conflicts</text:span></text:p>
      <text:p text:style-name="P1"><text:span text:style-name="T1">Iteration 7623: 2 conflicts</text:span></text:p>
      <text:p text:style-name="P1"><text:span text:style-name="T1">Iteration 7624: 1 conflicts</text:span></text:p>
      <text:p text:style-name="P1"><text:span text:style-name="T1">Iteration 7625: 3 conflicts</text:span></text:p>
      <text:p text:style-name="P1"><text:span text:style-name="T1">Iteration 7626: 1 conflicts</text:span></text:p>
      <text:p text:style-name="P1"><text:span text:style-name="T1">Iteration 7627: 1 conflicts</text:span></text:p>
      <text:p text:style-name="P1"><text:span text:style-name="T1">Iteration 7628: 1 conflicts</text:span></text:p>
      <text:p text:style-name="P1"><text:span text:style-name="T1">Iteration 7629: 3 conflicts</text:span></text:p>
      <text:p text:style-name="P1"><text:span text:style-name="T1">Iteration 7630: 4 conflicts</text:span></text:p>
      <text:p text:style-name="P1"><text:span text:style-name="T1">Iteration 7631: 4 conflicts</text:span></text:p>
      <text:p text:style-name="P1"><text:span text:style-name="T1">Iteration 7632: 1 conflicts</text:span></text:p>
      <text:p text:style-name="P1"><text:span text:style-name="T1">Iteration 7633: 3 conflicts</text:span></text:p>
      <text:p text:style-name="P1"><text:span text:style-name="T1">Iteration 7634: 3 conflicts</text:span></text:p>
      <text:p text:style-name="P1"><text:span text:style-name="T1">Iteration 7635: 2 conflicts</text:span></text:p>
      <text:p text:style-name="P1"><text:span text:style-name="T1">Iteration 7636: 4 conflicts</text:span></text:p>
      <text:p text:style-name="P1"><text:span text:style-name="T1">Iteration 7637: 2 conflicts</text:span></text:p>
      <text:p text:style-name="P1"><text:span text:style-name="T1">Iteration 7638: 1 conflicts</text:span></text:p>
      <text:p text:style-name="P1"><text:span text:style-name="T1">Iteration 7639: 1 conflicts</text:span></text:p>
      <text:p text:style-name="P1"><text:span text:style-name="T1">Iteration 7640: 1 conflicts</text:span></text:p>
      <text:p text:style-name="P1"><text:span text:style-name="T1">Iteration 7641: 1 conflicts</text:span></text:p>
      <text:p text:style-name="P1"><text:span text:style-name="T1">Iteration 7642: 1 conflicts</text:span></text:p>
      <text:p text:style-name="P1"><text:span text:style-name="T1">Iteration 7643: 1 conflicts</text:span></text:p>
      <text:p text:style-name="P1"><text:span text:style-name="T1">Iteration 7644: 1 conflicts</text:span></text:p>
      <text:p text:style-name="P1"><text:span text:style-name="T1">Iteration 7645: 3 conflicts</text:span></text:p>
      <text:p text:style-name="P1"><text:span text:style-name="T1">Iteration 7646: 3 conflicts</text:span></text:p>
      <text:p text:style-name="P1"><text:span text:style-name="T1">Iteration 7647: 2 conflicts</text:span></text:p>
      <text:p text:style-name="P1"><text:span text:style-name="T1">Iteration 7648: 3 conflicts</text:span></text:p>
      <text:p text:style-name="P1"><text:span text:style-name="T1">Iteration 7649: 2 conflicts</text:span></text:p>
      <text:p text:style-name="P1"><text:span text:style-name="T1">Iteration 7650: 3 conflicts</text:span></text:p>
      <text:p text:style-name="P1"><text:span text:style-name="T1">Iteration 7651: 3 conflicts</text:span></text:p>
      <text:p text:style-name="P1"><text:span text:style-name="T1">Iteration 7652: 2 conflicts</text:span></text:p>
      <text:p text:style-name="P1"><text:soft-page-break/><text:span text:style-name="T1">Iteration 7653: 1 conflicts</text:span></text:p>
      <text:p text:style-name="P1"><text:span text:style-name="T1">Iteration 7654: 1 conflicts</text:span></text:p>
      <text:p text:style-name="P1"><text:span text:style-name="T1">Iteration 7655: 1 conflicts</text:span></text:p>
      <text:p text:style-name="P1"><text:span text:style-name="T1">Iteration 7656: 3 conflicts</text:span></text:p>
      <text:p text:style-name="P1"><text:span text:style-name="T1">Iteration 7657: 4 conflicts</text:span></text:p>
      <text:p text:style-name="P1"><text:span text:style-name="T1">Iteration 7658: 4 conflicts</text:span></text:p>
      <text:p text:style-name="P1"><text:span text:style-name="T1">Iteration 7659: 3 conflicts</text:span></text:p>
      <text:p text:style-name="P1"><text:span text:style-name="T1">Iteration 7660: 3 conflicts</text:span></text:p>
      <text:p text:style-name="P1"><text:span text:style-name="T1">Iteration 7661: 3 conflicts</text:span></text:p>
      <text:p text:style-name="P1"><text:span text:style-name="T1">Iteration 7662: 2 conflicts</text:span></text:p>
      <text:p text:style-name="P1"><text:span text:style-name="T1">Iteration 7663: 2 conflicts</text:span></text:p>
      <text:p text:style-name="P1"><text:span text:style-name="T1">Iteration 7664: 3 conflicts</text:span></text:p>
      <text:p text:style-name="P1"><text:span text:style-name="T1">Iteration 7665: 3 conflicts</text:span></text:p>
      <text:p text:style-name="P1"><text:span text:style-name="T1">Iteration 7666: 2 conflicts</text:span></text:p>
      <text:p text:style-name="P1"><text:span text:style-name="T1">Iteration 7667: 2 conflicts</text:span></text:p>
      <text:p text:style-name="P1"><text:span text:style-name="T1">Iteration 7668: 2 conflicts</text:span></text:p>
      <text:p text:style-name="P1"><text:span text:style-name="T1">Iteration 7669: 4 conflicts</text:span></text:p>
      <text:p text:style-name="P1"><text:span text:style-name="T1">Iteration 7670: 3 conflicts</text:span></text:p>
      <text:p text:style-name="P1"><text:span text:style-name="T1">Iteration 7671: 3 conflicts</text:span></text:p>
      <text:p text:style-name="P1"><text:span text:style-name="T1">Iteration 7672: 3 conflicts</text:span></text:p>
      <text:p text:style-name="P1"><text:span text:style-name="T1">Iteration 7673: 4 conflicts</text:span></text:p>
      <text:p text:style-name="P1"><text:span text:style-name="T1">Iteration 7674: 3 conflicts</text:span></text:p>
      <text:p text:style-name="P1"><text:span text:style-name="T1">Iteration 7675: 1 conflicts</text:span></text:p>
      <text:p text:style-name="P1"><text:span text:style-name="T1">Iteration 7676: 3 conflicts</text:span></text:p>
      <text:p text:style-name="P1"><text:span text:style-name="T1">Iteration 7677: 1 conflicts</text:span></text:p>
      <text:p text:style-name="P1"><text:span text:style-name="T1">Iteration 7678: 3 conflicts</text:span></text:p>
      <text:p text:style-name="P1"><text:span text:style-name="T1">Iteration 7679: 3 conflicts</text:span></text:p>
      <text:p text:style-name="P1"><text:span text:style-name="T1">Iteration 7680: 4 conflicts</text:span></text:p>
      <text:p text:style-name="P1"><text:span text:style-name="T1">Iteration 7681: 4 conflicts</text:span></text:p>
      <text:p text:style-name="P1"><text:span text:style-name="T1">Iteration 7682: 3 conflicts</text:span></text:p>
      <text:p text:style-name="P1"><text:span text:style-name="T1">Iteration 7683: 3 conflicts</text:span></text:p>
      <text:p text:style-name="P1"><text:span text:style-name="T1">Iteration 7684: 2 conflicts</text:span></text:p>
      <text:p text:style-name="P1"><text:span text:style-name="T1">Iteration 7685: 3 conflicts</text:span></text:p>
      <text:p text:style-name="P1"><text:span text:style-name="T1">Iteration 7686: 2 conflicts</text:span></text:p>
      <text:p text:style-name="P1"><text:span text:style-name="T1">Iteration 7687: 2 conflicts</text:span></text:p>
      <text:p text:style-name="P1"><text:span text:style-name="T1">Iteration 7688: 3 conflicts</text:span></text:p>
      <text:p text:style-name="P1"><text:span text:style-name="T1">Iteration 7689: 2 conflicts</text:span></text:p>
      <text:p text:style-name="P1"><text:span text:style-name="T1">Iteration 7690: 2 conflicts</text:span></text:p>
      <text:p text:style-name="P1"><text:span text:style-name="T1">Iteration 7691: 2 conflicts</text:span></text:p>
      <text:p text:style-name="P1"><text:span text:style-name="T1">Iteration 7692: 2 conflicts</text:span></text:p>
      <text:p text:style-name="P1"><text:span text:style-name="T1">Iteration 7693: 2 conflicts</text:span></text:p>
      <text:p text:style-name="P1"><text:span text:style-name="T1">Iteration 7694: 3 conflicts</text:span></text:p>
      <text:p text:style-name="P1"><text:span text:style-name="T1">Iteration 7695: 3 conflicts</text:span></text:p>
      <text:p text:style-name="P1"><text:span text:style-name="T1">Iteration 7696: 2 conflicts</text:span></text:p>
      <text:p text:style-name="P1"><text:span text:style-name="T1">Iteration 7697: 4 conflicts</text:span></text:p>
      <text:p text:style-name="P1"><text:span text:style-name="T1">Iteration 7698: 2 conflicts</text:span></text:p>
      <text:p text:style-name="P1"><text:span text:style-name="T1">Iteration 7699: 2 conflicts</text:span></text:p>
      <text:p text:style-name="P1"><text:span text:style-name="T1">Iteration 7700: 1 conflicts</text:span></text:p>
      <text:p text:style-name="P1"><text:span text:style-name="T1">Iteration 7701: 1 conflicts</text:span></text:p>
      <text:p text:style-name="P1"><text:span text:style-name="T1">Iteration 7702: 1 conflicts</text:span></text:p>
      <text:p text:style-name="P1"><text:span text:style-name="T1">Iteration 7703: 1 conflicts</text:span></text:p>
      <text:p text:style-name="P1"><text:span text:style-name="T1">Iteration 7704: 3 conflicts</text:span></text:p>
      <text:p text:style-name="P1"><text:span text:style-name="T1">Iteration 7705: 3 conflicts</text:span></text:p>
      <text:p text:style-name="P1"><text:span text:style-name="T1">Iteration 7706: 3 conflicts</text:span></text:p>
      <text:p text:style-name="P1"><text:span text:style-name="T1">Iteration 7707: 1 conflicts</text:span></text:p>
      <text:p text:style-name="P1"><text:span text:style-name="T1">Iteration 7708: 1 conflicts</text:span></text:p>
      <text:p text:style-name="P1"><text:span text:style-name="T1">Iteration 7709: 1 conflicts</text:span></text:p>
      <text:p text:style-name="P1"><text:span text:style-name="T1">Iteration 7710: 3 conflicts</text:span></text:p>
      <text:p text:style-name="P1"><text:soft-page-break/><text:span text:style-name="T1">Iteration 7711: 1 conflicts</text:span></text:p>
      <text:p text:style-name="P1"><text:span text:style-name="T1">Iteration 7712: 3 conflicts</text:span></text:p>
      <text:p text:style-name="P1"><text:span text:style-name="T1">Iteration 7713: 4 conflicts</text:span></text:p>
      <text:p text:style-name="P1"><text:span text:style-name="T1">Iteration 7714: 3 conflicts</text:span></text:p>
      <text:p text:style-name="P1"><text:span text:style-name="T1">Iteration 7715: 3 conflicts</text:span></text:p>
      <text:p text:style-name="P1"><text:span text:style-name="T1">Iteration 7716: 3 conflicts</text:span></text:p>
      <text:p text:style-name="P1"><text:span text:style-name="T1">Iteration 7717: 2 conflicts</text:span></text:p>
      <text:p text:style-name="P1"><text:span text:style-name="T1">Iteration 7718: 1 conflicts</text:span></text:p>
      <text:p text:style-name="P1"><text:span text:style-name="T1">Iteration 7719: 3 conflicts</text:span></text:p>
      <text:p text:style-name="P1"><text:span text:style-name="T1">Iteration 7720: 1 conflicts</text:span></text:p>
      <text:p text:style-name="P1"><text:span text:style-name="T1">Iteration 7721: 3 conflicts</text:span></text:p>
      <text:p text:style-name="P1"><text:span text:style-name="T1">Iteration 7722: 3 conflicts</text:span></text:p>
      <text:p text:style-name="P1"><text:span text:style-name="T1">Iteration 7723: 4 conflicts</text:span></text:p>
      <text:p text:style-name="P1"><text:span text:style-name="T1">Iteration 7724: 6 conflicts</text:span></text:p>
      <text:p text:style-name="P1"><text:span text:style-name="T1">Iteration 7725: 5 conflicts</text:span></text:p>
      <text:p text:style-name="P1"><text:span text:style-name="T1">Iteration 7726: 3 conflicts</text:span></text:p>
      <text:p text:style-name="P1"><text:span text:style-name="T1">Iteration 7727: 2 conflicts</text:span></text:p>
      <text:p text:style-name="P1"><text:span text:style-name="T1">Iteration 7728: 2 conflicts</text:span></text:p>
      <text:p text:style-name="P1"><text:span text:style-name="T1">Iteration 7729: 2 conflicts</text:span></text:p>
      <text:p text:style-name="P1"><text:span text:style-name="T1">Iteration 7730: 3 conflicts</text:span></text:p>
      <text:p text:style-name="P1"><text:span text:style-name="T1">Iteration 7731: 3 conflicts</text:span></text:p>
      <text:p text:style-name="P1"><text:span text:style-name="T1">Iteration 7732: 2 conflicts</text:span></text:p>
      <text:p text:style-name="P1"><text:span text:style-name="T1">Iteration 7733: 4 conflicts</text:span></text:p>
      <text:p text:style-name="P1"><text:span text:style-name="T1">Iteration 7734: 2 conflicts</text:span></text:p>
      <text:p text:style-name="P1"><text:span text:style-name="T1">Iteration 7735: 2 conflicts</text:span></text:p>
      <text:p text:style-name="P1"><text:span text:style-name="T1">Iteration 7736: 2 conflicts</text:span></text:p>
      <text:p text:style-name="P1"><text:span text:style-name="T1">Iteration 7737: 2 conflicts</text:span></text:p>
      <text:p text:style-name="P1"><text:span text:style-name="T1">Iteration 7738: 3 conflicts</text:span></text:p>
      <text:p text:style-name="P1"><text:span text:style-name="T1">Iteration 7739: 2 conflicts</text:span></text:p>
      <text:p text:style-name="P1"><text:span text:style-name="T1">Iteration 7740: 2 conflicts</text:span></text:p>
      <text:p text:style-name="P1"><text:span text:style-name="T1">Iteration 7741: 2 conflicts</text:span></text:p>
      <text:p text:style-name="P1"><text:span text:style-name="T1">Iteration 7742: 2 conflicts</text:span></text:p>
      <text:p text:style-name="P1"><text:span text:style-name="T1">Iteration 7743: 2 conflicts</text:span></text:p>
      <text:p text:style-name="P1"><text:span text:style-name="T1">Iteration 7744: 2 conflicts</text:span></text:p>
      <text:p text:style-name="P1"><text:span text:style-name="T1">Iteration 7745: 2 conflicts</text:span></text:p>
      <text:p text:style-name="P1"><text:span text:style-name="T1">Iteration 7746: 2 conflicts</text:span></text:p>
      <text:p text:style-name="P1"><text:span text:style-name="T1">Iteration 7747: 2 conflicts</text:span></text:p>
      <text:p text:style-name="P1"><text:span text:style-name="T1">Iteration 7748: 1 conflicts</text:span></text:p>
      <text:p text:style-name="P1"><text:span text:style-name="T1">Iteration 7749: 1 conflicts</text:span></text:p>
      <text:p text:style-name="P1"><text:span text:style-name="T1">Iteration 7750: 3 conflicts</text:span></text:p>
      <text:p text:style-name="P1"><text:span text:style-name="T1">Iteration 7751: 4 conflicts</text:span></text:p>
      <text:p text:style-name="P1"><text:span text:style-name="T1">Iteration 7752: 3 conflicts</text:span></text:p>
      <text:p text:style-name="P1"><text:span text:style-name="T1">Iteration 7753: 5 conflicts</text:span></text:p>
      <text:p text:style-name="P1"><text:span text:style-name="T1">Iteration 7754: 5 conflicts</text:span></text:p>
      <text:p text:style-name="P1"><text:span text:style-name="T1">Iteration 7755: 2 conflicts</text:span></text:p>
      <text:p text:style-name="P1"><text:span text:style-name="T1">Iteration 7756: 2 conflicts</text:span></text:p>
      <text:p text:style-name="P1"><text:span text:style-name="T1">Iteration 7757: 2 conflicts</text:span></text:p>
      <text:p text:style-name="P1"><text:span text:style-name="T1">Iteration 7758: 2 conflicts</text:span></text:p>
      <text:p text:style-name="P1"><text:span text:style-name="T1">Iteration 7759: 1 conflicts</text:span></text:p>
      <text:p text:style-name="P1"><text:span text:style-name="T1">Iteration 7760: 1 conflicts</text:span></text:p>
      <text:p text:style-name="P1"><text:span text:style-name="T1">Iteration 7761: 1 conflicts</text:span></text:p>
      <text:p text:style-name="P1"><text:span text:style-name="T1">Iteration 7762: 1 conflicts</text:span></text:p>
      <text:p text:style-name="P1"><text:span text:style-name="T1">Iteration 7763: 1 conflicts</text:span></text:p>
      <text:p text:style-name="P1"><text:span text:style-name="T1">Iteration 7764: 3 conflicts</text:span></text:p>
      <text:p text:style-name="P1"><text:span text:style-name="T1">Iteration 7765: 3 conflicts</text:span></text:p>
      <text:p text:style-name="P1"><text:span text:style-name="T1">Iteration 7766: 3 conflicts</text:span></text:p>
      <text:p text:style-name="P1"><text:span text:style-name="T1">Iteration 7767: 3 conflicts</text:span></text:p>
      <text:p text:style-name="P1"><text:span text:style-name="T1">Iteration 7768: 3 conflicts</text:span></text:p>
      <text:p text:style-name="P1"><text:soft-page-break/><text:span text:style-name="T1">Iteration 7769: 3 conflicts</text:span></text:p>
      <text:p text:style-name="P1"><text:span text:style-name="T1">Iteration 7770: 3 conflicts</text:span></text:p>
      <text:p text:style-name="P1"><text:span text:style-name="T1">Iteration 7771: 4 conflicts</text:span></text:p>
      <text:p text:style-name="P1"><text:span text:style-name="T1">Iteration 7772: 4 conflicts</text:span></text:p>
      <text:p text:style-name="P1"><text:span text:style-name="T1">Iteration 7773: 3 conflicts</text:span></text:p>
      <text:p text:style-name="P1"><text:span text:style-name="T1">Iteration 7774: 3 conflicts</text:span></text:p>
      <text:p text:style-name="P1"><text:span text:style-name="T1">Iteration 7775: 4 conflicts</text:span></text:p>
      <text:p text:style-name="P1"><text:span text:style-name="T1">Iteration 7776: 3 conflicts</text:span></text:p>
      <text:p text:style-name="P1"><text:span text:style-name="T1">Iteration 7777: 4 conflicts</text:span></text:p>
      <text:p text:style-name="P1"><text:span text:style-name="T1">Iteration 7778: 3 conflicts</text:span></text:p>
      <text:p text:style-name="P1"><text:span text:style-name="T1">Iteration 7779: 2 conflicts</text:span></text:p>
      <text:p text:style-name="P1"><text:span text:style-name="T1">Iteration 7780: 2 conflicts</text:span></text:p>
      <text:p text:style-name="P1"><text:span text:style-name="T1">Iteration 7781: 4 conflicts</text:span></text:p>
      <text:p text:style-name="P1"><text:span text:style-name="T1">Iteration 7782: 3 conflicts</text:span></text:p>
      <text:p text:style-name="P1"><text:span text:style-name="T1">Iteration 7783: 1 conflicts</text:span></text:p>
      <text:p text:style-name="P1"><text:span text:style-name="T1">Iteration 7784: 1 conflicts</text:span></text:p>
      <text:p text:style-name="P1"><text:span text:style-name="T1">Iteration 7785: 1 conflicts</text:span></text:p>
      <text:p text:style-name="P1"><text:span text:style-name="T1">Iteration 7786: 1 conflicts</text:span></text:p>
      <text:p text:style-name="P1"><text:span text:style-name="T1">Iteration 7787: 1 conflicts</text:span></text:p>
      <text:p text:style-name="P1"><text:span text:style-name="T1">Iteration 7788: 1 conflicts</text:span></text:p>
      <text:p text:style-name="P1"><text:span text:style-name="T1">Iteration 7789: 1 conflicts</text:span></text:p>
      <text:p text:style-name="P1"><text:span text:style-name="T1">Iteration 7790: 1 conflicts</text:span></text:p>
      <text:p text:style-name="P1"><text:span text:style-name="T1">Iteration 7791: 1 conflicts</text:span></text:p>
      <text:p text:style-name="P1"><text:span text:style-name="T1">Iteration 7792: 1 conflicts</text:span></text:p>
      <text:p text:style-name="P1"><text:span text:style-name="T1">Iteration 7793: 1 conflicts</text:span></text:p>
      <text:p text:style-name="P1"><text:span text:style-name="T1">Iteration 7794: 1 conflicts</text:span></text:p>
      <text:p text:style-name="P1"><text:span text:style-name="T1">Iteration 7795: 1 conflicts</text:span></text:p>
      <text:p text:style-name="P1"><text:span text:style-name="T1">Iteration 7796: 3 conflicts</text:span></text:p>
      <text:p text:style-name="P1"><text:span text:style-name="T1">Iteration 7797: 3 conflicts</text:span></text:p>
      <text:p text:style-name="P1"><text:span text:style-name="T1">Iteration 7798: 3 conflicts</text:span></text:p>
      <text:p text:style-name="P1"><text:span text:style-name="T1">Iteration 7799: 3 conflicts</text:span></text:p>
      <text:p text:style-name="P1"><text:span text:style-name="T1">Iteration 7800: 3 conflicts</text:span></text:p>
      <text:p text:style-name="P1"><text:span text:style-name="T1">Iteration 7801: 1 conflicts</text:span></text:p>
      <text:p text:style-name="P1"><text:span text:style-name="T1">Iteration 7802: 1 conflicts</text:span></text:p>
      <text:p text:style-name="P1"><text:span text:style-name="T1">Iteration 7803: 1 conflicts</text:span></text:p>
      <text:p text:style-name="P1"><text:span text:style-name="T1">Iteration 7804: 3 conflicts</text:span></text:p>
      <text:p text:style-name="P1"><text:span text:style-name="T1">Iteration 7805: 3 conflicts</text:span></text:p>
      <text:p text:style-name="P1"><text:span text:style-name="T1">Iteration 7806: 3 conflicts</text:span></text:p>
      <text:p text:style-name="P1"><text:span text:style-name="T1">Iteration 7807: 1 conflicts</text:span></text:p>
      <text:p text:style-name="P1"><text:span text:style-name="T1">Iteration 7808: 3 conflicts</text:span></text:p>
      <text:p text:style-name="P1"><text:span text:style-name="T1">Iteration 7809: 1 conflicts</text:span></text:p>
      <text:p text:style-name="P1"><text:span text:style-name="T1">Iteration 7810: 1 conflicts</text:span></text:p>
      <text:p text:style-name="P1"><text:span text:style-name="T1">Iteration 7811: 1 conflicts</text:span></text:p>
      <text:p text:style-name="P1"><text:span text:style-name="T1">Iteration 7812: 1 conflicts</text:span></text:p>
      <text:p text:style-name="P1"><text:span text:style-name="T1">Iteration 7813: 1 conflicts</text:span></text:p>
      <text:p text:style-name="P1"><text:span text:style-name="T1">Iteration 7814: 1 conflicts</text:span></text:p>
      <text:p text:style-name="P1"><text:span text:style-name="T1">Iteration 7815: 1 conflicts</text:span></text:p>
      <text:p text:style-name="P1"><text:span text:style-name="T1">Iteration 7816: 3 conflicts</text:span></text:p>
      <text:p text:style-name="P1"><text:span text:style-name="T1">Iteration 7817: 1 conflicts</text:span></text:p>
      <text:p text:style-name="P1"><text:span text:style-name="T1">Iteration 7818: 1 conflicts</text:span></text:p>
      <text:p text:style-name="P1"><text:span text:style-name="T1">Iteration 7819: 1 conflicts</text:span></text:p>
      <text:p text:style-name="P1"><text:span text:style-name="T1">Iteration 7820: 3 conflicts</text:span></text:p>
      <text:p text:style-name="P1"><text:span text:style-name="T1">Iteration 7821: 2 conflicts</text:span></text:p>
      <text:p text:style-name="P1"><text:span text:style-name="T1">Iteration 7822: 3 conflicts</text:span></text:p>
      <text:p text:style-name="P1"><text:span text:style-name="T1">Iteration 7823: 3 conflicts</text:span></text:p>
      <text:p text:style-name="P1"><text:span text:style-name="T1">Iteration 7824: 2 conflicts</text:span></text:p>
      <text:p text:style-name="P1"><text:span text:style-name="T1">Iteration 7825: 2 conflicts</text:span></text:p>
      <text:p text:style-name="P1"><text:span text:style-name="T1">Iteration 7826: 2 conflicts</text:span></text:p>
      <text:p text:style-name="P1"><text:soft-page-break/><text:span text:style-name="T1">Iteration 7827: 2 conflicts</text:span></text:p>
      <text:p text:style-name="P1"><text:span text:style-name="T1">Iteration 7828: 3 conflicts</text:span></text:p>
      <text:p text:style-name="P1"><text:span text:style-name="T1">Iteration 7829: 2 conflicts</text:span></text:p>
      <text:p text:style-name="P1"><text:span text:style-name="T1">Iteration 7830: 2 conflicts</text:span></text:p>
      <text:p text:style-name="P1"><text:span text:style-name="T1">Iteration 7831: 2 conflicts</text:span></text:p>
      <text:p text:style-name="P1"><text:span text:style-name="T1">Iteration 7832: 3 conflicts</text:span></text:p>
      <text:p text:style-name="P1"><text:span text:style-name="T1">Iteration 7833: 5 conflicts</text:span></text:p>
      <text:p text:style-name="P1"><text:span text:style-name="T1">Iteration 7834: 4 conflicts</text:span></text:p>
      <text:p text:style-name="P1"><text:span text:style-name="T1">Iteration 7835: 3 conflicts</text:span></text:p>
      <text:p text:style-name="P1"><text:span text:style-name="T1">Iteration 7836: 2 conflicts</text:span></text:p>
      <text:p text:style-name="P1"><text:span text:style-name="T1">Iteration 7837: 2 conflicts</text:span></text:p>
      <text:p text:style-name="P1"><text:span text:style-name="T1">Iteration 7838: 2 conflicts</text:span></text:p>
      <text:p text:style-name="P1"><text:span text:style-name="T1">Iteration 7839: 2 conflicts</text:span></text:p>
      <text:p text:style-name="P1"><text:span text:style-name="T1">Iteration 7840: 1 conflicts</text:span></text:p>
      <text:p text:style-name="P1"><text:span text:style-name="T1">Iteration 7841: 1 conflicts</text:span></text:p>
      <text:p text:style-name="P1"><text:span text:style-name="T1">Iteration 7842: 1 conflicts</text:span></text:p>
      <text:p text:style-name="P1"><text:span text:style-name="T1">Iteration 7843: 3 conflicts</text:span></text:p>
      <text:p text:style-name="P1"><text:span text:style-name="T1">Iteration 7844: 1 conflicts</text:span></text:p>
      <text:p text:style-name="P1"><text:span text:style-name="T1">Iteration 7845: 3 conflicts</text:span></text:p>
      <text:p text:style-name="P1"><text:span text:style-name="T1">Iteration 7846: 2 conflicts</text:span></text:p>
      <text:p text:style-name="P1"><text:span text:style-name="T1">Iteration 7847: 2 conflicts</text:span></text:p>
      <text:p text:style-name="P1"><text:span text:style-name="T1">Iteration 7848: 2 conflicts</text:span></text:p>
      <text:p text:style-name="P1"><text:span text:style-name="T1">Iteration 7849: 3 conflicts</text:span></text:p>
      <text:p text:style-name="P1"><text:span text:style-name="T1">Iteration 7850: 3 conflicts</text:span></text:p>
      <text:p text:style-name="P1"><text:span text:style-name="T1">Iteration 7851: 2 conflicts</text:span></text:p>
      <text:p text:style-name="P1"><text:span text:style-name="T1">Iteration 7852: 2 conflicts</text:span></text:p>
      <text:p text:style-name="P1"><text:span text:style-name="T1">Iteration 7853: 3 conflicts</text:span></text:p>
      <text:p text:style-name="P1"><text:span text:style-name="T1">Iteration 7854: 2 conflicts</text:span></text:p>
      <text:p text:style-name="P1"><text:span text:style-name="T1">Iteration 7855: 2 conflicts</text:span></text:p>
      <text:p text:style-name="P1"><text:span text:style-name="T1">Iteration 7856: 3 conflicts</text:span></text:p>
      <text:p text:style-name="P1"><text:span text:style-name="T1">Iteration 7857: 2 conflicts</text:span></text:p>
      <text:p text:style-name="P1"><text:span text:style-name="T1">Iteration 7858: 2 conflicts</text:span></text:p>
      <text:p text:style-name="P1"><text:span text:style-name="T1">Iteration 7859: 3 conflicts</text:span></text:p>
      <text:p text:style-name="P1"><text:span text:style-name="T1">Iteration 7860: 2 conflicts</text:span></text:p>
      <text:p text:style-name="P1"><text:span text:style-name="T1">Iteration 7861: 3 conflicts</text:span></text:p>
      <text:p text:style-name="P1"><text:span text:style-name="T1">Iteration 7862: 2 conflicts</text:span></text:p>
      <text:p text:style-name="P1"><text:span text:style-name="T1">Iteration 7863: 1 conflicts</text:span></text:p>
      <text:p text:style-name="P1"><text:span text:style-name="T1">Iteration 7864: 3 conflicts</text:span></text:p>
      <text:p text:style-name="P1"><text:span text:style-name="T1">Iteration 7865: 3 conflicts</text:span></text:p>
      <text:p text:style-name="P1"><text:span text:style-name="T1">Iteration 7866: 3 conflicts</text:span></text:p>
      <text:p text:style-name="P1"><text:span text:style-name="T1">Iteration 7867: 2 conflicts</text:span></text:p>
      <text:p text:style-name="P1"><text:span text:style-name="T1">Iteration 7868: 2 conflicts</text:span></text:p>
      <text:p text:style-name="P1"><text:span text:style-name="T1">Iteration 7869: 1 conflicts</text:span></text:p>
      <text:p text:style-name="P1"><text:span text:style-name="T1">Iteration 7870: 3 conflicts</text:span></text:p>
      <text:p text:style-name="P1"><text:span text:style-name="T1">Iteration 7871: 2 conflicts</text:span></text:p>
      <text:p text:style-name="P1"><text:span text:style-name="T1">Iteration 7872: 2 conflicts</text:span></text:p>
      <text:p text:style-name="P1"><text:span text:style-name="T1">Iteration 7873: 2 conflicts</text:span></text:p>
      <text:p text:style-name="P1"><text:span text:style-name="T1">Iteration 7874: 3 conflicts</text:span></text:p>
      <text:p text:style-name="P1"><text:span text:style-name="T1">Iteration 7875: 2 conflicts</text:span></text:p>
      <text:p text:style-name="P1"><text:span text:style-name="T1">Iteration 7876: 4 conflicts</text:span></text:p>
      <text:p text:style-name="P1"><text:span text:style-name="T1">Iteration 7877: 3 conflicts</text:span></text:p>
      <text:p text:style-name="P1"><text:span text:style-name="T1">Iteration 7878: 2 conflicts</text:span></text:p>
      <text:p text:style-name="P1"><text:span text:style-name="T1">Iteration 7879: 3 conflicts</text:span></text:p>
      <text:p text:style-name="P1"><text:span text:style-name="T1">Iteration 7880: 3 conflicts</text:span></text:p>
      <text:p text:style-name="P1"><text:span text:style-name="T1">Iteration 7881: 2 conflicts</text:span></text:p>
      <text:p text:style-name="P1"><text:span text:style-name="T1">Iteration 7882: 2 conflicts</text:span></text:p>
      <text:p text:style-name="P1"><text:span text:style-name="T1">Iteration 7883: 3 conflicts</text:span></text:p>
      <text:p text:style-name="P1"><text:span text:style-name="T1">Iteration 7884: 3 conflicts</text:span></text:p>
      <text:p text:style-name="P1"><text:soft-page-break/><text:span text:style-name="T1">Iteration 7885: 2 conflicts</text:span></text:p>
      <text:p text:style-name="P1"><text:span text:style-name="T1">Iteration 7886: 2 conflicts</text:span></text:p>
      <text:p text:style-name="P1"><text:span text:style-name="T1">Iteration 7887: 2 conflicts</text:span></text:p>
      <text:p text:style-name="P1"><text:span text:style-name="T1">Iteration 7888: 4 conflicts</text:span></text:p>
      <text:p text:style-name="P1"><text:span text:style-name="T1">Iteration 7889: 2 conflicts</text:span></text:p>
      <text:p text:style-name="P1"><text:span text:style-name="T1">Iteration 7890: 3 conflicts</text:span></text:p>
      <text:p text:style-name="P1"><text:span text:style-name="T1">Iteration 7891: 3 conflicts</text:span></text:p>
      <text:p text:style-name="P1"><text:span text:style-name="T1">Iteration 7892: 3 conflicts</text:span></text:p>
      <text:p text:style-name="P1"><text:span text:style-name="T1">Iteration 7893: 5 conflicts</text:span></text:p>
      <text:p text:style-name="P1"><text:span text:style-name="T1">Iteration 7894: 3 conflicts</text:span></text:p>
      <text:p text:style-name="P1"><text:span text:style-name="T1">Iteration 7895: 3 conflicts</text:span></text:p>
      <text:p text:style-name="P1"><text:span text:style-name="T1">Iteration 7896: 2 conflicts</text:span></text:p>
      <text:p text:style-name="P1"><text:span text:style-name="T1">Iteration 7897: 2 conflicts</text:span></text:p>
      <text:p text:style-name="P1"><text:span text:style-name="T1">Iteration 7898: 4 conflicts</text:span></text:p>
      <text:p text:style-name="P1"><text:span text:style-name="T1">Iteration 7899: 4 conflicts</text:span></text:p>
      <text:p text:style-name="P1"><text:span text:style-name="T1">Iteration 7900: 3 conflicts</text:span></text:p>
      <text:p text:style-name="P1"><text:span text:style-name="T1">Iteration 7901: 3 conflicts</text:span></text:p>
      <text:p text:style-name="P1"><text:span text:style-name="T1">Iteration 7902: 3 conflicts</text:span></text:p>
      <text:p text:style-name="P1"><text:span text:style-name="T1">Iteration 7903: 3 conflicts</text:span></text:p>
      <text:p text:style-name="P1"><text:span text:style-name="T1">Iteration 7904: 2 conflicts</text:span></text:p>
      <text:p text:style-name="P1"><text:span text:style-name="T1">Iteration 7905: 3 conflicts</text:span></text:p>
      <text:p text:style-name="P1"><text:span text:style-name="T1">Iteration 7906: 3 conflicts</text:span></text:p>
      <text:p text:style-name="P1"><text:span text:style-name="T1">Iteration 7907: 5 conflicts</text:span></text:p>
      <text:p text:style-name="P1"><text:span text:style-name="T1">Iteration 7908: 3 conflicts</text:span></text:p>
      <text:p text:style-name="P1"><text:span text:style-name="T1">Iteration 7909: 2 conflicts</text:span></text:p>
      <text:p text:style-name="P1"><text:span text:style-name="T1">Iteration 7910: 4 conflicts</text:span></text:p>
      <text:p text:style-name="P1"><text:span text:style-name="T1">Iteration 7911: 4 conflicts</text:span></text:p>
      <text:p text:style-name="P1"><text:span text:style-name="T1">Iteration 7912: 4 conflicts</text:span></text:p>
      <text:p text:style-name="P1"><text:span text:style-name="T1">Iteration 7913: 3 conflicts</text:span></text:p>
      <text:p text:style-name="P1"><text:span text:style-name="T1">Iteration 7914: 2 conflicts</text:span></text:p>
      <text:p text:style-name="P1"><text:span text:style-name="T1">Iteration 7915: 2 conflicts</text:span></text:p>
      <text:p text:style-name="P1"><text:span text:style-name="T1">Iteration 7916: 2 conflicts</text:span></text:p>
      <text:p text:style-name="P1"><text:span text:style-name="T1">Iteration 7917: 2 conflicts</text:span></text:p>
      <text:p text:style-name="P1"><text:span text:style-name="T1">Iteration 7918: 2 conflicts</text:span></text:p>
      <text:p text:style-name="P1"><text:span text:style-name="T1">Iteration 7919: 2 conflicts</text:span></text:p>
      <text:p text:style-name="P1"><text:span text:style-name="T1">Iteration 7920: 3 conflicts</text:span></text:p>
      <text:p text:style-name="P1"><text:span text:style-name="T1">Iteration 7921: 5 conflicts</text:span></text:p>
      <text:p text:style-name="P1"><text:span text:style-name="T1">Iteration 7922: 4 conflicts</text:span></text:p>
      <text:p text:style-name="P1"><text:span text:style-name="T1">Iteration 7923: 2 conflicts</text:span></text:p>
      <text:p text:style-name="P1"><text:span text:style-name="T1">Iteration 7924: 2 conflicts</text:span></text:p>
      <text:p text:style-name="P1"><text:span text:style-name="T1">Iteration 7925: 2 conflicts</text:span></text:p>
      <text:p text:style-name="P1"><text:span text:style-name="T1">Iteration 7926: 2 conflicts</text:span></text:p>
      <text:p text:style-name="P1"><text:span text:style-name="T1">Iteration 7927: 2 conflicts</text:span></text:p>
      <text:p text:style-name="P1"><text:span text:style-name="T1">Iteration 7928: 2 conflicts</text:span></text:p>
      <text:p text:style-name="P1"><text:span text:style-name="T1">Iteration 7929: 2 conflicts</text:span></text:p>
      <text:p text:style-name="P1"><text:span text:style-name="T1">Iteration 7930: 2 conflicts</text:span></text:p>
      <text:p text:style-name="P1"><text:span text:style-name="T1">Iteration 7931: 3 conflicts</text:span></text:p>
      <text:p text:style-name="P1"><text:span text:style-name="T1">Iteration 7932: 5 conflicts</text:span></text:p>
      <text:p text:style-name="P1"><text:span text:style-name="T1">Iteration 7933: 4 conflicts</text:span></text:p>
      <text:p text:style-name="P1"><text:span text:style-name="T1">Iteration 7934: 4 conflicts</text:span></text:p>
      <text:p text:style-name="P1"><text:span text:style-name="T1">Iteration 7935: 3 conflicts</text:span></text:p>
      <text:p text:style-name="P1"><text:span text:style-name="T1">Iteration 7936: 5 conflicts</text:span></text:p>
      <text:p text:style-name="P1"><text:span text:style-name="T1">Iteration 7937: 6 conflicts</text:span></text:p>
      <text:p text:style-name="P1"><text:span text:style-name="T1">Iteration 7938: 5 conflicts</text:span></text:p>
      <text:p text:style-name="P1"><text:span text:style-name="T1">Iteration 7939: 4 conflicts</text:span></text:p>
      <text:p text:style-name="P1"><text:span text:style-name="T1">Iteration 7940: 3 conflicts</text:span></text:p>
      <text:p text:style-name="P1"><text:span text:style-name="T1">Iteration 7941: 1 conflicts</text:span></text:p>
      <text:p text:style-name="P1"><text:span text:style-name="T1">Iteration 7942: 1 conflicts</text:span></text:p>
      <text:p text:style-name="P1"><text:soft-page-break/><text:span text:style-name="T1">Iteration 7943: 1 conflicts</text:span></text:p>
      <text:p text:style-name="P1"><text:span text:style-name="T1">Iteration 7944: 1 conflicts</text:span></text:p>
      <text:p text:style-name="P1"><text:span text:style-name="T1">Iteration 7945: 1 conflicts</text:span></text:p>
      <text:p text:style-name="P1"><text:span text:style-name="T1">Iteration 7946: 3 conflicts</text:span></text:p>
      <text:p text:style-name="P1"><text:span text:style-name="T1">Iteration 7947: 2 conflicts</text:span></text:p>
      <text:p text:style-name="P1"><text:span text:style-name="T1">Iteration 7948: 3 conflicts</text:span></text:p>
      <text:p text:style-name="P1"><text:span text:style-name="T1">Iteration 7949: 2 conflicts</text:span></text:p>
      <text:p text:style-name="P1"><text:span text:style-name="T1">Iteration 7950: 1 conflicts</text:span></text:p>
      <text:p text:style-name="P1"><text:span text:style-name="T1">Iteration 7951: 3 conflicts</text:span></text:p>
      <text:p text:style-name="P1"><text:span text:style-name="T1">Iteration 7952: 1 conflicts</text:span></text:p>
      <text:p text:style-name="P1"><text:span text:style-name="T1">Iteration 7953: 1 conflicts</text:span></text:p>
      <text:p text:style-name="P1"><text:span text:style-name="T1">Iteration 7954: 1 conflicts</text:span></text:p>
      <text:p text:style-name="P1"><text:span text:style-name="T1">Iteration 7955: 3 conflicts</text:span></text:p>
      <text:p text:style-name="P1"><text:span text:style-name="T1">Iteration 7956: 1 conflicts</text:span></text:p>
      <text:p text:style-name="P1"><text:span text:style-name="T1">Iteration 7957: 1 conflicts</text:span></text:p>
      <text:p text:style-name="P1"><text:span text:style-name="T1">Iteration 7958: 1 conflicts</text:span></text:p>
      <text:p text:style-name="P1"><text:span text:style-name="T1">Iteration 7959: 3 conflicts</text:span></text:p>
      <text:p text:style-name="P1"><text:span text:style-name="T1">Iteration 7960: 2 conflicts</text:span></text:p>
      <text:p text:style-name="P1"><text:span text:style-name="T1">Iteration 7961: 3 conflicts</text:span></text:p>
      <text:p text:style-name="P1"><text:span text:style-name="T1">Iteration 7962: 2 conflicts</text:span></text:p>
      <text:p text:style-name="P1"><text:span text:style-name="T1">Iteration 7963: 2 conflicts</text:span></text:p>
      <text:p text:style-name="P1"><text:span text:style-name="T1">Iteration 7964: 2 conflicts</text:span></text:p>
      <text:p text:style-name="P1"><text:span text:style-name="T1">Iteration 7965: 2 conflicts</text:span></text:p>
      <text:p text:style-name="P1"><text:span text:style-name="T1">Iteration 7966: 2 conflicts</text:span></text:p>
      <text:p text:style-name="P1"><text:span text:style-name="T1">Iteration 7967: 2 conflicts</text:span></text:p>
      <text:p text:style-name="P1"><text:span text:style-name="T1">Iteration 7968: 1 conflicts</text:span></text:p>
      <text:p text:style-name="P1"><text:span text:style-name="T1">Iteration 7969: 3 conflicts</text:span></text:p>
      <text:p text:style-name="P1"><text:span text:style-name="T1">Iteration 7970: 4 conflicts</text:span></text:p>
      <text:p text:style-name="P1"><text:span text:style-name="T1">Iteration 7971: 3 conflicts</text:span></text:p>
      <text:p text:style-name="P1"><text:span text:style-name="T1">Iteration 7972: 2 conflicts</text:span></text:p>
      <text:p text:style-name="P1"><text:span text:style-name="T1">Iteration 7973: 2 conflicts</text:span></text:p>
      <text:p text:style-name="P1"><text:span text:style-name="T1">Iteration 7974: 2 conflicts</text:span></text:p>
      <text:p text:style-name="P1"><text:span text:style-name="T1">Iteration 7975: 2 conflicts</text:span></text:p>
      <text:p text:style-name="P1"><text:span text:style-name="T1">Iteration 7976: 2 conflicts</text:span></text:p>
      <text:p text:style-name="P1"><text:span text:style-name="T1">Iteration 7977: 2 conflicts</text:span></text:p>
      <text:p text:style-name="P1"><text:span text:style-name="T1">Iteration 7978: 2 conflicts</text:span></text:p>
      <text:p text:style-name="P1"><text:span text:style-name="T1">Iteration 7979: 2 conflicts</text:span></text:p>
      <text:p text:style-name="P1"><text:span text:style-name="T1">Iteration 7980: 3 conflicts</text:span></text:p>
      <text:p text:style-name="P1"><text:span text:style-name="T1">Iteration 7981: 2 conflicts</text:span></text:p>
      <text:p text:style-name="P1"><text:span text:style-name="T1">Iteration 7982: 1 conflicts</text:span></text:p>
      <text:p text:style-name="P1"><text:span text:style-name="T1">Iteration 7983: 3 conflicts</text:span></text:p>
      <text:p text:style-name="P1"><text:span text:style-name="T1">Iteration 7984: 3 conflicts</text:span></text:p>
      <text:p text:style-name="P1"><text:span text:style-name="T1">Iteration 7985: 4 conflicts</text:span></text:p>
      <text:p text:style-name="P1"><text:span text:style-name="T1">Iteration 7986: 3 conflicts</text:span></text:p>
      <text:p text:style-name="P1"><text:span text:style-name="T1">Iteration 7987: 3 conflicts</text:span></text:p>
      <text:p text:style-name="P1"><text:span text:style-name="T1">Iteration 7988: 2 conflicts</text:span></text:p>
      <text:p text:style-name="P1"><text:span text:style-name="T1">Iteration 7989: 2 conflicts</text:span></text:p>
      <text:p text:style-name="P1"><text:span text:style-name="T1">Iteration 7990: 2 conflicts</text:span></text:p>
      <text:p text:style-name="P1"><text:span text:style-name="T1">Iteration 7991: 2 conflicts</text:span></text:p>
      <text:p text:style-name="P1"><text:span text:style-name="T1">Iteration 7992: 1 conflicts</text:span></text:p>
      <text:p text:style-name="P1"><text:span text:style-name="T1">Iteration 7993: 1 conflicts</text:span></text:p>
      <text:p text:style-name="P1"><text:span text:style-name="T1">Iteration 7994: 1 conflicts</text:span></text:p>
      <text:p text:style-name="P1"><text:span text:style-name="T1">Iteration 7995: 1 conflicts</text:span></text:p>
      <text:p text:style-name="P1"><text:span text:style-name="T1">Iteration 7996: 1 conflicts</text:span></text:p>
      <text:p text:style-name="P1"><text:span text:style-name="T1">Iteration 7997: 1 conflicts</text:span></text:p>
      <text:p text:style-name="P1"><text:span text:style-name="T1">Iteration 7998: 3 conflicts</text:span></text:p>
      <text:p text:style-name="P1"><text:span text:style-name="T1">Iteration 7999: 4 conflicts</text:span></text:p>
      <text:p text:style-name="P1"><text:span text:style-name="T1">Iteration 8000: 3 conflicts</text:span></text:p>
      <text:p text:style-name="P1"><text:soft-page-break/><text:span text:style-name="T1">Iteration 8001: 1 conflicts</text:span></text:p>
      <text:p text:style-name="P1"><text:span text:style-name="T1">Iteration 8002: 3 conflicts</text:span></text:p>
      <text:p text:style-name="P1"><text:span text:style-name="T1">Iteration 8003: 1 conflicts</text:span></text:p>
      <text:p text:style-name="P1"><text:span text:style-name="T1">Iteration 8004: 1 conflicts</text:span></text:p>
      <text:p text:style-name="P1"><text:span text:style-name="T1">Iteration 8005: 1 conflicts</text:span></text:p>
      <text:p text:style-name="P1"><text:span text:style-name="T1">Iteration 8006: 3 conflicts</text:span></text:p>
      <text:p text:style-name="P1"><text:span text:style-name="T1">Iteration 8007: 3 conflicts</text:span></text:p>
      <text:p text:style-name="P1"><text:span text:style-name="T1">Iteration 8008: 4 conflicts</text:span></text:p>
      <text:p text:style-name="P1"><text:span text:style-name="T1">Iteration 8009: 3 conflicts</text:span></text:p>
      <text:p text:style-name="P1"><text:span text:style-name="T1">Iteration 8010: 2 conflicts</text:span></text:p>
      <text:p text:style-name="P1"><text:span text:style-name="T1">Iteration 8011: 2 conflicts</text:span></text:p>
      <text:p text:style-name="P1"><text:span text:style-name="T1">Iteration 8012: 2 conflicts</text:span></text:p>
      <text:p text:style-name="P1"><text:span text:style-name="T1">Iteration 8013: 3 conflicts</text:span></text:p>
      <text:p text:style-name="P1"><text:span text:style-name="T1">Iteration 8014: 3 conflicts</text:span></text:p>
      <text:p text:style-name="P1"><text:span text:style-name="T1">Iteration 8015: 2 conflicts</text:span></text:p>
      <text:p text:style-name="P1"><text:span text:style-name="T1">Iteration 8016: 2 conflicts</text:span></text:p>
      <text:p text:style-name="P1"><text:span text:style-name="T1">Iteration 8017: 4 conflicts</text:span></text:p>
      <text:p text:style-name="P1"><text:span text:style-name="T1">Iteration 8018: 3 conflicts</text:span></text:p>
      <text:p text:style-name="P1"><text:span text:style-name="T1">Iteration 8019: 3 conflicts</text:span></text:p>
      <text:p text:style-name="P1"><text:span text:style-name="T1">Iteration 8020: 2 conflicts</text:span></text:p>
      <text:p text:style-name="P1"><text:span text:style-name="T1">Iteration 8021: 2 conflicts</text:span></text:p>
      <text:p text:style-name="P1"><text:span text:style-name="T1">Iteration 8022: 3 conflicts</text:span></text:p>
      <text:p text:style-name="P1"><text:span text:style-name="T1">Iteration 8023: 5 conflicts</text:span></text:p>
      <text:p text:style-name="P1"><text:span text:style-name="T1">Iteration 8024: 3 conflicts</text:span></text:p>
      <text:p text:style-name="P1"><text:span text:style-name="T1">Iteration 8025: 2 conflicts</text:span></text:p>
      <text:p text:style-name="P1"><text:span text:style-name="T1">Iteration 8026: 3 conflicts</text:span></text:p>
      <text:p text:style-name="P1"><text:span text:style-name="T1">Iteration 8027: 2 conflicts</text:span></text:p>
      <text:p text:style-name="P1"><text:span text:style-name="T1">Iteration 8028: 2 conflicts</text:span></text:p>
      <text:p text:style-name="P1"><text:span text:style-name="T1">Iteration 8029: 2 conflicts</text:span></text:p>
      <text:p text:style-name="P1"><text:span text:style-name="T1">Iteration 8030: 1 conflicts</text:span></text:p>
      <text:p text:style-name="P1"><text:span text:style-name="T1">Iteration 8031: 1 conflicts</text:span></text:p>
      <text:p text:style-name="P1"><text:span text:style-name="T1">Iteration 8032: 3 conflicts</text:span></text:p>
      <text:p text:style-name="P1"><text:span text:style-name="T1">Iteration 8033: 3 conflicts</text:span></text:p>
      <text:p text:style-name="P1"><text:span text:style-name="T1">Iteration 8034: 3 conflicts</text:span></text:p>
      <text:p text:style-name="P1"><text:span text:style-name="T1">Iteration 8035: 4 conflicts</text:span></text:p>
      <text:p text:style-name="P1"><text:span text:style-name="T1">Iteration 8036: 3 conflicts</text:span></text:p>
      <text:p text:style-name="P1"><text:span text:style-name="T1">Iteration 8037: 3 conflicts</text:span></text:p>
      <text:p text:style-name="P1"><text:span text:style-name="T1">Iteration 8038: 2 conflicts</text:span></text:p>
      <text:p text:style-name="P1"><text:span text:style-name="T1">Iteration 8039: 2 conflicts</text:span></text:p>
      <text:p text:style-name="P1"><text:span text:style-name="T1">Iteration 8040: 3 conflicts</text:span></text:p>
      <text:p text:style-name="P1"><text:span text:style-name="T1">Iteration 8041: 3 conflicts</text:span></text:p>
      <text:p text:style-name="P1"><text:span text:style-name="T1">Iteration 8042: 3 conflicts</text:span></text:p>
      <text:p text:style-name="P1"><text:span text:style-name="T1">Iteration 8043: 4 conflicts</text:span></text:p>
      <text:p text:style-name="P1"><text:span text:style-name="T1">Iteration 8044: 3 conflicts</text:span></text:p>
      <text:p text:style-name="P1"><text:span text:style-name="T1">Iteration 8045: 3 conflicts</text:span></text:p>
      <text:p text:style-name="P1"><text:span text:style-name="T1">Iteration 8046: 1 conflicts</text:span></text:p>
      <text:p text:style-name="P1"><text:span text:style-name="T1">Iteration 8047: 1 conflicts</text:span></text:p>
      <text:p text:style-name="P1"><text:span text:style-name="T1">Iteration 8048: 1 conflicts</text:span></text:p>
      <text:p text:style-name="P1"><text:span text:style-name="T1">Iteration 8049: 1 conflicts</text:span></text:p>
      <text:p text:style-name="P1"><text:span text:style-name="T1">Iteration 8050: 1 conflicts</text:span></text:p>
      <text:p text:style-name="P1"><text:span text:style-name="T1">Iteration 8051: 1 conflicts</text:span></text:p>
      <text:p text:style-name="P1"><text:span text:style-name="T1">Iteration 8052: 1 conflicts</text:span></text:p>
      <text:p text:style-name="P1"><text:span text:style-name="T1">Iteration 8053: 1 conflicts</text:span></text:p>
      <text:p text:style-name="P1"><text:span text:style-name="T1">Iteration 8054: 1 conflicts</text:span></text:p>
      <text:p text:style-name="P1"><text:span text:style-name="T1">Iteration 8055: 1 conflicts</text:span></text:p>
      <text:p text:style-name="P1"><text:span text:style-name="T1">Iteration 8056: 1 conflicts</text:span></text:p>
      <text:p text:style-name="P1"><text:span text:style-name="T1">Iteration 8057: 3 conflicts</text:span></text:p>
      <text:p text:style-name="P1"><text:span text:style-name="T1">Iteration 8058: 2 conflicts</text:span></text:p>
      <text:p text:style-name="P1"><text:soft-page-break/><text:span text:style-name="T1">Iteration 8059: 3 conflicts</text:span></text:p>
      <text:p text:style-name="P1"><text:span text:style-name="T1">Iteration 8060: 3 conflicts</text:span></text:p>
      <text:p text:style-name="P1"><text:span text:style-name="T1">Iteration 8061: 2 conflicts</text:span></text:p>
      <text:p text:style-name="P1"><text:span text:style-name="T1">Iteration 8062: 3 conflicts</text:span></text:p>
      <text:p text:style-name="P1"><text:span text:style-name="T1">Iteration 8063: 2 conflicts</text:span></text:p>
      <text:p text:style-name="P1"><text:span text:style-name="T1">Iteration 8064: 2 conflicts</text:span></text:p>
      <text:p text:style-name="P1"><text:span text:style-name="T1">Iteration 8065: 2 conflicts</text:span></text:p>
      <text:p text:style-name="P1"><text:span text:style-name="T1">Iteration 8066: 1 conflicts</text:span></text:p>
      <text:p text:style-name="P1"><text:span text:style-name="T1">Iteration 8067: 1 conflicts</text:span></text:p>
      <text:p text:style-name="P1"><text:span text:style-name="T1">Iteration 8068: 1 conflicts</text:span></text:p>
      <text:p text:style-name="P1"><text:span text:style-name="T1">Iteration 8069: 1 conflicts</text:span></text:p>
      <text:p text:style-name="P1"><text:span text:style-name="T1">Iteration 8070: 1 conflicts</text:span></text:p>
      <text:p text:style-name="P1"><text:span text:style-name="T1">Iteration 8071: 3 conflicts</text:span></text:p>
      <text:p text:style-name="P1"><text:span text:style-name="T1">Iteration 8072: 1 conflicts</text:span></text:p>
      <text:p text:style-name="P1"><text:span text:style-name="T1">Iteration 8073: 1 conflicts</text:span></text:p>
      <text:p text:style-name="P1"><text:span text:style-name="T1">Iteration 8074: 1 conflicts</text:span></text:p>
      <text:p text:style-name="P1"><text:span text:style-name="T1">Iteration 8075: 1 conflicts</text:span></text:p>
      <text:p text:style-name="P1"><text:span text:style-name="T1">Iteration 8076: 1 conflicts</text:span></text:p>
      <text:p text:style-name="P1"><text:span text:style-name="T1">Iteration 8077: 3 conflicts</text:span></text:p>
      <text:p text:style-name="P1"><text:span text:style-name="T1">Iteration 8078: 3 conflicts</text:span></text:p>
      <text:p text:style-name="P1"><text:span text:style-name="T1">Iteration 8079: 3 conflicts</text:span></text:p>
      <text:p text:style-name="P1"><text:span text:style-name="T1">Iteration 8080: 1 conflicts</text:span></text:p>
      <text:p text:style-name="P1"><text:span text:style-name="T1">Iteration 8081: 3 conflicts</text:span></text:p>
      <text:p text:style-name="P1"><text:span text:style-name="T1">Iteration 8082: 4 conflicts</text:span></text:p>
      <text:p text:style-name="P1"><text:span text:style-name="T1">Iteration 8083: 3 conflicts</text:span></text:p>
      <text:p text:style-name="P1"><text:span text:style-name="T1">Iteration 8084: 3 conflicts</text:span></text:p>
      <text:p text:style-name="P1"><text:span text:style-name="T1">Iteration 8085: 2 conflicts</text:span></text:p>
      <text:p text:style-name="P1"><text:span text:style-name="T1">Iteration 8086: 2 conflicts</text:span></text:p>
      <text:p text:style-name="P1"><text:span text:style-name="T1">Iteration 8087: 2 conflicts</text:span></text:p>
      <text:p text:style-name="P1"><text:span text:style-name="T1">Iteration 8088: 1 conflicts</text:span></text:p>
      <text:p text:style-name="P1"><text:span text:style-name="T1">Iteration 8089: 1 conflicts</text:span></text:p>
      <text:p text:style-name="P1"><text:span text:style-name="T1">Iteration 8090: 3 conflicts</text:span></text:p>
      <text:p text:style-name="P1"><text:span text:style-name="T1">Iteration 8091: 2 conflicts</text:span></text:p>
      <text:p text:style-name="P1"><text:span text:style-name="T1">Iteration 8092: 2 conflicts</text:span></text:p>
      <text:p text:style-name="P1"><text:span text:style-name="T1">Iteration 8093: 2 conflicts</text:span></text:p>
      <text:p text:style-name="P1"><text:span text:style-name="T1">Iteration 8094: 3 conflicts</text:span></text:p>
      <text:p text:style-name="P1"><text:span text:style-name="T1">Iteration 8095: 2 conflicts</text:span></text:p>
      <text:p text:style-name="P1"><text:span text:style-name="T1">Iteration 8096: 2 conflicts</text:span></text:p>
      <text:p text:style-name="P1"><text:span text:style-name="T1">Iteration 8097: 1 conflicts</text:span></text:p>
      <text:p text:style-name="P1"><text:span text:style-name="T1">Iteration 8098: 1 conflicts</text:span></text:p>
      <text:p text:style-name="P1"><text:span text:style-name="T1">Iteration 8099: 3 conflicts</text:span></text:p>
      <text:p text:style-name="P1"><text:span text:style-name="T1">Iteration 8100: 3 conflicts</text:span></text:p>
      <text:p text:style-name="P1"><text:span text:style-name="T1">Iteration 8101: 3 conflicts</text:span></text:p>
      <text:p text:style-name="P1"><text:span text:style-name="T1">Iteration 8102: 1 conflicts</text:span></text:p>
      <text:p text:style-name="P1"><text:span text:style-name="T1">Iteration 8103: 3 conflicts</text:span></text:p>
      <text:p text:style-name="P1"><text:span text:style-name="T1">Iteration 8104: 4 conflicts</text:span></text:p>
      <text:p text:style-name="P1"><text:span text:style-name="T1">Iteration 8105: 3 conflicts</text:span></text:p>
      <text:p text:style-name="P1"><text:span text:style-name="T1">Iteration 8106: 3 conflicts</text:span></text:p>
      <text:p text:style-name="P1"><text:span text:style-name="T1">Iteration 8107: 2 conflicts</text:span></text:p>
      <text:p text:style-name="P1"><text:span text:style-name="T1">Iteration 8108: 1 conflicts</text:span></text:p>
      <text:p text:style-name="P1"><text:span text:style-name="T1">Iteration 8109: 1 conflicts</text:span></text:p>
      <text:p text:style-name="P1"><text:span text:style-name="T1">Iteration 8110: 1 conflicts</text:span></text:p>
      <text:p text:style-name="P1"><text:span text:style-name="T1">Iteration 8111: 1 conflicts</text:span></text:p>
      <text:p text:style-name="P1"><text:span text:style-name="T1">Iteration 8112: 1 conflicts</text:span></text:p>
      <text:p text:style-name="P1"><text:span text:style-name="T1">Iteration 8113: 1 conflicts</text:span></text:p>
      <text:p text:style-name="P1"><text:span text:style-name="T1">Iteration 8114: 3 conflicts</text:span></text:p>
      <text:p text:style-name="P1"><text:span text:style-name="T1">Iteration 8115: 3 conflicts</text:span></text:p>
      <text:p text:style-name="P1"><text:span text:style-name="T1">Iteration 8116: 2 conflicts</text:span></text:p>
      <text:p text:style-name="P1"><text:soft-page-break/><text:span text:style-name="T1">Iteration 8117: 4 conflicts</text:span></text:p>
      <text:p text:style-name="P1"><text:span text:style-name="T1">Iteration 8118: 2 conflicts</text:span></text:p>
      <text:p text:style-name="P1"><text:span text:style-name="T1">Iteration 8119: 2 conflicts</text:span></text:p>
      <text:p text:style-name="P1"><text:span text:style-name="T1">Iteration 8120: 2 conflicts</text:span></text:p>
      <text:p text:style-name="P1"><text:span text:style-name="T1">Iteration 8121: 1 conflicts</text:span></text:p>
      <text:p text:style-name="P1"><text:span text:style-name="T1">Iteration 8122: 3 conflicts</text:span></text:p>
      <text:p text:style-name="P1"><text:span text:style-name="T1">Iteration 8123: 4 conflicts</text:span></text:p>
      <text:p text:style-name="P1"><text:span text:style-name="T1">Iteration 8124: 4 conflicts</text:span></text:p>
      <text:p text:style-name="P1"><text:span text:style-name="T1">Iteration 8125: 3 conflicts</text:span></text:p>
      <text:p text:style-name="P1"><text:span text:style-name="T1">Iteration 8126: 3 conflicts</text:span></text:p>
      <text:p text:style-name="P1"><text:span text:style-name="T1">Iteration 8127: 1 conflicts</text:span></text:p>
      <text:p text:style-name="P1"><text:span text:style-name="T1">Iteration 8128: 3 conflicts</text:span></text:p>
      <text:p text:style-name="P1"><text:span text:style-name="T1">Iteration 8129: 4 conflicts</text:span></text:p>
      <text:p text:style-name="P1"><text:span text:style-name="T1">Iteration 8130: 4 conflicts</text:span></text:p>
      <text:p text:style-name="P1"><text:span text:style-name="T1">Iteration 8131: 3 conflicts</text:span></text:p>
      <text:p text:style-name="P1"><text:span text:style-name="T1">Iteration 8132: 4 conflicts</text:span></text:p>
      <text:p text:style-name="P1"><text:span text:style-name="T1">Iteration 8133: 3 conflicts</text:span></text:p>
      <text:p text:style-name="P1"><text:span text:style-name="T1">Iteration 8134: 5 conflicts</text:span></text:p>
      <text:p text:style-name="P1"><text:span text:style-name="T1">Iteration 8135: 3 conflicts</text:span></text:p>
      <text:p text:style-name="P1"><text:span text:style-name="T1">Iteration 8136: 3 conflicts</text:span></text:p>
      <text:p text:style-name="P1"><text:span text:style-name="T1">Iteration 8137: 4 conflicts</text:span></text:p>
      <text:p text:style-name="P1"><text:span text:style-name="T1">Iteration 8138: 3 conflicts</text:span></text:p>
      <text:p text:style-name="P1"><text:span text:style-name="T1">Iteration 8139: 3 conflicts</text:span></text:p>
      <text:p text:style-name="P1"><text:span text:style-name="T1">Iteration 8140: 5 conflicts</text:span></text:p>
      <text:p text:style-name="P1"><text:span text:style-name="T1">Iteration 8141: 4 conflicts</text:span></text:p>
      <text:p text:style-name="P1"><text:span text:style-name="T1">Iteration 8142: 5 conflicts</text:span></text:p>
      <text:p text:style-name="P1"><text:span text:style-name="T1">Iteration 8143: 3 conflicts</text:span></text:p>
      <text:p text:style-name="P1"><text:span text:style-name="T1">Iteration 8144: 3 conflicts</text:span></text:p>
      <text:p text:style-name="P1"><text:span text:style-name="T1">Iteration 8145: 3 conflicts</text:span></text:p>
      <text:p text:style-name="P1"><text:span text:style-name="T1">Iteration 8146: 2 conflicts</text:span></text:p>
      <text:p text:style-name="P1"><text:span text:style-name="T1">Iteration 8147: 1 conflicts</text:span></text:p>
      <text:p text:style-name="P1"><text:span text:style-name="T1">Iteration 8148: 1 conflicts</text:span></text:p>
      <text:p text:style-name="P1"><text:span text:style-name="T1">Iteration 8149: 1 conflicts</text:span></text:p>
      <text:p text:style-name="P1"><text:span text:style-name="T1">Iteration 8150: 1 conflicts</text:span></text:p>
      <text:p text:style-name="P1"><text:span text:style-name="T1">Iteration 8151: 1 conflicts</text:span></text:p>
      <text:p text:style-name="P1"><text:span text:style-name="T1">Iteration 8152: 1 conflicts</text:span></text:p>
      <text:p text:style-name="P1"><text:span text:style-name="T1">Iteration 8153: 1 conflicts</text:span></text:p>
      <text:p text:style-name="P1"><text:span text:style-name="T1">Iteration 8154: 1 conflicts</text:span></text:p>
      <text:p text:style-name="P1"><text:span text:style-name="T1">Iteration 8155: 1 conflicts</text:span></text:p>
      <text:p text:style-name="P1"><text:span text:style-name="T1">Iteration 8156: 3 conflicts</text:span></text:p>
      <text:p text:style-name="P1"><text:span text:style-name="T1">Iteration 8157: 4 conflicts</text:span></text:p>
      <text:p text:style-name="P1"><text:span text:style-name="T1">Iteration 8158: 3 conflicts</text:span></text:p>
      <text:p text:style-name="P1"><text:span text:style-name="T1">Iteration 8159: 5 conflicts</text:span></text:p>
      <text:p text:style-name="P1"><text:span text:style-name="T1">Iteration 8160: 4 conflicts</text:span></text:p>
      <text:p text:style-name="P1"><text:span text:style-name="T1">Iteration 8161: 4 conflicts</text:span></text:p>
      <text:p text:style-name="P1"><text:span text:style-name="T1">Iteration 8162: 3 conflicts</text:span></text:p>
      <text:p text:style-name="P1"><text:span text:style-name="T1">Iteration 8163: 3 conflicts</text:span></text:p>
      <text:p text:style-name="P1"><text:span text:style-name="T1">Iteration 8164: 3 conflicts</text:span></text:p>
      <text:p text:style-name="P1"><text:span text:style-name="T1">Iteration 8165: 3 conflicts</text:span></text:p>
      <text:p text:style-name="P1"><text:span text:style-name="T1">Iteration 8166: 2 conflicts</text:span></text:p>
      <text:p text:style-name="P1"><text:span text:style-name="T1">Iteration 8167: 4 conflicts</text:span></text:p>
      <text:p text:style-name="P1"><text:span text:style-name="T1">Iteration 8168: 2 conflicts</text:span></text:p>
      <text:p text:style-name="P1"><text:span text:style-name="T1">Iteration 8169: 4 conflicts</text:span></text:p>
      <text:p text:style-name="P1"><text:span text:style-name="T1">Iteration 8170: 3 conflicts</text:span></text:p>
      <text:p text:style-name="P1"><text:span text:style-name="T1">Iteration 8171: 4 conflicts</text:span></text:p>
      <text:p text:style-name="P1"><text:span text:style-name="T1">Iteration 8172: 3 conflicts</text:span></text:p>
      <text:p text:style-name="P1"><text:span text:style-name="T1">Iteration 8173: 2 conflicts</text:span></text:p>
      <text:p text:style-name="P1"><text:span text:style-name="T1">Iteration 8174: 3 conflicts</text:span></text:p>
      <text:p text:style-name="P1"><text:soft-page-break/><text:span text:style-name="T1">Iteration 8175: 2 conflicts</text:span></text:p>
      <text:p text:style-name="P1"><text:span text:style-name="T1">Iteration 8176: 2 conflicts</text:span></text:p>
      <text:p text:style-name="P1"><text:span text:style-name="T1">Iteration 8177: 2 conflicts</text:span></text:p>
      <text:p text:style-name="P1"><text:span text:style-name="T1">Iteration 8178: 2 conflicts</text:span></text:p>
      <text:p text:style-name="P1"><text:span text:style-name="T1">Iteration 8179: 2 conflicts</text:span></text:p>
      <text:p text:style-name="P1"><text:span text:style-name="T1">Iteration 8180: 3 conflicts</text:span></text:p>
      <text:p text:style-name="P1"><text:span text:style-name="T1">Iteration 8181: 2 conflicts</text:span></text:p>
      <text:p text:style-name="P1"><text:span text:style-name="T1">Iteration 8182: 4 conflicts</text:span></text:p>
      <text:p text:style-name="P1"><text:span text:style-name="T1">Iteration 8183: 3 conflicts</text:span></text:p>
      <text:p text:style-name="P1"><text:span text:style-name="T1">Iteration 8184: 3 conflicts</text:span></text:p>
      <text:p text:style-name="P1"><text:span text:style-name="T1">Iteration 8185: 3 conflicts</text:span></text:p>
      <text:p text:style-name="P1"><text:span text:style-name="T1">Iteration 8186: 4 conflicts</text:span></text:p>
      <text:p text:style-name="P1"><text:span text:style-name="T1">Iteration 8187: 3 conflicts</text:span></text:p>
      <text:p text:style-name="P1"><text:span text:style-name="T1">Iteration 8188: 2 conflicts</text:span></text:p>
      <text:p text:style-name="P1"><text:span text:style-name="T1">Iteration 8189: 2 conflicts</text:span></text:p>
      <text:p text:style-name="P1"><text:span text:style-name="T1">Iteration 8190: 2 conflicts</text:span></text:p>
      <text:p text:style-name="P1"><text:span text:style-name="T1">Iteration 8191: 3 conflicts</text:span></text:p>
      <text:p text:style-name="P1"><text:span text:style-name="T1">Iteration 8192: 2 conflicts</text:span></text:p>
      <text:p text:style-name="P1"><text:span text:style-name="T1">Iteration 8193: 2 conflicts</text:span></text:p>
      <text:p text:style-name="P1"><text:span text:style-name="T1">Iteration 8194: 2 conflicts</text:span></text:p>
      <text:p text:style-name="P1"><text:span text:style-name="T1">Iteration 8195: 1 conflicts</text:span></text:p>
      <text:p text:style-name="P1"><text:span text:style-name="T1">Iteration 8196: 1 conflicts</text:span></text:p>
      <text:p text:style-name="P1"><text:span text:style-name="T1">Iteration 8197: 1 conflicts</text:span></text:p>
      <text:p text:style-name="P1"><text:span text:style-name="T1">Iteration 8198: 1 conflicts</text:span></text:p>
      <text:p text:style-name="P1"><text:span text:style-name="T1">Iteration 8199: 1 conflicts</text:span></text:p>
      <text:p text:style-name="P1"><text:span text:style-name="T1">Iteration 8200: 3 conflicts</text:span></text:p>
      <text:p text:style-name="P1"><text:span text:style-name="T1">Iteration 8201: 2 conflicts</text:span></text:p>
      <text:p text:style-name="P1"><text:span text:style-name="T1">Iteration 8202: 3 conflicts</text:span></text:p>
      <text:p text:style-name="P1"><text:span text:style-name="T1">Iteration 8203: 2 conflicts</text:span></text:p>
      <text:p text:style-name="P1"><text:span text:style-name="T1">Iteration 8204: 2 conflicts</text:span></text:p>
      <text:p text:style-name="P1"><text:span text:style-name="T1">Iteration 8205: 4 conflicts</text:span></text:p>
      <text:p text:style-name="P1"><text:span text:style-name="T1">Iteration 8206: 3 conflicts</text:span></text:p>
      <text:p text:style-name="P1"><text:span text:style-name="T1">Iteration 8207: 1 conflicts</text:span></text:p>
      <text:p text:style-name="P1"><text:span text:style-name="T1">Iteration 8208: 3 conflicts</text:span></text:p>
      <text:p text:style-name="P1"><text:span text:style-name="T1">Iteration 8209: 2 conflicts</text:span></text:p>
      <text:p text:style-name="P1"><text:span text:style-name="T1">Iteration 8210: 2 conflicts</text:span></text:p>
      <text:p text:style-name="P1"><text:span text:style-name="T1">Iteration 8211: 4 conflicts</text:span></text:p>
      <text:p text:style-name="P1"><text:span text:style-name="T1">Iteration 8212: 2 conflicts</text:span></text:p>
      <text:p text:style-name="P1"><text:span text:style-name="T1">Iteration 8213: 4 conflicts</text:span></text:p>
      <text:p text:style-name="P1"><text:span text:style-name="T1">Iteration 8214: 2 conflicts</text:span></text:p>
      <text:p text:style-name="P1"><text:span text:style-name="T1">Iteration 8215: 1 conflicts</text:span></text:p>
      <text:p text:style-name="P1"><text:span text:style-name="T1">Iteration 8216: 3 conflicts</text:span></text:p>
      <text:p text:style-name="P1"><text:span text:style-name="T1">Iteration 8217: 3 conflicts</text:span></text:p>
      <text:p text:style-name="P1"><text:span text:style-name="T1">Iteration 8218: 3 conflicts</text:span></text:p>
      <text:p text:style-name="P1"><text:span text:style-name="T1">Iteration 8219: 1 conflicts</text:span></text:p>
      <text:p text:style-name="P1"><text:span text:style-name="T1">Iteration 8220: 1 conflicts</text:span></text:p>
      <text:p text:style-name="P1"><text:span text:style-name="T1">Iteration 8221: 1 conflicts</text:span></text:p>
      <text:p text:style-name="P1"><text:span text:style-name="T1">Iteration 8222: 3 conflicts</text:span></text:p>
      <text:p text:style-name="P1"><text:span text:style-name="T1">Iteration 8223: 3 conflicts</text:span></text:p>
      <text:p text:style-name="P1"><text:span text:style-name="T1">Iteration 8224: 2 conflicts</text:span></text:p>
      <text:p text:style-name="P1"><text:span text:style-name="T1">Iteration 8225: 2 conflicts</text:span></text:p>
      <text:p text:style-name="P1"><text:span text:style-name="T1">Iteration 8226: 2 conflicts</text:span></text:p>
      <text:p text:style-name="P1"><text:span text:style-name="T1">Iteration 8227: 2 conflicts</text:span></text:p>
      <text:p text:style-name="P1"><text:span text:style-name="T1">Iteration 8228: 2 conflicts</text:span></text:p>
      <text:p text:style-name="P1"><text:span text:style-name="T1">Iteration 8229: 2 conflicts</text:span></text:p>
      <text:p text:style-name="P1"><text:span text:style-name="T1">Iteration 8230: 2 conflicts</text:span></text:p>
      <text:p text:style-name="P1"><text:span text:style-name="T1">Iteration 8231: 2 conflicts</text:span></text:p>
      <text:p text:style-name="P1"><text:span text:style-name="T1">Iteration 8232: 2 conflicts</text:span></text:p>
      <text:p text:style-name="P1"><text:soft-page-break/><text:span text:style-name="T1">Iteration 8233: 1 conflicts</text:span></text:p>
      <text:p text:style-name="P1"><text:span text:style-name="T1">Iteration 8234: 3 conflicts</text:span></text:p>
      <text:p text:style-name="P1"><text:span text:style-name="T1">Iteration 8235: 4 conflicts</text:span></text:p>
      <text:p text:style-name="P1"><text:span text:style-name="T1">Iteration 8236: 3 conflicts</text:span></text:p>
      <text:p text:style-name="P1"><text:span text:style-name="T1">Iteration 8237: 4 conflicts</text:span></text:p>
      <text:p text:style-name="P1"><text:span text:style-name="T1">Iteration 8238: 3 conflicts</text:span></text:p>
      <text:p text:style-name="P1"><text:span text:style-name="T1">Iteration 8239: 1 conflicts</text:span></text:p>
      <text:p text:style-name="P1"><text:span text:style-name="T1">Iteration 8240: 3 conflicts</text:span></text:p>
      <text:p text:style-name="P1"><text:span text:style-name="T1">Iteration 8241: 1 conflicts</text:span></text:p>
      <text:p text:style-name="P1"><text:span text:style-name="T1">Iteration 8242: 3 conflicts</text:span></text:p>
      <text:p text:style-name="P1"><text:span text:style-name="T1">Iteration 8243: 1 conflicts</text:span></text:p>
      <text:p text:style-name="P1"><text:span text:style-name="T1">Iteration 8244: 1 conflicts</text:span></text:p>
      <text:p text:style-name="P1"><text:span text:style-name="T1">Iteration 8245: 1 conflicts</text:span></text:p>
      <text:p text:style-name="P1"><text:span text:style-name="T1">Iteration 8246: 3 conflicts</text:span></text:p>
      <text:p text:style-name="P1"><text:span text:style-name="T1">Iteration 8247: 4 conflicts</text:span></text:p>
      <text:p text:style-name="P1"><text:span text:style-name="T1">Iteration 8248: 3 conflicts</text:span></text:p>
      <text:p text:style-name="P1"><text:span text:style-name="T1">Iteration 8249: 3 conflicts</text:span></text:p>
      <text:p text:style-name="P1"><text:span text:style-name="T1">Iteration 8250: 2 conflicts</text:span></text:p>
      <text:p text:style-name="P1"><text:span text:style-name="T1">Iteration 8251: 1 conflicts</text:span></text:p>
      <text:p text:style-name="P1"><text:span text:style-name="T1">Iteration 8252: 3 conflicts</text:span></text:p>
      <text:p text:style-name="P1"><text:span text:style-name="T1">Iteration 8253: 4 conflicts</text:span></text:p>
      <text:p text:style-name="P1"><text:span text:style-name="T1">Iteration 8254: 3 conflicts</text:span></text:p>
      <text:p text:style-name="P1"><text:span text:style-name="T1">Iteration 8255: 4 conflicts</text:span></text:p>
      <text:p text:style-name="P1"><text:span text:style-name="T1">Iteration 8256: 4 conflicts</text:span></text:p>
      <text:p text:style-name="P1"><text:span text:style-name="T1">Iteration 8257: 1 conflicts</text:span></text:p>
      <text:p text:style-name="P1"><text:span text:style-name="T1">Iteration 8258: 1 conflicts</text:span></text:p>
      <text:p text:style-name="P1"><text:span text:style-name="T1">Iteration 8259: 1 conflicts</text:span></text:p>
      <text:p text:style-name="P1"><text:span text:style-name="T1">Iteration 8260: 3 conflicts</text:span></text:p>
      <text:p text:style-name="P1"><text:span text:style-name="T1">Iteration 8261: 1 conflicts</text:span></text:p>
      <text:p text:style-name="P1"><text:span text:style-name="T1">Iteration 8262: 3 conflicts</text:span></text:p>
      <text:p text:style-name="P1"><text:span text:style-name="T1">Iteration 8263: 1 conflicts</text:span></text:p>
      <text:p text:style-name="P1"><text:span text:style-name="T1">Iteration 8264: 3 conflicts</text:span></text:p>
      <text:p text:style-name="P1"><text:span text:style-name="T1">Iteration 8265: 3 conflicts</text:span></text:p>
      <text:p text:style-name="P1"><text:span text:style-name="T1">Iteration 8266: 4 conflicts</text:span></text:p>
      <text:p text:style-name="P1"><text:span text:style-name="T1">Iteration 8267: 3 conflicts</text:span></text:p>
      <text:p text:style-name="P1"><text:span text:style-name="T1">Iteration 8268: 2 conflicts</text:span></text:p>
      <text:p text:style-name="P1"><text:span text:style-name="T1">Iteration 8269: 1 conflicts</text:span></text:p>
      <text:p text:style-name="P1"><text:span text:style-name="T1">Iteration 8270: 1 conflicts</text:span></text:p>
      <text:p text:style-name="P1"><text:span text:style-name="T1">Iteration 8271: 1 conflicts</text:span></text:p>
      <text:p text:style-name="P1"><text:span text:style-name="T1">Iteration 8272: 1 conflicts</text:span></text:p>
      <text:p text:style-name="P1"><text:span text:style-name="T1">Iteration 8273: 1 conflicts</text:span></text:p>
      <text:p text:style-name="P1"><text:span text:style-name="T1">Iteration 8274: 1 conflicts</text:span></text:p>
      <text:p text:style-name="P1"><text:span text:style-name="T1">Iteration 8275: 1 conflicts</text:span></text:p>
      <text:p text:style-name="P1"><text:span text:style-name="T1">Iteration 8276: 1 conflicts</text:span></text:p>
      <text:p text:style-name="P1"><text:span text:style-name="T1">Iteration 8277: 3 conflicts</text:span></text:p>
      <text:p text:style-name="P1"><text:span text:style-name="T1">Iteration 8278: 1 conflicts</text:span></text:p>
      <text:p text:style-name="P1"><text:span text:style-name="T1">Iteration 8279: 1 conflicts</text:span></text:p>
      <text:p text:style-name="P1"><text:span text:style-name="T1">Iteration 8280: 1 conflicts</text:span></text:p>
      <text:p text:style-name="P1"><text:span text:style-name="T1">Iteration 8281: 1 conflicts</text:span></text:p>
      <text:p text:style-name="P1"><text:span text:style-name="T1">Iteration 8282: 1 conflicts</text:span></text:p>
      <text:p text:style-name="P1"><text:span text:style-name="T1">Iteration 8283: 1 conflicts</text:span></text:p>
      <text:p text:style-name="P1"><text:span text:style-name="T1">Iteration 8284: 1 conflicts</text:span></text:p>
      <text:p text:style-name="P1"><text:span text:style-name="T1">Iteration 8285: 1 conflicts</text:span></text:p>
      <text:p text:style-name="P1"><text:span text:style-name="T1">Iteration 8286: 1 conflicts</text:span></text:p>
      <text:p text:style-name="P1"><text:span text:style-name="T1">Iteration 8287: 3 conflicts</text:span></text:p>
      <text:p text:style-name="P1"><text:span text:style-name="T1">Iteration 8288: 2 conflicts</text:span></text:p>
      <text:p text:style-name="P1"><text:span text:style-name="T1">Iteration 8289: 2 conflicts</text:span></text:p>
      <text:p text:style-name="P1"><text:span text:style-name="T1">Iteration 8290: 3 conflicts</text:span></text:p>
      <text:p text:style-name="P1"><text:soft-page-break/><text:span text:style-name="T1">Iteration 8291: 2 conflicts</text:span></text:p>
      <text:p text:style-name="P1"><text:span text:style-name="T1">Iteration 8292: 1 conflicts</text:span></text:p>
      <text:p text:style-name="P1"><text:span text:style-name="T1">Iteration 8293: 1 conflicts</text:span></text:p>
      <text:p text:style-name="P1"><text:span text:style-name="T1">Iteration 8294: 3 conflicts</text:span></text:p>
      <text:p text:style-name="P1"><text:span text:style-name="T1">Iteration 8295: 2 conflicts</text:span></text:p>
      <text:p text:style-name="P1"><text:span text:style-name="T1">Iteration 8296: 2 conflicts</text:span></text:p>
      <text:p text:style-name="P1"><text:span text:style-name="T1">Iteration 8297: 2 conflicts</text:span></text:p>
      <text:p text:style-name="P1"><text:span text:style-name="T1">Iteration 8298: 4 conflicts</text:span></text:p>
      <text:p text:style-name="P1"><text:span text:style-name="T1">Iteration 8299: 5 conflicts</text:span></text:p>
      <text:p text:style-name="P1"><text:span text:style-name="T1">Iteration 8300: 3 conflicts</text:span></text:p>
      <text:p text:style-name="P1"><text:span text:style-name="T1">Iteration 8301: 3 conflicts</text:span></text:p>
      <text:p text:style-name="P1"><text:span text:style-name="T1">Iteration 8302: 2 conflicts</text:span></text:p>
      <text:p text:style-name="P1"><text:span text:style-name="T1">Iteration 8303: 1 conflicts</text:span></text:p>
      <text:p text:style-name="P1"><text:span text:style-name="T1">Iteration 8304: 1 conflicts</text:span></text:p>
      <text:p text:style-name="P1"><text:span text:style-name="T1">Iteration 8305: 1 conflicts</text:span></text:p>
      <text:p text:style-name="P1"><text:span text:style-name="T1">Iteration 8306: 1 conflicts</text:span></text:p>
      <text:p text:style-name="P1"><text:span text:style-name="T1">Iteration 8307: 1 conflicts</text:span></text:p>
      <text:p text:style-name="P1"><text:span text:style-name="T1">Iteration 8308: 1 conflicts</text:span></text:p>
      <text:p text:style-name="P1"><text:span text:style-name="T1">Iteration 8309: 3 conflicts</text:span></text:p>
      <text:p text:style-name="P1"><text:span text:style-name="T1">Iteration 8310: 3 conflicts</text:span></text:p>
      <text:p text:style-name="P1"><text:span text:style-name="T1">Iteration 8311: 3 conflicts</text:span></text:p>
      <text:p text:style-name="P1"><text:span text:style-name="T1">Iteration 8312: 1 conflicts</text:span></text:p>
      <text:p text:style-name="P1"><text:span text:style-name="T1">Iteration 8313: 3 conflicts</text:span></text:p>
      <text:p text:style-name="P1"><text:span text:style-name="T1">Iteration 8314: 1 conflicts</text:span></text:p>
      <text:p text:style-name="P1"><text:span text:style-name="T1">Iteration 8315: 3 conflicts</text:span></text:p>
      <text:p text:style-name="P1"><text:span text:style-name="T1">Iteration 8316: 3 conflicts</text:span></text:p>
      <text:p text:style-name="P1"><text:span text:style-name="T1">Iteration 8317: 3 conflicts</text:span></text:p>
      <text:p text:style-name="P1"><text:span text:style-name="T1">Iteration 8318: 1 conflicts</text:span></text:p>
      <text:p text:style-name="P1"><text:span text:style-name="T1">Iteration 8319: 1 conflicts</text:span></text:p>
      <text:p text:style-name="P1"><text:span text:style-name="T1">Iteration 8320: 1 conflicts</text:span></text:p>
      <text:p text:style-name="P1"><text:span text:style-name="T1">Iteration 8321: 1 conflicts</text:span></text:p>
      <text:p text:style-name="P1"><text:span text:style-name="T1">Iteration 8322: 1 conflicts</text:span></text:p>
      <text:p text:style-name="P1"><text:span text:style-name="T1">Iteration 8323: 1 conflicts</text:span></text:p>
      <text:p text:style-name="P1"><text:span text:style-name="T1">Iteration 8324: 1 conflicts</text:span></text:p>
      <text:p text:style-name="P1"><text:span text:style-name="T1">Iteration 8325: 1 conflicts</text:span></text:p>
      <text:p text:style-name="P1"><text:span text:style-name="T1">Iteration 8326: 1 conflicts</text:span></text:p>
      <text:p text:style-name="P1"><text:span text:style-name="T1">Iteration 8327: 3 conflicts</text:span></text:p>
      <text:p text:style-name="P1"><text:span text:style-name="T1">Iteration 8328: 2 conflicts</text:span></text:p>
      <text:p text:style-name="P1"><text:span text:style-name="T1">Iteration 8329: 3 conflicts</text:span></text:p>
      <text:p text:style-name="P1"><text:span text:style-name="T1">Iteration 8330: 5 conflicts</text:span></text:p>
      <text:p text:style-name="P1"><text:span text:style-name="T1">Iteration 8331: 4 conflicts</text:span></text:p>
      <text:p text:style-name="P1"><text:span text:style-name="T1">Iteration 8332: 2 conflicts</text:span></text:p>
      <text:p text:style-name="P1"><text:span text:style-name="T1">Iteration 8333: 4 conflicts</text:span></text:p>
      <text:p text:style-name="P1"><text:span text:style-name="T1">Iteration 8334: 3 conflicts</text:span></text:p>
      <text:p text:style-name="P1"><text:span text:style-name="T1">Iteration 8335: 2 conflicts</text:span></text:p>
      <text:p text:style-name="P1"><text:span text:style-name="T1">Iteration 8336: 3 conflicts</text:span></text:p>
      <text:p text:style-name="P1"><text:span text:style-name="T1">Iteration 8337: 2 conflicts</text:span></text:p>
      <text:p text:style-name="P1"><text:span text:style-name="T1">Iteration 8338: 2 conflicts</text:span></text:p>
      <text:p text:style-name="P1"><text:span text:style-name="T1">Iteration 8339: 2 conflicts</text:span></text:p>
      <text:p text:style-name="P1"><text:span text:style-name="T1">Iteration 8340: 4 conflicts</text:span></text:p>
      <text:p text:style-name="P1"><text:span text:style-name="T1">Iteration 8341: 3 conflicts</text:span></text:p>
      <text:p text:style-name="P1"><text:span text:style-name="T1">Iteration 8342: 2 conflicts</text:span></text:p>
      <text:p text:style-name="P1"><text:span text:style-name="T1">Iteration 8343: 2 conflicts</text:span></text:p>
      <text:p text:style-name="P1"><text:span text:style-name="T1">Iteration 8344: 2 conflicts</text:span></text:p>
      <text:p text:style-name="P1"><text:span text:style-name="T1">Iteration 8345: 2 conflicts</text:span></text:p>
      <text:p text:style-name="P1"><text:span text:style-name="T1">Iteration 8346: 2 conflicts</text:span></text:p>
      <text:p text:style-name="P1"><text:span text:style-name="T1">Iteration 8347: 2 conflicts</text:span></text:p>
      <text:p text:style-name="P1"><text:span text:style-name="T1">Iteration 8348: 2 conflicts</text:span></text:p>
      <text:p text:style-name="P1"><text:soft-page-break/><text:span text:style-name="T1">Iteration 8349: 4 conflicts</text:span></text:p>
      <text:p text:style-name="P1"><text:span text:style-name="T1">Iteration 8350: 2 conflicts</text:span></text:p>
      <text:p text:style-name="P1"><text:span text:style-name="T1">Iteration 8351: 2 conflicts</text:span></text:p>
      <text:p text:style-name="P1"><text:span text:style-name="T1">Iteration 8352: 4 conflicts</text:span></text:p>
      <text:p text:style-name="P1"><text:span text:style-name="T1">Iteration 8353: 3 conflicts</text:span></text:p>
      <text:p text:style-name="P1"><text:span text:style-name="T1">Iteration 8354: 1 conflicts</text:span></text:p>
      <text:p text:style-name="P1"><text:span text:style-name="T1">Iteration 8355: 1 conflicts</text:span></text:p>
      <text:p text:style-name="P1"><text:span text:style-name="T1">Iteration 8356: 1 conflicts</text:span></text:p>
      <text:p text:style-name="P1"><text:span text:style-name="T1">Iteration 8357: 1 conflicts</text:span></text:p>
      <text:p text:style-name="P1"><text:span text:style-name="T1">Iteration 8358: 1 conflicts</text:span></text:p>
      <text:p text:style-name="P1"><text:span text:style-name="T1">Iteration 8359: 1 conflicts</text:span></text:p>
      <text:p text:style-name="P1"><text:span text:style-name="T1">Iteration 8360: 1 conflicts</text:span></text:p>
      <text:p text:style-name="P1"><text:span text:style-name="T1">Iteration 8361: 3 conflicts</text:span></text:p>
      <text:p text:style-name="P1"><text:span text:style-name="T1">Iteration 8362: 3 conflicts</text:span></text:p>
      <text:p text:style-name="P1"><text:span text:style-name="T1">Iteration 8363: 2 conflicts</text:span></text:p>
      <text:p text:style-name="P1"><text:span text:style-name="T1">Iteration 8364: 3 conflicts</text:span></text:p>
      <text:p text:style-name="P1"><text:span text:style-name="T1">Iteration 8365: 2 conflicts</text:span></text:p>
      <text:p text:style-name="P1"><text:span text:style-name="T1">Iteration 8366: 3 conflicts</text:span></text:p>
      <text:p text:style-name="P1"><text:span text:style-name="T1">Iteration 8367: 2 conflicts</text:span></text:p>
      <text:p text:style-name="P1"><text:span text:style-name="T1">Iteration 8368: 2 conflicts</text:span></text:p>
      <text:p text:style-name="P1"><text:span text:style-name="T1">Iteration 8369: 2 conflicts</text:span></text:p>
      <text:p text:style-name="P1"><text:span text:style-name="T1">Iteration 8370: 2 conflicts</text:span></text:p>
      <text:p text:style-name="P1"><text:span text:style-name="T1">Iteration 8371: 3 conflicts</text:span></text:p>
      <text:p text:style-name="P1"><text:span text:style-name="T1">Iteration 8372: 3 conflicts</text:span></text:p>
      <text:p text:style-name="P1"><text:span text:style-name="T1">Iteration 8373: 2 conflicts</text:span></text:p>
      <text:p text:style-name="P1"><text:span text:style-name="T1">Iteration 8374: 2 conflicts</text:span></text:p>
      <text:p text:style-name="P1"><text:span text:style-name="T1">Iteration 8375: 2 conflicts</text:span></text:p>
      <text:p text:style-name="P1"><text:span text:style-name="T1">Iteration 8376: 2 conflicts</text:span></text:p>
      <text:p text:style-name="P1"><text:span text:style-name="T1">Iteration 8377: 4 conflicts</text:span></text:p>
      <text:p text:style-name="P1"><text:span text:style-name="T1">Iteration 8378: 4 conflicts</text:span></text:p>
      <text:p text:style-name="P1"><text:span text:style-name="T1">Iteration 8379: 3 conflicts</text:span></text:p>
      <text:p text:style-name="P1"><text:span text:style-name="T1">Iteration 8380: 5 conflicts</text:span></text:p>
      <text:p text:style-name="P1"><text:span text:style-name="T1">Iteration 8381: 3 conflicts</text:span></text:p>
      <text:p text:style-name="P1"><text:span text:style-name="T1">Iteration 8382: 2 conflicts</text:span></text:p>
      <text:p text:style-name="P1"><text:span text:style-name="T1">Iteration 8383: 2 conflicts</text:span></text:p>
      <text:p text:style-name="P1"><text:span text:style-name="T1">Iteration 8384: 1 conflicts</text:span></text:p>
      <text:p text:style-name="P1"><text:span text:style-name="T1">Iteration 8385: 1 conflicts</text:span></text:p>
      <text:p text:style-name="P1"><text:span text:style-name="T1">Iteration 8386: 1 conflicts</text:span></text:p>
      <text:p text:style-name="P1"><text:span text:style-name="T1">Iteration 8387: 1 conflicts</text:span></text:p>
      <text:p text:style-name="P1"><text:span text:style-name="T1">Iteration 8388: 3 conflicts</text:span></text:p>
      <text:p text:style-name="P1"><text:span text:style-name="T1">Iteration 8389: 3 conflicts</text:span></text:p>
      <text:p text:style-name="P1"><text:span text:style-name="T1">Iteration 8390: 3 conflicts</text:span></text:p>
      <text:p text:style-name="P1"><text:span text:style-name="T1">Iteration 8391: 1 conflicts</text:span></text:p>
      <text:p text:style-name="P1"><text:span text:style-name="T1">Iteration 8392: 3 conflicts</text:span></text:p>
      <text:p text:style-name="P1"><text:span text:style-name="T1">Iteration 8393: 1 conflicts</text:span></text:p>
      <text:p text:style-name="P1"><text:span text:style-name="T1">Iteration 8394: 1 conflicts</text:span></text:p>
      <text:p text:style-name="P1"><text:span text:style-name="T1">Iteration 8395: 1 conflicts</text:span></text:p>
      <text:p text:style-name="P1"><text:span text:style-name="T1">Iteration 8396: 1 conflicts</text:span></text:p>
      <text:p text:style-name="P1"><text:span text:style-name="T1">Iteration 8397: 1 conflicts</text:span></text:p>
      <text:p text:style-name="P1"><text:span text:style-name="T1">Iteration 8398: 3 conflicts</text:span></text:p>
      <text:p text:style-name="P1"><text:span text:style-name="T1">Iteration 8399: 3 conflicts</text:span></text:p>
      <text:p text:style-name="P1"><text:span text:style-name="T1">Iteration 8400: 3 conflicts</text:span></text:p>
      <text:p text:style-name="P1"><text:span text:style-name="T1">Iteration 8401: 1 conflicts</text:span></text:p>
      <text:p text:style-name="P1"><text:span text:style-name="T1">Iteration 8402: 3 conflicts</text:span></text:p>
      <text:p text:style-name="P1"><text:span text:style-name="T1">Iteration 8403: 4 conflicts</text:span></text:p>
      <text:p text:style-name="P1"><text:span text:style-name="T1">Iteration 8404: 4 conflicts</text:span></text:p>
      <text:p text:style-name="P1"><text:span text:style-name="T1">Iteration 8405: 3 conflicts</text:span></text:p>
      <text:p text:style-name="P1"><text:span text:style-name="T1">Iteration 8406: 4 conflicts</text:span></text:p>
      <text:p text:style-name="P1"><text:soft-page-break/><text:span text:style-name="T1">Iteration 8407: 4 conflicts</text:span></text:p>
      <text:p text:style-name="P1"><text:span text:style-name="T1">Iteration 8408: 3 conflicts</text:span></text:p>
      <text:p text:style-name="P1"><text:span text:style-name="T1">Iteration 8409: 4 conflicts</text:span></text:p>
      <text:p text:style-name="P1"><text:span text:style-name="T1">Iteration 8410: 3 conflicts</text:span></text:p>
      <text:p text:style-name="P1"><text:span text:style-name="T1">Iteration 8411: 4 conflicts</text:span></text:p>
      <text:p text:style-name="P1"><text:span text:style-name="T1">Iteration 8412: 2 conflicts</text:span></text:p>
      <text:p text:style-name="P1"><text:span text:style-name="T1">Iteration 8413: 4 conflicts</text:span></text:p>
      <text:p text:style-name="P1"><text:span text:style-name="T1">Iteration 8414: 3 conflicts</text:span></text:p>
      <text:p text:style-name="P1"><text:span text:style-name="T1">Iteration 8415: 3 conflicts</text:span></text:p>
      <text:p text:style-name="P1"><text:span text:style-name="T1">Iteration 8416: 2 conflicts</text:span></text:p>
      <text:p text:style-name="P1"><text:span text:style-name="T1">Iteration 8417: 2 conflicts</text:span></text:p>
      <text:p text:style-name="P1"><text:span text:style-name="T1">Iteration 8418: 2 conflicts</text:span></text:p>
      <text:p text:style-name="P1"><text:span text:style-name="T1">Iteration 8419: 4 conflicts</text:span></text:p>
      <text:p text:style-name="P1"><text:span text:style-name="T1">Iteration 8420: 2 conflicts</text:span></text:p>
      <text:p text:style-name="P1"><text:span text:style-name="T1">Iteration 8421: 2 conflicts</text:span></text:p>
      <text:p text:style-name="P1"><text:span text:style-name="T1">Iteration 8422: 2 conflicts</text:span></text:p>
      <text:p text:style-name="P1"><text:span text:style-name="T1">Iteration 8423: 2 conflicts</text:span></text:p>
      <text:p text:style-name="P1"><text:span text:style-name="T1">Iteration 8424: 3 conflicts</text:span></text:p>
      <text:p text:style-name="P1"><text:span text:style-name="T1">Iteration 8425: 2 conflicts</text:span></text:p>
      <text:p text:style-name="P1"><text:span text:style-name="T1">Iteration 8426: 2 conflicts</text:span></text:p>
      <text:p text:style-name="P1"><text:span text:style-name="T1">Iteration 8427: 2 conflicts</text:span></text:p>
      <text:p text:style-name="P1"><text:span text:style-name="T1">Iteration 8428: 4 conflicts</text:span></text:p>
      <text:p text:style-name="P1"><text:span text:style-name="T1">Iteration 8429: 3 conflicts</text:span></text:p>
      <text:p text:style-name="P1"><text:span text:style-name="T1">Iteration 8430: 2 conflicts</text:span></text:p>
      <text:p text:style-name="P1"><text:span text:style-name="T1">Iteration 8431: 2 conflicts</text:span></text:p>
      <text:p text:style-name="P1"><text:span text:style-name="T1">Iteration 8432: 3 conflicts</text:span></text:p>
      <text:p text:style-name="P1"><text:span text:style-name="T1">Iteration 8433: 2 conflicts</text:span></text:p>
      <text:p text:style-name="P1"><text:span text:style-name="T1">Iteration 8434: 3 conflicts</text:span></text:p>
      <text:p text:style-name="P1"><text:span text:style-name="T1">Iteration 8435: 2 conflicts</text:span></text:p>
      <text:p text:style-name="P1"><text:span text:style-name="T1">Iteration 8436: 1 conflicts</text:span></text:p>
      <text:p text:style-name="P1"><text:span text:style-name="T1">Iteration 8437: 1 conflicts</text:span></text:p>
      <text:p text:style-name="P1"><text:span text:style-name="T1">Iteration 8438: 3 conflicts</text:span></text:p>
      <text:p text:style-name="P1"><text:span text:style-name="T1">Iteration 8439: 2 conflicts</text:span></text:p>
      <text:p text:style-name="P1"><text:span text:style-name="T1">Iteration 8440: 2 conflicts</text:span></text:p>
      <text:p text:style-name="P1"><text:span text:style-name="T1">Iteration 8441: 1 conflicts</text:span></text:p>
      <text:p text:style-name="P1"><text:span text:style-name="T1">Iteration 8442: 3 conflicts</text:span></text:p>
      <text:p text:style-name="P1"><text:span text:style-name="T1">Iteration 8443: 4 conflicts</text:span></text:p>
      <text:p text:style-name="P1"><text:span text:style-name="T1">Iteration 8444: 3 conflicts</text:span></text:p>
      <text:p text:style-name="P1"><text:span text:style-name="T1">Iteration 8445: 2 conflicts</text:span></text:p>
      <text:p text:style-name="P1"><text:span text:style-name="T1">Iteration 8446: 1 conflicts</text:span></text:p>
      <text:p text:style-name="P1"><text:span text:style-name="T1">Iteration 8447: 1 conflicts</text:span></text:p>
      <text:p text:style-name="P1"><text:span text:style-name="T1">Iteration 8448: 1 conflicts</text:span></text:p>
      <text:p text:style-name="P1"><text:span text:style-name="T1">Iteration 8449: 1 conflicts</text:span></text:p>
      <text:p text:style-name="P1"><text:span text:style-name="T1">Iteration 8450: 1 conflicts</text:span></text:p>
      <text:p text:style-name="P1"><text:span text:style-name="T1">Iteration 8451: 1 conflicts</text:span></text:p>
      <text:p text:style-name="P1"><text:span text:style-name="T1">Iteration 8452: 1 conflicts</text:span></text:p>
      <text:p text:style-name="P1"><text:span text:style-name="T1">Iteration 8453: 1 conflicts</text:span></text:p>
      <text:p text:style-name="P1"><text:span text:style-name="T1">Iteration 8454: 1 conflicts</text:span></text:p>
      <text:p text:style-name="P1"><text:span text:style-name="T1">Iteration 8455: 3 conflicts</text:span></text:p>
      <text:p text:style-name="P1"><text:span text:style-name="T1">Iteration 8456: 4 conflicts</text:span></text:p>
      <text:p text:style-name="P1"><text:span text:style-name="T1">Iteration 8457: 4 conflicts</text:span></text:p>
      <text:p text:style-name="P1"><text:span text:style-name="T1">Iteration 8458: 4 conflicts</text:span></text:p>
      <text:p text:style-name="P1"><text:span text:style-name="T1">Iteration 8459: 3 conflicts</text:span></text:p>
      <text:p text:style-name="P1"><text:span text:style-name="T1">Iteration 8460: 4 conflicts</text:span></text:p>
      <text:p text:style-name="P1"><text:span text:style-name="T1">Iteration 8461: 4 conflicts</text:span></text:p>
      <text:p text:style-name="P1"><text:span text:style-name="T1">Iteration 8462: 3 conflicts</text:span></text:p>
      <text:p text:style-name="P1"><text:span text:style-name="T1">Iteration 8463: 5 conflicts</text:span></text:p>
      <text:p text:style-name="P1"><text:span text:style-name="T1">Iteration 8464: 4 conflicts</text:span></text:p>
      <text:p text:style-name="P1"><text:soft-page-break/><text:span text:style-name="T1">Iteration 8465: 2 conflicts</text:span></text:p>
      <text:p text:style-name="P1"><text:span text:style-name="T1">Iteration 8466: 4 conflicts</text:span></text:p>
      <text:p text:style-name="P1"><text:span text:style-name="T1">Iteration 8467: 4 conflicts</text:span></text:p>
      <text:p text:style-name="P1"><text:span text:style-name="T1">Iteration 8468: 3 conflicts</text:span></text:p>
      <text:p text:style-name="P1"><text:span text:style-name="T1">Iteration 8469: 2 conflicts</text:span></text:p>
      <text:p text:style-name="P1"><text:span text:style-name="T1">Iteration 8470: 1 conflicts</text:span></text:p>
      <text:p text:style-name="P1"><text:span text:style-name="T1">Iteration 8471: 1 conflicts</text:span></text:p>
      <text:p text:style-name="P1"><text:span text:style-name="T1">Iteration 8472: 1 conflicts</text:span></text:p>
      <text:p text:style-name="P1"><text:span text:style-name="T1">Iteration 8473: 1 conflicts</text:span></text:p>
      <text:p text:style-name="P1"><text:span text:style-name="T1">Iteration 8474: 3 conflicts</text:span></text:p>
      <text:p text:style-name="P1"><text:span text:style-name="T1">Iteration 8475: 4 conflicts</text:span></text:p>
      <text:p text:style-name="P1"><text:span text:style-name="T1">Iteration 8476: 3 conflicts</text:span></text:p>
      <text:p text:style-name="P1"><text:span text:style-name="T1">Iteration 8477: 2 conflicts</text:span></text:p>
      <text:p text:style-name="P1"><text:span text:style-name="T1">Iteration 8478: 2 conflicts</text:span></text:p>
      <text:p text:style-name="P1"><text:span text:style-name="T1">Iteration 8479: 3 conflicts</text:span></text:p>
      <text:p text:style-name="P1"><text:span text:style-name="T1">Iteration 8480: 3 conflicts</text:span></text:p>
      <text:p text:style-name="P1"><text:span text:style-name="T1">Iteration 8481: 3 conflicts</text:span></text:p>
      <text:p text:style-name="P1"><text:span text:style-name="T1">Iteration 8482: 4 conflicts</text:span></text:p>
      <text:p text:style-name="P1"><text:span text:style-name="T1">Iteration 8483: 3 conflicts</text:span></text:p>
      <text:p text:style-name="P1"><text:span text:style-name="T1">Iteration 8484: 4 conflicts</text:span></text:p>
      <text:p text:style-name="P1"><text:span text:style-name="T1">Iteration 8485: 3 conflicts</text:span></text:p>
      <text:p text:style-name="P1"><text:span text:style-name="T1">Iteration 8486: 1 conflicts</text:span></text:p>
      <text:p text:style-name="P1"><text:span text:style-name="T1">Iteration 8487: 3 conflicts</text:span></text:p>
      <text:p text:style-name="P1"><text:span text:style-name="T1">Iteration 8488: 4 conflicts</text:span></text:p>
      <text:p text:style-name="P1"><text:span text:style-name="T1">Iteration 8489: 4 conflicts</text:span></text:p>
      <text:p text:style-name="P1"><text:span text:style-name="T1">Iteration 8490: 3 conflicts</text:span></text:p>
      <text:p text:style-name="P1"><text:span text:style-name="T1">Iteration 8491: 3 conflicts</text:span></text:p>
      <text:p text:style-name="P1"><text:span text:style-name="T1">Iteration 8492: 2 conflicts</text:span></text:p>
      <text:p text:style-name="P1"><text:span text:style-name="T1">Iteration 8493: 4 conflicts</text:span></text:p>
      <text:p text:style-name="P1"><text:span text:style-name="T1">Iteration 8494: 3 conflicts</text:span></text:p>
      <text:p text:style-name="P1"><text:span text:style-name="T1">Iteration 8495: 3 conflicts</text:span></text:p>
      <text:p text:style-name="P1"><text:span text:style-name="T1">Iteration 8496: 5 conflicts</text:span></text:p>
      <text:p text:style-name="P1"><text:span text:style-name="T1">Iteration 8497: 4 conflicts</text:span></text:p>
      <text:p text:style-name="P1"><text:span text:style-name="T1">Iteration 8498: 2 conflicts</text:span></text:p>
      <text:p text:style-name="P1"><text:span text:style-name="T1">Iteration 8499: 2 conflicts</text:span></text:p>
      <text:p text:style-name="P1"><text:span text:style-name="T1">Iteration 8500: 2 conflicts</text:span></text:p>
      <text:p text:style-name="P1"><text:span text:style-name="T1">Iteration 8501: 2 conflicts</text:span></text:p>
      <text:p text:style-name="P1"><text:span text:style-name="T1">Iteration 8502: 2 conflicts</text:span></text:p>
      <text:p text:style-name="P1"><text:span text:style-name="T1">Iteration 8503: 2 conflicts</text:span></text:p>
      <text:p text:style-name="P1"><text:span text:style-name="T1">Iteration 8504: 2 conflicts</text:span></text:p>
      <text:p text:style-name="P1"><text:span text:style-name="T1">Iteration 8505: 2 conflicts</text:span></text:p>
      <text:p text:style-name="P1"><text:span text:style-name="T1">Iteration 8506: 3 conflicts</text:span></text:p>
      <text:p text:style-name="P1"><text:span text:style-name="T1">Iteration 8507: 3 conflicts</text:span></text:p>
      <text:p text:style-name="P1"><text:span text:style-name="T1">Iteration 8508: 2 conflicts</text:span></text:p>
      <text:p text:style-name="P1"><text:span text:style-name="T1">Iteration 8509: 2 conflicts</text:span></text:p>
      <text:p text:style-name="P1"><text:span text:style-name="T1">Iteration 8510: 3 conflicts</text:span></text:p>
      <text:p text:style-name="P1"><text:span text:style-name="T1">Iteration 8511: 2 conflicts</text:span></text:p>
      <text:p text:style-name="P1"><text:span text:style-name="T1">Iteration 8512: 3 conflicts</text:span></text:p>
      <text:p text:style-name="P1"><text:span text:style-name="T1">Iteration 8513: 2 conflicts</text:span></text:p>
      <text:p text:style-name="P1"><text:span text:style-name="T1">Iteration 8514: 4 conflicts</text:span></text:p>
      <text:p text:style-name="P1"><text:span text:style-name="T1">Iteration 8515: 3 conflicts</text:span></text:p>
      <text:p text:style-name="P1"><text:span text:style-name="T1">Iteration 8516: 3 conflicts</text:span></text:p>
      <text:p text:style-name="P1"><text:span text:style-name="T1">Iteration 8517: 2 conflicts</text:span></text:p>
      <text:p text:style-name="P1"><text:span text:style-name="T1">Iteration 8518: 4 conflicts</text:span></text:p>
      <text:p text:style-name="P1"><text:span text:style-name="T1">Iteration 8519: 2 conflicts</text:span></text:p>
      <text:p text:style-name="P1"><text:span text:style-name="T1">Iteration 8520: 2 conflicts</text:span></text:p>
      <text:p text:style-name="P1"><text:span text:style-name="T1">Iteration 8521: 2 conflicts</text:span></text:p>
      <text:p text:style-name="P1"><text:span text:style-name="T1">Iteration 8522: 2 conflicts</text:span></text:p>
      <text:p text:style-name="P1"><text:soft-page-break/><text:span text:style-name="T1">Iteration 8523: 4 conflicts</text:span></text:p>
      <text:p text:style-name="P1"><text:span text:style-name="T1">Iteration 8524: 2 conflicts</text:span></text:p>
      <text:p text:style-name="P1"><text:span text:style-name="T1">Iteration 8525: 2 conflicts</text:span></text:p>
      <text:p text:style-name="P1"><text:span text:style-name="T1">Iteration 8526: 2 conflicts</text:span></text:p>
      <text:p text:style-name="P1"><text:span text:style-name="T1">Iteration 8527: 4 conflicts</text:span></text:p>
      <text:p text:style-name="P1"><text:span text:style-name="T1">Iteration 8528: 2 conflicts</text:span></text:p>
      <text:p text:style-name="P1"><text:span text:style-name="T1">Iteration 8529: 2 conflicts</text:span></text:p>
      <text:p text:style-name="P1"><text:span text:style-name="T1">Iteration 8530: 4 conflicts</text:span></text:p>
      <text:p text:style-name="P1"><text:span text:style-name="T1">Iteration 8531: 2 conflicts</text:span></text:p>
      <text:p text:style-name="P1"><text:span text:style-name="T1">Iteration 8532: 3 conflicts</text:span></text:p>
      <text:p text:style-name="P1"><text:span text:style-name="T1">Iteration 8533: 2 conflicts</text:span></text:p>
      <text:p text:style-name="P1"><text:span text:style-name="T1">Iteration 8534: 2 conflicts</text:span></text:p>
      <text:p text:style-name="P1"><text:span text:style-name="T1">Iteration 8535: 4 conflicts</text:span></text:p>
      <text:p text:style-name="P1"><text:span text:style-name="T1">Iteration 8536: 4 conflicts</text:span></text:p>
      <text:p text:style-name="P1"><text:span text:style-name="T1">Iteration 8537: 3 conflicts</text:span></text:p>
      <text:p text:style-name="P1"><text:span text:style-name="T1">Iteration 8538: 4 conflicts</text:span></text:p>
      <text:p text:style-name="P1"><text:span text:style-name="T1">Iteration 8539: 3 conflicts</text:span></text:p>
      <text:p text:style-name="P1"><text:span text:style-name="T1">Iteration 8540: 2 conflicts</text:span></text:p>
      <text:p text:style-name="P1"><text:span text:style-name="T1">Iteration 8541: 3 conflicts</text:span></text:p>
      <text:p text:style-name="P1"><text:span text:style-name="T1">Iteration 8542: 2 conflicts</text:span></text:p>
      <text:p text:style-name="P1"><text:span text:style-name="T1">Iteration 8543: 1 conflicts</text:span></text:p>
      <text:p text:style-name="P1"><text:span text:style-name="T1">Iteration 8544: 1 conflicts</text:span></text:p>
      <text:p text:style-name="P1"><text:span text:style-name="T1">Iteration 8545: 3 conflicts</text:span></text:p>
      <text:p text:style-name="P1"><text:span text:style-name="T1">Iteration 8546: 3 conflicts</text:span></text:p>
      <text:p text:style-name="P1"><text:span text:style-name="T1">Iteration 8547: 4 conflicts</text:span></text:p>
      <text:p text:style-name="P1"><text:span text:style-name="T1">Iteration 8548: 4 conflicts</text:span></text:p>
      <text:p text:style-name="P1"><text:span text:style-name="T1">Iteration 8549: 3 conflicts</text:span></text:p>
      <text:p text:style-name="P1"><text:span text:style-name="T1">Iteration 8550: 3 conflicts</text:span></text:p>
      <text:p text:style-name="P1"><text:span text:style-name="T1">Iteration 8551: 2 conflicts</text:span></text:p>
      <text:p text:style-name="P1"><text:span text:style-name="T1">Iteration 8552: 2 conflicts</text:span></text:p>
      <text:p text:style-name="P1"><text:span text:style-name="T1">Iteration 8553: 1 conflicts</text:span></text:p>
      <text:p text:style-name="P1"><text:span text:style-name="T1">Iteration 8554: 3 conflicts</text:span></text:p>
      <text:p text:style-name="P1"><text:span text:style-name="T1">Iteration 8555: 4 conflicts</text:span></text:p>
      <text:p text:style-name="P1"><text:span text:style-name="T1">Iteration 8556: 4 conflicts</text:span></text:p>
      <text:p text:style-name="P1"><text:span text:style-name="T1">Iteration 8557: 4 conflicts</text:span></text:p>
      <text:p text:style-name="P1"><text:span text:style-name="T1">Iteration 8558: 3 conflicts</text:span></text:p>
      <text:p text:style-name="P1"><text:span text:style-name="T1">Iteration 8559: 2 conflicts</text:span></text:p>
      <text:p text:style-name="P1"><text:span text:style-name="T1">Iteration 8560: 4 conflicts</text:span></text:p>
      <text:p text:style-name="P1"><text:span text:style-name="T1">Iteration 8561: 3 conflicts</text:span></text:p>
      <text:p text:style-name="P1"><text:span text:style-name="T1">Iteration 8562: 2 conflicts</text:span></text:p>
      <text:p text:style-name="P1"><text:span text:style-name="T1">Iteration 8563: 2 conflicts</text:span></text:p>
      <text:p text:style-name="P1"><text:span text:style-name="T1">Iteration 8564: 2 conflicts</text:span></text:p>
      <text:p text:style-name="P1"><text:span text:style-name="T1">Iteration 8565: 2 conflicts</text:span></text:p>
      <text:p text:style-name="P1"><text:span text:style-name="T1">Iteration 8566: 1 conflicts</text:span></text:p>
      <text:p text:style-name="P1"><text:span text:style-name="T1">Iteration 8567: 3 conflicts</text:span></text:p>
      <text:p text:style-name="P1"><text:span text:style-name="T1">Iteration 8568: 1 conflicts</text:span></text:p>
      <text:p text:style-name="P1"><text:span text:style-name="T1">Iteration 8569: 1 conflicts</text:span></text:p>
      <text:p text:style-name="P1"><text:span text:style-name="T1">Iteration 8570: 1 conflicts</text:span></text:p>
      <text:p text:style-name="P1"><text:span text:style-name="T1">Iteration 8571: 1 conflicts</text:span></text:p>
      <text:p text:style-name="P1"><text:span text:style-name="T1">Iteration 8572: 1 conflicts</text:span></text:p>
      <text:p text:style-name="P1"><text:span text:style-name="T1">Iteration 8573: 1 conflicts</text:span></text:p>
      <text:p text:style-name="P1"><text:span text:style-name="T1">Iteration 8574: 1 conflicts</text:span></text:p>
      <text:p text:style-name="P1"><text:span text:style-name="T1">Iteration 8575: 1 conflicts</text:span></text:p>
      <text:p text:style-name="P1"><text:span text:style-name="T1">Iteration 8576: 1 conflicts</text:span></text:p>
      <text:p text:style-name="P1"><text:span text:style-name="T1">Iteration 8577: 1 conflicts</text:span></text:p>
      <text:p text:style-name="P1"><text:span text:style-name="T1">Iteration 8578: 1 conflicts</text:span></text:p>
      <text:p text:style-name="P1"><text:span text:style-name="T1">Iteration 8579: 1 conflicts</text:span></text:p>
      <text:p text:style-name="P1"><text:span text:style-name="T1">Iteration 8580: 1 conflicts</text:span></text:p>
      <text:p text:style-name="P1"><text:soft-page-break/><text:span text:style-name="T1">Iteration 8581: 1 conflicts</text:span></text:p>
      <text:p text:style-name="P1"><text:span text:style-name="T1">Iteration 8582: 1 conflicts</text:span></text:p>
      <text:p text:style-name="P1"><text:span text:style-name="T1">Iteration 8583: 3 conflicts</text:span></text:p>
      <text:p text:style-name="P1"><text:span text:style-name="T1">Iteration 8584: 1 conflicts</text:span></text:p>
      <text:p text:style-name="P1"><text:span text:style-name="T1">Iteration 8585: 3 conflicts</text:span></text:p>
      <text:p text:style-name="P1"><text:span text:style-name="T1">Iteration 8586: 4 conflicts</text:span></text:p>
      <text:p text:style-name="P1"><text:span text:style-name="T1">Iteration 8587: 3 conflicts</text:span></text:p>
      <text:p text:style-name="P1"><text:span text:style-name="T1">Iteration 8588: 3 conflicts</text:span></text:p>
      <text:p text:style-name="P1"><text:span text:style-name="T1">Iteration 8589: 5 conflicts</text:span></text:p>
      <text:p text:style-name="P1"><text:span text:style-name="T1">Iteration 8590: 3 conflicts</text:span></text:p>
      <text:p text:style-name="P1"><text:span text:style-name="T1">Iteration 8591: 3 conflicts</text:span></text:p>
      <text:p text:style-name="P1"><text:span text:style-name="T1">Iteration 8592: 5 conflicts</text:span></text:p>
      <text:p text:style-name="P1"><text:span text:style-name="T1">Iteration 8593: 3 conflicts</text:span></text:p>
      <text:p text:style-name="P1"><text:span text:style-name="T1">Iteration 8594: 3 conflicts</text:span></text:p>
      <text:p text:style-name="P1"><text:span text:style-name="T1">Iteration 8595: 2 conflicts</text:span></text:p>
      <text:p text:style-name="P1"><text:span text:style-name="T1">Iteration 8596: 3 conflicts</text:span></text:p>
      <text:p text:style-name="P1"><text:span text:style-name="T1">Iteration 8597: 2 conflicts</text:span></text:p>
      <text:p text:style-name="P1"><text:span text:style-name="T1">Iteration 8598: 4 conflicts</text:span></text:p>
      <text:p text:style-name="P1"><text:span text:style-name="T1">Iteration 8599: 3 conflicts</text:span></text:p>
      <text:p text:style-name="P1"><text:span text:style-name="T1">Iteration 8600: 3 conflicts</text:span></text:p>
      <text:p text:style-name="P1"><text:span text:style-name="T1">Iteration 8601: 2 conflicts</text:span></text:p>
      <text:p text:style-name="P1"><text:span text:style-name="T1">Iteration 8602: 2 conflicts</text:span></text:p>
      <text:p text:style-name="P1"><text:span text:style-name="T1">Iteration 8603: 2 conflicts</text:span></text:p>
      <text:p text:style-name="P1"><text:span text:style-name="T1">Iteration 8604: 2 conflicts</text:span></text:p>
      <text:p text:style-name="P1"><text:span text:style-name="T1">Iteration 8605: 2 conflicts</text:span></text:p>
      <text:p text:style-name="P1"><text:span text:style-name="T1">Iteration 8606: 2 conflicts</text:span></text:p>
      <text:p text:style-name="P1"><text:span text:style-name="T1">Iteration 8607: 2 conflicts</text:span></text:p>
      <text:p text:style-name="P1"><text:span text:style-name="T1">Iteration 8608: 1 conflicts</text:span></text:p>
      <text:p text:style-name="P1"><text:span text:style-name="T1">Iteration 8609: 3 conflicts</text:span></text:p>
      <text:p text:style-name="P1"><text:span text:style-name="T1">Iteration 8610: 4 conflicts</text:span></text:p>
      <text:p text:style-name="P1"><text:span text:style-name="T1">Iteration 8611: 4 conflicts</text:span></text:p>
      <text:p text:style-name="P1"><text:span text:style-name="T1">Iteration 8612: 1 conflicts</text:span></text:p>
      <text:p text:style-name="P1"><text:span text:style-name="T1">Iteration 8613: 1 conflicts</text:span></text:p>
      <text:p text:style-name="P1"><text:span text:style-name="T1">Iteration 8614: 1 conflicts</text:span></text:p>
      <text:p text:style-name="P1"><text:span text:style-name="T1">Iteration 8615: 3 conflicts</text:span></text:p>
      <text:p text:style-name="P1"><text:span text:style-name="T1">Iteration 8616: 4 conflicts</text:span></text:p>
      <text:p text:style-name="P1"><text:span text:style-name="T1">Iteration 8617: 4 conflicts</text:span></text:p>
      <text:p text:style-name="P1"><text:span text:style-name="T1">Iteration 8618: 3 conflicts</text:span></text:p>
      <text:p text:style-name="P1"><text:span text:style-name="T1">Iteration 8619: 3 conflicts</text:span></text:p>
      <text:p text:style-name="P1"><text:span text:style-name="T1">Iteration 8620: 1 conflicts</text:span></text:p>
      <text:p text:style-name="P1"><text:span text:style-name="T1">Iteration 8621: 3 conflicts</text:span></text:p>
      <text:p text:style-name="P1"><text:span text:style-name="T1">Iteration 8622: 1 conflicts</text:span></text:p>
      <text:p text:style-name="P1"><text:span text:style-name="T1">Iteration 8623: 1 conflicts</text:span></text:p>
      <text:p text:style-name="P1"><text:span text:style-name="T1">Iteration 8624: 1 conflicts</text:span></text:p>
      <text:p text:style-name="P1"><text:span text:style-name="T1">Iteration 8625: 3 conflicts</text:span></text:p>
      <text:p text:style-name="P1"><text:span text:style-name="T1">Iteration 8626: 1 conflicts</text:span></text:p>
      <text:p text:style-name="P1"><text:span text:style-name="T1">Iteration 8627: 1 conflicts</text:span></text:p>
      <text:p text:style-name="P1"><text:span text:style-name="T1">Iteration 8628: 1 conflicts</text:span></text:p>
      <text:p text:style-name="P1"><text:span text:style-name="T1">Iteration 8629: 1 conflicts</text:span></text:p>
      <text:p text:style-name="P1"><text:span text:style-name="T1">Iteration 8630: 1 conflicts</text:span></text:p>
      <text:p text:style-name="P1"><text:span text:style-name="T1">Iteration 8631: 3 conflicts</text:span></text:p>
      <text:p text:style-name="P1"><text:span text:style-name="T1">Iteration 8632: 4 conflicts</text:span></text:p>
      <text:p text:style-name="P1"><text:span text:style-name="T1">Iteration 8633: 3 conflicts</text:span></text:p>
      <text:p text:style-name="P1"><text:span text:style-name="T1">Iteration 8634: 2 conflicts</text:span></text:p>
      <text:p text:style-name="P1"><text:span text:style-name="T1">Iteration 8635: 1 conflicts</text:span></text:p>
      <text:p text:style-name="P1"><text:span text:style-name="T1">Iteration 8636: 3 conflicts</text:span></text:p>
      <text:p text:style-name="P1"><text:span text:style-name="T1">Iteration 8637: 2 conflicts</text:span></text:p>
      <text:p text:style-name="P1"><text:span text:style-name="T1">Iteration 8638: 2 conflicts</text:span></text:p>
      <text:p text:style-name="P1"><text:soft-page-break/><text:span text:style-name="T1">Iteration 8639: 2 conflicts</text:span></text:p>
      <text:p text:style-name="P1"><text:span text:style-name="T1">Iteration 8640: 2 conflicts</text:span></text:p>
      <text:p text:style-name="P1"><text:span text:style-name="T1">Iteration 8641: 1 conflicts</text:span></text:p>
      <text:p text:style-name="P1"><text:span text:style-name="T1">Iteration 8642: 1 conflicts</text:span></text:p>
      <text:p text:style-name="P1"><text:span text:style-name="T1">Iteration 8643: 1 conflicts</text:span></text:p>
      <text:p text:style-name="P1"><text:span text:style-name="T1">Iteration 8644: 3 conflicts</text:span></text:p>
      <text:p text:style-name="P1"><text:span text:style-name="T1">Iteration 8645: 2 conflicts</text:span></text:p>
      <text:p text:style-name="P1"><text:span text:style-name="T1">Iteration 8646: 2 conflicts</text:span></text:p>
      <text:p text:style-name="P1"><text:span text:style-name="T1">Iteration 8647: 2 conflicts</text:span></text:p>
      <text:p text:style-name="P1"><text:span text:style-name="T1">Iteration 8648: 1 conflicts</text:span></text:p>
      <text:p text:style-name="P1"><text:span text:style-name="T1">Iteration 8649: 1 conflicts</text:span></text:p>
      <text:p text:style-name="P1"><text:span text:style-name="T1">Iteration 8650: 3 conflicts</text:span></text:p>
      <text:p text:style-name="P1"><text:span text:style-name="T1">Iteration 8651: 2 conflicts</text:span></text:p>
      <text:p text:style-name="P1"><text:span text:style-name="T1">Iteration 8652: 2 conflicts</text:span></text:p>
      <text:p text:style-name="P1"><text:span text:style-name="T1">Iteration 8653: 1 conflicts</text:span></text:p>
      <text:p text:style-name="P1"><text:span text:style-name="T1">Iteration 8654: 1 conflicts</text:span></text:p>
      <text:p text:style-name="P1"><text:span text:style-name="T1">Iteration 8655: 1 conflicts</text:span></text:p>
      <text:p text:style-name="P1"><text:span text:style-name="T1">Iteration 8656: 3 conflicts</text:span></text:p>
      <text:p text:style-name="P1"><text:span text:style-name="T1">Iteration 8657: 4 conflicts</text:span></text:p>
      <text:p text:style-name="P1"><text:span text:style-name="T1">Iteration 8658: 4 conflicts</text:span></text:p>
      <text:p text:style-name="P1"><text:span text:style-name="T1">Iteration 8659: 3 conflicts</text:span></text:p>
      <text:p text:style-name="P1"><text:span text:style-name="T1">Iteration 8660: 3 conflicts</text:span></text:p>
      <text:p text:style-name="P1"><text:span text:style-name="T1">Iteration 8661: 4 conflicts</text:span></text:p>
      <text:p text:style-name="P1"><text:span text:style-name="T1">Iteration 8662: 3 conflicts</text:span></text:p>
      <text:p text:style-name="P1"><text:span text:style-name="T1">Iteration 8663: 1 conflicts</text:span></text:p>
      <text:p text:style-name="P1"><text:span text:style-name="T1">Iteration 8664: 1 conflicts</text:span></text:p>
      <text:p text:style-name="P1"><text:span text:style-name="T1">Iteration 8665: 1 conflicts</text:span></text:p>
      <text:p text:style-name="P1"><text:span text:style-name="T1">Iteration 8666: 1 conflicts</text:span></text:p>
      <text:p text:style-name="P1"><text:span text:style-name="T1">Iteration 8667: 1 conflicts</text:span></text:p>
      <text:p text:style-name="P1"><text:span text:style-name="T1">Iteration 8668: 3 conflicts</text:span></text:p>
      <text:p text:style-name="P1"><text:span text:style-name="T1">Iteration 8669: 3 conflicts</text:span></text:p>
      <text:p text:style-name="P1"><text:span text:style-name="T1">Iteration 8670: 3 conflicts</text:span></text:p>
      <text:p text:style-name="P1"><text:span text:style-name="T1">Iteration 8671: 1 conflicts</text:span></text:p>
      <text:p text:style-name="P1"><text:span text:style-name="T1">Iteration 8672: 3 conflicts</text:span></text:p>
      <text:p text:style-name="P1"><text:span text:style-name="T1">Iteration 8673: 4 conflicts</text:span></text:p>
      <text:p text:style-name="P1"><text:span text:style-name="T1">Iteration 8674: 3 conflicts</text:span></text:p>
      <text:p text:style-name="P1"><text:span text:style-name="T1">Iteration 8675: 2 conflicts</text:span></text:p>
      <text:p text:style-name="P1"><text:span text:style-name="T1">Iteration 8676: 1 conflicts</text:span></text:p>
      <text:p text:style-name="P1"><text:span text:style-name="T1">Iteration 8677: 1 conflicts</text:span></text:p>
      <text:p text:style-name="P1"><text:span text:style-name="T1">Iteration 8678: 1 conflicts</text:span></text:p>
      <text:p text:style-name="P1"><text:span text:style-name="T1">Iteration 8679: 1 conflicts</text:span></text:p>
      <text:p text:style-name="P1"><text:span text:style-name="T1">Iteration 8680: 1 conflicts</text:span></text:p>
      <text:p text:style-name="P1"><text:span text:style-name="T1">Iteration 8681: 3 conflicts</text:span></text:p>
      <text:p text:style-name="P1"><text:span text:style-name="T1">Iteration 8682: 3 conflicts</text:span></text:p>
      <text:p text:style-name="P1"><text:span text:style-name="T1">Iteration 8683: 4 conflicts</text:span></text:p>
      <text:p text:style-name="P1"><text:span text:style-name="T1">Iteration 8684: 3 conflicts</text:span></text:p>
      <text:p text:style-name="P1"><text:span text:style-name="T1">Iteration 8685: 3 conflicts</text:span></text:p>
      <text:p text:style-name="P1"><text:span text:style-name="T1">Iteration 8686: 1 conflicts</text:span></text:p>
      <text:p text:style-name="P1"><text:span text:style-name="T1">Iteration 8687: 1 conflicts</text:span></text:p>
      <text:p text:style-name="P1"><text:span text:style-name="T1">Iteration 8688: 1 conflicts</text:span></text:p>
      <text:p text:style-name="P1"><text:span text:style-name="T1">Iteration 8689: 1 conflicts</text:span></text:p>
      <text:p text:style-name="P1"><text:span text:style-name="T1">Iteration 8690: 1 conflicts</text:span></text:p>
      <text:p text:style-name="P1"><text:span text:style-name="T1">Iteration 8691: 1 conflicts</text:span></text:p>
      <text:p text:style-name="P1"><text:span text:style-name="T1">Iteration 8692: 1 conflicts</text:span></text:p>
      <text:p text:style-name="P1"><text:span text:style-name="T1">Iteration 8693: 1 conflicts</text:span></text:p>
      <text:p text:style-name="P1"><text:span text:style-name="T1">Iteration 8694: 1 conflicts</text:span></text:p>
      <text:p text:style-name="P1"><text:span text:style-name="T1">Iteration 8695: 3 conflicts</text:span></text:p>
      <text:p text:style-name="P1"><text:span text:style-name="T1">Iteration 8696: 4 conflicts</text:span></text:p>
      <text:p text:style-name="P1"><text:soft-page-break/><text:span text:style-name="T1">Iteration 8697: 3 conflicts</text:span></text:p>
      <text:p text:style-name="P1"><text:span text:style-name="T1">Iteration 8698: 2 conflicts</text:span></text:p>
      <text:p text:style-name="P1"><text:span text:style-name="T1">Iteration 8699: 4 conflicts</text:span></text:p>
      <text:p text:style-name="P1"><text:span text:style-name="T1">Iteration 8700: 3 conflicts</text:span></text:p>
      <text:p text:style-name="P1"><text:span text:style-name="T1">Iteration 8701: 2 conflicts</text:span></text:p>
      <text:p text:style-name="P1"><text:span text:style-name="T1">Iteration 8702: 2 conflicts</text:span></text:p>
      <text:p text:style-name="P1"><text:span text:style-name="T1">Iteration 8703: 2 conflicts</text:span></text:p>
      <text:p text:style-name="P1"><text:span text:style-name="T1">Iteration 8704: 3 conflicts</text:span></text:p>
      <text:p text:style-name="P1"><text:span text:style-name="T1">Iteration 8705: 3 conflicts</text:span></text:p>
      <text:p text:style-name="P1"><text:span text:style-name="T1">Iteration 8706: 2 conflicts</text:span></text:p>
      <text:p text:style-name="P1"><text:span text:style-name="T1">Iteration 8707: 3 conflicts</text:span></text:p>
      <text:p text:style-name="P1"><text:span text:style-name="T1">Iteration 8708: 2 conflicts</text:span></text:p>
      <text:p text:style-name="P1"><text:span text:style-name="T1">Iteration 8709: 2 conflicts</text:span></text:p>
      <text:p text:style-name="P1"><text:span text:style-name="T1">Iteration 8710: 2 conflicts</text:span></text:p>
      <text:p text:style-name="P1"><text:span text:style-name="T1">Iteration 8711: 2 conflicts</text:span></text:p>
      <text:p text:style-name="P1"><text:span text:style-name="T1">Iteration 8712: 3 conflicts</text:span></text:p>
      <text:p text:style-name="P1"><text:span text:style-name="T1">Iteration 8713: 2 conflicts</text:span></text:p>
      <text:p text:style-name="P1"><text:span text:style-name="T1">Iteration 8714: 2 conflicts</text:span></text:p>
      <text:p text:style-name="P1"><text:span text:style-name="T1">Iteration 8715: 1 conflicts</text:span></text:p>
      <text:p text:style-name="P1"><text:span text:style-name="T1">Iteration 8716: 1 conflicts</text:span></text:p>
      <text:p text:style-name="P1"><text:span text:style-name="T1">Iteration 8717: 1 conflicts</text:span></text:p>
      <text:p text:style-name="P1"><text:span text:style-name="T1">Iteration 8718: 1 conflicts</text:span></text:p>
      <text:p text:style-name="P1"><text:span text:style-name="T1">Iteration 8719: 1 conflicts</text:span></text:p>
      <text:p text:style-name="P1"><text:span text:style-name="T1">Iteration 8720: 1 conflicts</text:span></text:p>
      <text:p text:style-name="P1"><text:span text:style-name="T1">Iteration 8721: 3 conflicts</text:span></text:p>
      <text:p text:style-name="P1"><text:span text:style-name="T1">Iteration 8722: 3 conflicts</text:span></text:p>
      <text:p text:style-name="P1"><text:span text:style-name="T1">Iteration 8723: 3 conflicts</text:span></text:p>
      <text:p text:style-name="P1"><text:span text:style-name="T1">Iteration 8724: 1 conflicts</text:span></text:p>
      <text:p text:style-name="P1"><text:span text:style-name="T1">Iteration 8725: 3 conflicts</text:span></text:p>
      <text:p text:style-name="P1"><text:span text:style-name="T1">Iteration 8726: 3 conflicts</text:span></text:p>
      <text:p text:style-name="P1"><text:span text:style-name="T1">Iteration 8727: 3 conflicts</text:span></text:p>
      <text:p text:style-name="P1"><text:span text:style-name="T1">Iteration 8728: 3 conflicts</text:span></text:p>
      <text:p text:style-name="P1"><text:span text:style-name="T1">Iteration 8729: 3 conflicts</text:span></text:p>
      <text:p text:style-name="P1"><text:span text:style-name="T1">Iteration 8730: 2 conflicts</text:span></text:p>
      <text:p text:style-name="P1"><text:span text:style-name="T1">Iteration 8731: 2 conflicts</text:span></text:p>
      <text:p text:style-name="P1"><text:span text:style-name="T1">Iteration 8732: 2 conflicts</text:span></text:p>
      <text:p text:style-name="P1"><text:span text:style-name="T1">Iteration 8733: 3 conflicts</text:span></text:p>
      <text:p text:style-name="P1"><text:span text:style-name="T1">Iteration 8734: 2 conflicts</text:span></text:p>
      <text:p text:style-name="P1"><text:span text:style-name="T1">Iteration 8735: 2 conflicts</text:span></text:p>
      <text:p text:style-name="P1"><text:span text:style-name="T1">Iteration 8736: 2 conflicts</text:span></text:p>
      <text:p text:style-name="P1"><text:span text:style-name="T1">Iteration 8737: 4 conflicts</text:span></text:p>
      <text:p text:style-name="P1"><text:span text:style-name="T1">Iteration 8738: 2 conflicts</text:span></text:p>
      <text:p text:style-name="P1"><text:span text:style-name="T1">Iteration 8739: 4 conflicts</text:span></text:p>
      <text:p text:style-name="P1"><text:span text:style-name="T1">Iteration 8740: 5 conflicts</text:span></text:p>
      <text:p text:style-name="P1"><text:span text:style-name="T1">Iteration 8741: 3 conflicts</text:span></text:p>
      <text:p text:style-name="P1"><text:span text:style-name="T1">Iteration 8742: 2 conflicts</text:span></text:p>
      <text:p text:style-name="P1"><text:span text:style-name="T1">Iteration 8743: 1 conflicts</text:span></text:p>
      <text:p text:style-name="P1"><text:span text:style-name="T1">Iteration 8744: 1 conflicts</text:span></text:p>
      <text:p text:style-name="P1"><text:span text:style-name="T1">Iteration 8745: 1 conflicts</text:span></text:p>
      <text:p text:style-name="P1"><text:span text:style-name="T1">Iteration 8746: 3 conflicts</text:span></text:p>
      <text:p text:style-name="P1"><text:span text:style-name="T1">Iteration 8747: 2 conflicts</text:span></text:p>
      <text:p text:style-name="P1"><text:span text:style-name="T1">Iteration 8748: 2 conflicts</text:span></text:p>
      <text:p text:style-name="P1"><text:span text:style-name="T1">Iteration 8749: 2 conflicts</text:span></text:p>
      <text:p text:style-name="P1"><text:span text:style-name="T1">Iteration 8750: 4 conflicts</text:span></text:p>
      <text:p text:style-name="P1"><text:span text:style-name="T1">Iteration 8751: 5 conflicts</text:span></text:p>
      <text:p text:style-name="P1"><text:span text:style-name="T1">Iteration 8752: 4 conflicts</text:span></text:p>
      <text:p text:style-name="P1"><text:span text:style-name="T1">Iteration 8753: 4 conflicts</text:span></text:p>
      <text:p text:style-name="P1"><text:span text:style-name="T1">Iteration 8754: 3 conflicts</text:span></text:p>
      <text:p text:style-name="P1"><text:soft-page-break/><text:span text:style-name="T1">Iteration 8755: 3 conflicts</text:span></text:p>
      <text:p text:style-name="P1"><text:span text:style-name="T1">Iteration 8756: 4 conflicts</text:span></text:p>
      <text:p text:style-name="P1"><text:span text:style-name="T1">Iteration 8757: 3 conflicts</text:span></text:p>
      <text:p text:style-name="P1"><text:span text:style-name="T1">Iteration 8758: 3 conflicts</text:span></text:p>
      <text:p text:style-name="P1"><text:span text:style-name="T1">Iteration 8759: 4 conflicts</text:span></text:p>
      <text:p text:style-name="P1"><text:span text:style-name="T1">Iteration 8760: 3 conflicts</text:span></text:p>
      <text:p text:style-name="P1"><text:span text:style-name="T1">Iteration 8761: 3 conflicts</text:span></text:p>
      <text:p text:style-name="P1"><text:span text:style-name="T1">Iteration 8762: 3 conflicts</text:span></text:p>
      <text:p text:style-name="P1"><text:span text:style-name="T1">Iteration 8763: 2 conflicts</text:span></text:p>
      <text:p text:style-name="P1"><text:span text:style-name="T1">Iteration 8764: 1 conflicts</text:span></text:p>
      <text:p text:style-name="P1"><text:span text:style-name="T1">Iteration 8765: 3 conflicts</text:span></text:p>
      <text:p text:style-name="P1"><text:span text:style-name="T1">Iteration 8766: 1 conflicts</text:span></text:p>
      <text:p text:style-name="P1"><text:span text:style-name="T1">Iteration 8767: 3 conflicts</text:span></text:p>
      <text:p text:style-name="P1"><text:span text:style-name="T1">Iteration 8768: 1 conflicts</text:span></text:p>
      <text:p text:style-name="P1"><text:span text:style-name="T1">Iteration 8769: 1 conflicts</text:span></text:p>
      <text:p text:style-name="P1"><text:span text:style-name="T1">Iteration 8770: 1 conflicts</text:span></text:p>
      <text:p text:style-name="P1"><text:span text:style-name="T1">Iteration 8771: 3 conflicts</text:span></text:p>
      <text:p text:style-name="P1"><text:span text:style-name="T1">Iteration 8772: 2 conflicts</text:span></text:p>
      <text:p text:style-name="P1"><text:span text:style-name="T1">Iteration 8773: 2 conflicts</text:span></text:p>
      <text:p text:style-name="P1"><text:span text:style-name="T1">Iteration 8774: 4 conflicts</text:span></text:p>
      <text:p text:style-name="P1"><text:span text:style-name="T1">Iteration 8775: 2 conflicts</text:span></text:p>
      <text:p text:style-name="P1"><text:span text:style-name="T1">Iteration 8776: 2 conflicts</text:span></text:p>
      <text:p text:style-name="P1"><text:span text:style-name="T1">Iteration 8777: 3 conflicts</text:span></text:p>
      <text:p text:style-name="P1"><text:span text:style-name="T1">Iteration 8778: 2 conflicts</text:span></text:p>
      <text:p text:style-name="P1"><text:span text:style-name="T1">Iteration 8779: 2 conflicts</text:span></text:p>
      <text:p text:style-name="P1"><text:span text:style-name="T1">Iteration 8780: 2 conflicts</text:span></text:p>
      <text:p text:style-name="P1"><text:span text:style-name="T1">Iteration 8781: 2 conflicts</text:span></text:p>
      <text:p text:style-name="P1"><text:span text:style-name="T1">Iteration 8782: 4 conflicts</text:span></text:p>
      <text:p text:style-name="P1"><text:span text:style-name="T1">Iteration 8783: 2 conflicts</text:span></text:p>
      <text:p text:style-name="P1"><text:span text:style-name="T1">Iteration 8784: 2 conflicts</text:span></text:p>
      <text:p text:style-name="P1"><text:span text:style-name="T1">Iteration 8785: 3 conflicts</text:span></text:p>
      <text:p text:style-name="P1"><text:span text:style-name="T1">Iteration 8786: 2 conflicts</text:span></text:p>
      <text:p text:style-name="P1"><text:span text:style-name="T1">Iteration 8787: 4 conflicts</text:span></text:p>
      <text:p text:style-name="P1"><text:span text:style-name="T1">Iteration 8788: 3 conflicts</text:span></text:p>
      <text:p text:style-name="P1"><text:span text:style-name="T1">Iteration 8789: 2 conflicts</text:span></text:p>
      <text:p text:style-name="P1"><text:span text:style-name="T1">Iteration 8790: 2 conflicts</text:span></text:p>
      <text:p text:style-name="P1"><text:span text:style-name="T1">Iteration 8791: 2 conflicts</text:span></text:p>
      <text:p text:style-name="P1"><text:span text:style-name="T1">Iteration 8792: 2 conflicts</text:span></text:p>
      <text:p text:style-name="P1"><text:span text:style-name="T1">Iteration 8793: 1 conflicts</text:span></text:p>
      <text:p text:style-name="P1"><text:span text:style-name="T1">Iteration 8794: 1 conflicts</text:span></text:p>
      <text:p text:style-name="P1"><text:span text:style-name="T1">Iteration 8795: 1 conflicts</text:span></text:p>
      <text:p text:style-name="P1"><text:span text:style-name="T1">Iteration 8796: 1 conflicts</text:span></text:p>
      <text:p text:style-name="P1"><text:span text:style-name="T1">Iteration 8797: 1 conflicts</text:span></text:p>
      <text:p text:style-name="P1"><text:span text:style-name="T1">Iteration 8798: 3 conflicts</text:span></text:p>
      <text:p text:style-name="P1"><text:span text:style-name="T1">Iteration 8799: 3 conflicts</text:span></text:p>
      <text:p text:style-name="P1"><text:span text:style-name="T1">Iteration 8800: 4 conflicts</text:span></text:p>
      <text:p text:style-name="P1"><text:span text:style-name="T1">Iteration 8801: 3 conflicts</text:span></text:p>
      <text:p text:style-name="P1"><text:span text:style-name="T1">Iteration 8802: 3 conflicts</text:span></text:p>
      <text:p text:style-name="P1"><text:span text:style-name="T1">Iteration 8803: 3 conflicts</text:span></text:p>
      <text:p text:style-name="P1"><text:span text:style-name="T1">Iteration 8804: 2 conflicts</text:span></text:p>
      <text:p text:style-name="P1"><text:span text:style-name="T1">Iteration 8805: 2 conflicts</text:span></text:p>
      <text:p text:style-name="P1"><text:span text:style-name="T1">Iteration 8806: 2 conflicts</text:span></text:p>
      <text:p text:style-name="P1"><text:span text:style-name="T1">Iteration 8807: 2 conflicts</text:span></text:p>
      <text:p text:style-name="P1"><text:span text:style-name="T1">Iteration 8808: 4 conflicts</text:span></text:p>
      <text:p text:style-name="P1"><text:span text:style-name="T1">Iteration 8809: 2 conflicts</text:span></text:p>
      <text:p text:style-name="P1"><text:span text:style-name="T1">Iteration 8810: 1 conflicts</text:span></text:p>
      <text:p text:style-name="P1"><text:span text:style-name="T1">Iteration 8811: 3 conflicts</text:span></text:p>
      <text:p text:style-name="P1"><text:span text:style-name="T1">Iteration 8812: 2 conflicts</text:span></text:p>
      <text:p text:style-name="P1"><text:soft-page-break/><text:span text:style-name="T1">Iteration 8813: 2 conflicts</text:span></text:p>
      <text:p text:style-name="P1"><text:span text:style-name="T1">Iteration 8814: 2 conflicts</text:span></text:p>
      <text:p text:style-name="P1"><text:span text:style-name="T1">Iteration 8815: 2 conflicts</text:span></text:p>
      <text:p text:style-name="P1"><text:span text:style-name="T1">Iteration 8816: 2 conflicts</text:span></text:p>
      <text:p text:style-name="P1"><text:span text:style-name="T1">Iteration 8817: 4 conflicts</text:span></text:p>
      <text:p text:style-name="P1"><text:span text:style-name="T1">Iteration 8818: 2 conflicts</text:span></text:p>
      <text:p text:style-name="P1"><text:span text:style-name="T1">Iteration 8819: 2 conflicts</text:span></text:p>
      <text:p text:style-name="P1"><text:span text:style-name="T1">Iteration 8820: 4 conflicts</text:span></text:p>
      <text:p text:style-name="P1"><text:span text:style-name="T1">Iteration 8821: 2 conflicts</text:span></text:p>
      <text:p text:style-name="P1"><text:span text:style-name="T1">Iteration 8822: 2 conflicts</text:span></text:p>
      <text:p text:style-name="P1"><text:span text:style-name="T1">Iteration 8823: 2 conflicts</text:span></text:p>
      <text:p text:style-name="P1"><text:span text:style-name="T1">Iteration 8824: 4 conflicts</text:span></text:p>
      <text:p text:style-name="P1"><text:span text:style-name="T1">Iteration 8825: 2 conflicts</text:span></text:p>
      <text:p text:style-name="P1"><text:span text:style-name="T1">Iteration 8826: 2 conflicts</text:span></text:p>
      <text:p text:style-name="P1"><text:span text:style-name="T1">Iteration 8827: 2 conflicts</text:span></text:p>
      <text:p text:style-name="P1"><text:span text:style-name="T1">Iteration 8828: 1 conflicts</text:span></text:p>
      <text:p text:style-name="P1"><text:span text:style-name="T1">Iteration 8829: 1 conflicts</text:span></text:p>
      <text:p text:style-name="P1"><text:span text:style-name="T1">Iteration 8830: 1 conflicts</text:span></text:p>
      <text:p text:style-name="P1"><text:span text:style-name="T1">Iteration 8831: 3 conflicts</text:span></text:p>
      <text:p text:style-name="P1"><text:span text:style-name="T1">Iteration 8832: 3 conflicts</text:span></text:p>
      <text:p text:style-name="P1"><text:span text:style-name="T1">Iteration 8833: 3 conflicts</text:span></text:p>
      <text:p text:style-name="P1"><text:span text:style-name="T1">Iteration 8834: 1 conflicts</text:span></text:p>
      <text:p text:style-name="P1"><text:span text:style-name="T1">Iteration 8835: 3 conflicts</text:span></text:p>
      <text:p text:style-name="P1"><text:span text:style-name="T1">Iteration 8836: 3 conflicts</text:span></text:p>
      <text:p text:style-name="P1"><text:span text:style-name="T1">Iteration 8837: 3 conflicts</text:span></text:p>
      <text:p text:style-name="P1"><text:span text:style-name="T1">Iteration 8838: 3 conflicts</text:span></text:p>
      <text:p text:style-name="P1"><text:span text:style-name="T1">Iteration 8839: 2 conflicts</text:span></text:p>
      <text:p text:style-name="P1"><text:span text:style-name="T1">Iteration 8840: 4 conflicts</text:span></text:p>
      <text:p text:style-name="P1"><text:span text:style-name="T1">Iteration 8841: 2 conflicts</text:span></text:p>
      <text:p text:style-name="P1"><text:span text:style-name="T1">Iteration 8842: 2 conflicts</text:span></text:p>
      <text:p text:style-name="P1"><text:span text:style-name="T1">Iteration 8843: 3 conflicts</text:span></text:p>
      <text:p text:style-name="P1"><text:span text:style-name="T1">Iteration 8844: 2 conflicts</text:span></text:p>
      <text:p text:style-name="P1"><text:span text:style-name="T1">Iteration 8845: 2 conflicts</text:span></text:p>
      <text:p text:style-name="P1"><text:span text:style-name="T1">Iteration 8846: 1 conflicts</text:span></text:p>
      <text:p text:style-name="P1"><text:span text:style-name="T1">Iteration 8847: 1 conflicts</text:span></text:p>
      <text:p text:style-name="P1"><text:span text:style-name="T1">Iteration 8848: 1 conflicts</text:span></text:p>
      <text:p text:style-name="P1"><text:span text:style-name="T1">Iteration 8849: 1 conflicts</text:span></text:p>
      <text:p text:style-name="P1"><text:span text:style-name="T1">Iteration 8850: 1 conflicts</text:span></text:p>
      <text:p text:style-name="P1"><text:span text:style-name="T1">Iteration 8851: 1 conflicts</text:span></text:p>
      <text:p text:style-name="P1"><text:span text:style-name="T1">Iteration 8852: 3 conflicts</text:span></text:p>
      <text:p text:style-name="P1"><text:span text:style-name="T1">Iteration 8853: 2 conflicts</text:span></text:p>
      <text:p text:style-name="P1"><text:span text:style-name="T1">Iteration 8854: 3 conflicts</text:span></text:p>
      <text:p text:style-name="P1"><text:span text:style-name="T1">Iteration 8855: 2 conflicts</text:span></text:p>
      <text:p text:style-name="P1"><text:span text:style-name="T1">Iteration 8856: 3 conflicts</text:span></text:p>
      <text:p text:style-name="P1"><text:span text:style-name="T1">Iteration 8857: 2 conflicts</text:span></text:p>
      <text:p text:style-name="P1"><text:span text:style-name="T1">Iteration 8858: 4 conflicts</text:span></text:p>
      <text:p text:style-name="P1"><text:span text:style-name="T1">Iteration 8859: 3 conflicts</text:span></text:p>
      <text:p text:style-name="P1"><text:span text:style-name="T1">Iteration 8860: 2 conflicts</text:span></text:p>
      <text:p text:style-name="P1"><text:span text:style-name="T1">Iteration 8861: 3 conflicts</text:span></text:p>
      <text:p text:style-name="P1"><text:span text:style-name="T1">Iteration 8862: 2 conflicts</text:span></text:p>
      <text:p text:style-name="P1"><text:span text:style-name="T1">Iteration 8863: 1 conflicts</text:span></text:p>
      <text:p text:style-name="P1"><text:span text:style-name="T1">Iteration 8864: 3 conflicts</text:span></text:p>
      <text:p text:style-name="P1"><text:span text:style-name="T1">Iteration 8865: 2 conflicts</text:span></text:p>
      <text:p text:style-name="P1"><text:span text:style-name="T1">Iteration 8866: 3 conflicts</text:span></text:p>
      <text:p text:style-name="P1"><text:span text:style-name="T1">Iteration 8867: 2 conflicts</text:span></text:p>
      <text:p text:style-name="P1"><text:span text:style-name="T1">Iteration 8868: 2 conflicts</text:span></text:p>
      <text:p text:style-name="P1"><text:span text:style-name="T1">Iteration 8869: 3 conflicts</text:span></text:p>
      <text:p text:style-name="P1"><text:span text:style-name="T1">Iteration 8870: 2 conflicts</text:span></text:p>
      <text:p text:style-name="P1"><text:soft-page-break/><text:span text:style-name="T1">Iteration 8871: 3 conflicts</text:span></text:p>
      <text:p text:style-name="P1"><text:span text:style-name="T1">Iteration 8872: 3 conflicts</text:span></text:p>
      <text:p text:style-name="P1"><text:span text:style-name="T1">Iteration 8873: 3 conflicts</text:span></text:p>
      <text:p text:style-name="P1"><text:span text:style-name="T1">Iteration 8874: 2 conflicts</text:span></text:p>
      <text:p text:style-name="P1"><text:span text:style-name="T1">Iteration 8875: 2 conflicts</text:span></text:p>
      <text:p text:style-name="P1"><text:span text:style-name="T1">Iteration 8876: 4 conflicts</text:span></text:p>
      <text:p text:style-name="P1"><text:span text:style-name="T1">Iteration 8877: 2 conflicts</text:span></text:p>
      <text:p text:style-name="P1"><text:span text:style-name="T1">Iteration 8878: 4 conflicts</text:span></text:p>
      <text:p text:style-name="P1"><text:span text:style-name="T1">Iteration 8879: 3 conflicts</text:span></text:p>
      <text:p text:style-name="P1"><text:span text:style-name="T1">Iteration 8880: 3 conflicts</text:span></text:p>
      <text:p text:style-name="P1"><text:span text:style-name="T1">Iteration 8881: 3 conflicts</text:span></text:p>
      <text:p text:style-name="P1"><text:span text:style-name="T1">Iteration 8882: 4 conflicts</text:span></text:p>
      <text:p text:style-name="P1"><text:span text:style-name="T1">Iteration 8883: 3 conflicts</text:span></text:p>
      <text:p text:style-name="P1"><text:span text:style-name="T1">Iteration 8884: 2 conflicts</text:span></text:p>
      <text:p text:style-name="P1"><text:span text:style-name="T1">Iteration 8885: 2 conflicts</text:span></text:p>
      <text:p text:style-name="P1"><text:span text:style-name="T1">Iteration 8886: 2 conflicts</text:span></text:p>
      <text:p text:style-name="P1"><text:span text:style-name="T1">Iteration 8887: 1 conflicts</text:span></text:p>
      <text:p text:style-name="P1"><text:span text:style-name="T1">Iteration 8888: 3 conflicts</text:span></text:p>
      <text:p text:style-name="P1"><text:span text:style-name="T1">Iteration 8889: 1 conflicts</text:span></text:p>
      <text:p text:style-name="P1"><text:span text:style-name="T1">Iteration 8890: 3 conflicts</text:span></text:p>
      <text:p text:style-name="P1"><text:span text:style-name="T1">Iteration 8891: 1 conflicts</text:span></text:p>
      <text:p text:style-name="P1"><text:span text:style-name="T1">Iteration 8892: 1 conflicts</text:span></text:p>
      <text:p text:style-name="P1"><text:span text:style-name="T1">Iteration 8893: 1 conflicts</text:span></text:p>
      <text:p text:style-name="P1"><text:span text:style-name="T1">Iteration 8894: 1 conflicts</text:span></text:p>
      <text:p text:style-name="P1"><text:span text:style-name="T1">Iteration 8895: 1 conflicts</text:span></text:p>
      <text:p text:style-name="P1"><text:span text:style-name="T1">Iteration 8896: 3 conflicts</text:span></text:p>
      <text:p text:style-name="P1"><text:span text:style-name="T1">Iteration 8897: 2 conflicts</text:span></text:p>
      <text:p text:style-name="P1"><text:span text:style-name="T1">Iteration 8898: 2 conflicts</text:span></text:p>
      <text:p text:style-name="P1"><text:span text:style-name="T1">Iteration 8899: 4 conflicts</text:span></text:p>
      <text:p text:style-name="P1"><text:span text:style-name="T1">Iteration 8900: 3 conflicts</text:span></text:p>
      <text:p text:style-name="P1"><text:span text:style-name="T1">Iteration 8901: 1 conflicts</text:span></text:p>
      <text:p text:style-name="P1"><text:span text:style-name="T1">Iteration 8902: 3 conflicts</text:span></text:p>
      <text:p text:style-name="P1"><text:span text:style-name="T1">Iteration 8903: 1 conflicts</text:span></text:p>
      <text:p text:style-name="P1"><text:span text:style-name="T1">Iteration 8904: 3 conflicts</text:span></text:p>
      <text:p text:style-name="P1"><text:span text:style-name="T1">Iteration 8905: 1 conflicts</text:span></text:p>
      <text:p text:style-name="P1"><text:span text:style-name="T1">Iteration 8906: 3 conflicts</text:span></text:p>
      <text:p text:style-name="P1"><text:span text:style-name="T1">Iteration 8907: 2 conflicts</text:span></text:p>
      <text:p text:style-name="P1"><text:span text:style-name="T1">Iteration 8908: 2 conflicts</text:span></text:p>
      <text:p text:style-name="P1"><text:span text:style-name="T1">Iteration 8909: 1 conflicts</text:span></text:p>
      <text:p text:style-name="P1"><text:span text:style-name="T1">Iteration 8910: 1 conflicts</text:span></text:p>
      <text:p text:style-name="P1"><text:span text:style-name="T1">Iteration 8911: 1 conflicts</text:span></text:p>
      <text:p text:style-name="P1"><text:span text:style-name="T1">Iteration 8912: 1 conflicts</text:span></text:p>
      <text:p text:style-name="P1"><text:span text:style-name="T1">Iteration 8913: 1 conflicts</text:span></text:p>
      <text:p text:style-name="P1"><text:span text:style-name="T1">Iteration 8914: 1 conflicts</text:span></text:p>
      <text:p text:style-name="P1"><text:span text:style-name="T1">Iteration 8915: 1 conflicts</text:span></text:p>
      <text:p text:style-name="P1"><text:span text:style-name="T1">Iteration 8916: 3 conflicts</text:span></text:p>
      <text:p text:style-name="P1"><text:span text:style-name="T1">Iteration 8917: 1 conflicts</text:span></text:p>
      <text:p text:style-name="P1"><text:span text:style-name="T1">Iteration 8918: 3 conflicts</text:span></text:p>
      <text:p text:style-name="P1"><text:span text:style-name="T1">Iteration 8919: 3 conflicts</text:span></text:p>
      <text:p text:style-name="P1"><text:span text:style-name="T1">Iteration 8920: 3 conflicts</text:span></text:p>
      <text:p text:style-name="P1"><text:span text:style-name="T1">Iteration 8921: 1 conflicts</text:span></text:p>
      <text:p text:style-name="P1"><text:span text:style-name="T1">Iteration 8922: 1 conflicts</text:span></text:p>
      <text:p text:style-name="P1"><text:span text:style-name="T1">Iteration 8923: 1 conflicts</text:span></text:p>
      <text:p text:style-name="P1"><text:span text:style-name="T1">Iteration 8924: 3 conflicts</text:span></text:p>
      <text:p text:style-name="P1"><text:span text:style-name="T1">Iteration 8925: 1 conflicts</text:span></text:p>
      <text:p text:style-name="P1"><text:span text:style-name="T1">Iteration 8926: 3 conflicts</text:span></text:p>
      <text:p text:style-name="P1"><text:span text:style-name="T1">Iteration 8927: 1 conflicts</text:span></text:p>
      <text:p text:style-name="P1"><text:span text:style-name="T1">Iteration 8928: 1 conflicts</text:span></text:p>
      <text:p text:style-name="P1"><text:soft-page-break/><text:span text:style-name="T1">Iteration 8929: 1 conflicts</text:span></text:p>
      <text:p text:style-name="P1"><text:span text:style-name="T1">Iteration 8930: 1 conflicts</text:span></text:p>
      <text:p text:style-name="P1"><text:span text:style-name="T1">Iteration 8931: 1 conflicts</text:span></text:p>
      <text:p text:style-name="P1"><text:span text:style-name="T1">Iteration 8932: 1 conflicts</text:span></text:p>
      <text:p text:style-name="P1"><text:span text:style-name="T1">Iteration 8933: 1 conflicts</text:span></text:p>
      <text:p text:style-name="P1"><text:span text:style-name="T1">Iteration 8934: 1 conflicts</text:span></text:p>
      <text:p text:style-name="P1"><text:span text:style-name="T1">Iteration 8935: 1 conflicts</text:span></text:p>
      <text:p text:style-name="P1"><text:span text:style-name="T1">Iteration 8936: 1 conflicts</text:span></text:p>
      <text:p text:style-name="P1"><text:span text:style-name="T1">Iteration 8937: 1 conflicts</text:span></text:p>
      <text:p text:style-name="P1"><text:span text:style-name="T1">Iteration 8938: 1 conflicts</text:span></text:p>
      <text:p text:style-name="P1"><text:span text:style-name="T1">Iteration 8939: 1 conflicts</text:span></text:p>
      <text:p text:style-name="P1"><text:span text:style-name="T1">Iteration 8940: 3 conflicts</text:span></text:p>
      <text:p text:style-name="P1"><text:span text:style-name="T1">Iteration 8941: 1 conflicts</text:span></text:p>
      <text:p text:style-name="P1"><text:span text:style-name="T1">Iteration 8942: 3 conflicts</text:span></text:p>
      <text:p text:style-name="P1"><text:span text:style-name="T1">Iteration 8943: 2 conflicts</text:span></text:p>
      <text:p text:style-name="P1"><text:span text:style-name="T1">Iteration 8944: 3 conflicts</text:span></text:p>
      <text:p text:style-name="P1"><text:span text:style-name="T1">Iteration 8945: 2 conflicts</text:span></text:p>
      <text:p text:style-name="P1"><text:span text:style-name="T1">Iteration 8946: 2 conflicts</text:span></text:p>
      <text:p text:style-name="P1"><text:span text:style-name="T1">Iteration 8947: 2 conflicts</text:span></text:p>
      <text:p text:style-name="P1"><text:span text:style-name="T1">Iteration 8948: 2 conflicts</text:span></text:p>
      <text:p text:style-name="P1"><text:span text:style-name="T1">Iteration 8949: 3 conflicts</text:span></text:p>
      <text:p text:style-name="P1"><text:span text:style-name="T1">Iteration 8950: 2 conflicts</text:span></text:p>
      <text:p text:style-name="P1"><text:span text:style-name="T1">Iteration 8951: 1 conflicts</text:span></text:p>
      <text:p text:style-name="P1"><text:span text:style-name="T1">Iteration 8952: 1 conflicts</text:span></text:p>
      <text:p text:style-name="P1"><text:span text:style-name="T1">Iteration 8953: 1 conflicts</text:span></text:p>
      <text:p text:style-name="P1"><text:span text:style-name="T1">Iteration 8954: 1 conflicts</text:span></text:p>
      <text:p text:style-name="P1"><text:span text:style-name="T1">Iteration 8955: 3 conflicts</text:span></text:p>
      <text:p text:style-name="P1"><text:span text:style-name="T1">Iteration 8956: 3 conflicts</text:span></text:p>
      <text:p text:style-name="P1"><text:span text:style-name="T1">Iteration 8957: 3 conflicts</text:span></text:p>
      <text:p text:style-name="P1"><text:span text:style-name="T1">Iteration 8958: 2 conflicts</text:span></text:p>
      <text:p text:style-name="P1"><text:span text:style-name="T1">Iteration 8959: 3 conflicts</text:span></text:p>
      <text:p text:style-name="P1"><text:span text:style-name="T1">Iteration 8960: 2 conflicts</text:span></text:p>
      <text:p text:style-name="P1"><text:span text:style-name="T1">Iteration 8961: 3 conflicts</text:span></text:p>
      <text:p text:style-name="P1"><text:span text:style-name="T1">Iteration 8962: 3 conflicts</text:span></text:p>
      <text:p text:style-name="P1"><text:span text:style-name="T1">Iteration 8963: 2 conflicts</text:span></text:p>
      <text:p text:style-name="P1"><text:span text:style-name="T1">Iteration 8964: 2 conflicts</text:span></text:p>
      <text:p text:style-name="P1"><text:span text:style-name="T1">Iteration 8965: 2 conflicts</text:span></text:p>
      <text:p text:style-name="P1"><text:span text:style-name="T1">Iteration 8966: 2 conflicts</text:span></text:p>
      <text:p text:style-name="P1"><text:span text:style-name="T1">Iteration 8967: 3 conflicts</text:span></text:p>
      <text:p text:style-name="P1"><text:span text:style-name="T1">Iteration 8968: 3 conflicts</text:span></text:p>
      <text:p text:style-name="P1"><text:span text:style-name="T1">Iteration 8969: 2 conflicts</text:span></text:p>
      <text:p text:style-name="P1"><text:span text:style-name="T1">Iteration 8970: 3 conflicts</text:span></text:p>
      <text:p text:style-name="P1"><text:span text:style-name="T1">Iteration 8971: 2 conflicts</text:span></text:p>
      <text:p text:style-name="P1"><text:span text:style-name="T1">Iteration 8972: 2 conflicts</text:span></text:p>
      <text:p text:style-name="P1"><text:span text:style-name="T1">Iteration 8973: 4 conflicts</text:span></text:p>
      <text:p text:style-name="P1"><text:span text:style-name="T1">Iteration 8974: 2 conflicts</text:span></text:p>
      <text:p text:style-name="P1"><text:span text:style-name="T1">Iteration 8975: 1 conflicts</text:span></text:p>
      <text:p text:style-name="P1"><text:span text:style-name="T1">Iteration 8976: 1 conflicts</text:span></text:p>
      <text:p text:style-name="P1"><text:span text:style-name="T1">Iteration 8977: 1 conflicts</text:span></text:p>
      <text:p text:style-name="P1"><text:span text:style-name="T1">Iteration 8978: 3 conflicts</text:span></text:p>
      <text:p text:style-name="P1"><text:span text:style-name="T1">Iteration 8979: 4 conflicts</text:span></text:p>
      <text:p text:style-name="P1"><text:span text:style-name="T1">Iteration 8980: 3 conflicts</text:span></text:p>
      <text:p text:style-name="P1"><text:span text:style-name="T1">Iteration 8981: 2 conflicts</text:span></text:p>
      <text:p text:style-name="P1"><text:span text:style-name="T1">Iteration 8982: 1 conflicts</text:span></text:p>
      <text:p text:style-name="P1"><text:span text:style-name="T1">Iteration 8983: 1 conflicts</text:span></text:p>
      <text:p text:style-name="P1"><text:span text:style-name="T1">Iteration 8984: 1 conflicts</text:span></text:p>
      <text:p text:style-name="P1"><text:span text:style-name="T1">Iteration 8985: 3 conflicts</text:span></text:p>
      <text:p text:style-name="P1"><text:span text:style-name="T1">Iteration 8986: 1 conflicts</text:span></text:p>
      <text:p text:style-name="P1"><text:soft-page-break/><text:span text:style-name="T1">Iteration 8987: 1 conflicts</text:span></text:p>
      <text:p text:style-name="P1"><text:span text:style-name="T1">Iteration 8988: 1 conflicts</text:span></text:p>
      <text:p text:style-name="P1"><text:span text:style-name="T1">Iteration 8989: 1 conflicts</text:span></text:p>
      <text:p text:style-name="P1"><text:span text:style-name="T1">Iteration 8990: 1 conflicts</text:span></text:p>
      <text:p text:style-name="P1"><text:span text:style-name="T1">Iteration 8991: 3 conflicts</text:span></text:p>
      <text:p text:style-name="P1"><text:span text:style-name="T1">Iteration 8992: 1 conflicts</text:span></text:p>
      <text:p text:style-name="P1"><text:span text:style-name="T1">Iteration 8993: 3 conflicts</text:span></text:p>
      <text:p text:style-name="P1"><text:span text:style-name="T1">Iteration 8994: 1 conflicts</text:span></text:p>
      <text:p text:style-name="P1"><text:span text:style-name="T1">Iteration 8995: 1 conflicts</text:span></text:p>
      <text:p text:style-name="P1"><text:span text:style-name="T1">Iteration 8996: 1 conflicts</text:span></text:p>
      <text:p text:style-name="P1"><text:span text:style-name="T1">Iteration 8997: 3 conflicts</text:span></text:p>
      <text:p text:style-name="P1"><text:span text:style-name="T1">Iteration 8998: 3 conflicts</text:span></text:p>
      <text:p text:style-name="P1"><text:span text:style-name="T1">Iteration 8999: 2 conflicts</text:span></text:p>
      <text:p text:style-name="P1"><text:span text:style-name="T1">Iteration 9000: 2 conflicts</text:span></text:p>
      <text:p text:style-name="P1"><text:span text:style-name="T1">Iteration 9001: 3 conflicts</text:span></text:p>
      <text:p text:style-name="P1"><text:span text:style-name="T1">Iteration 9002: 2 conflicts</text:span></text:p>
      <text:p text:style-name="P1"><text:span text:style-name="T1">Iteration 9003: 4 conflicts</text:span></text:p>
      <text:p text:style-name="P1"><text:span text:style-name="T1">Iteration 9004: 2 conflicts</text:span></text:p>
      <text:p text:style-name="P1"><text:span text:style-name="T1">Iteration 9005: 4 conflicts</text:span></text:p>
      <text:p text:style-name="P1"><text:span text:style-name="T1">Iteration 9006: 3 conflicts</text:span></text:p>
      <text:p text:style-name="P1"><text:span text:style-name="T1">Iteration 9007: 3 conflicts</text:span></text:p>
      <text:p text:style-name="P1"><text:span text:style-name="T1">Iteration 9008: 2 conflicts</text:span></text:p>
      <text:p text:style-name="P1"><text:span text:style-name="T1">Iteration 9009: 2 conflicts</text:span></text:p>
      <text:p text:style-name="P1"><text:span text:style-name="T1">Iteration 9010: 2 conflicts</text:span></text:p>
      <text:p text:style-name="P1"><text:span text:style-name="T1">Iteration 9011: 1 conflicts</text:span></text:p>
      <text:p text:style-name="P1"><text:span text:style-name="T1">Iteration 9012: 1 conflicts</text:span></text:p>
      <text:p text:style-name="P1"><text:span text:style-name="T1">Iteration 9013: 1 conflicts</text:span></text:p>
      <text:p text:style-name="P1"><text:span text:style-name="T1">Iteration 9014: 1 conflicts</text:span></text:p>
      <text:p text:style-name="P1"><text:span text:style-name="T1">Iteration 9015: 1 conflicts</text:span></text:p>
      <text:p text:style-name="P1"><text:span text:style-name="T1">Iteration 9016: 1 conflicts</text:span></text:p>
      <text:p text:style-name="P1"><text:span text:style-name="T1">Iteration 9017: 3 conflicts</text:span></text:p>
      <text:p text:style-name="P1"><text:span text:style-name="T1">Iteration 9018: 4 conflicts</text:span></text:p>
      <text:p text:style-name="P1"><text:span text:style-name="T1">Iteration 9019: 3 conflicts</text:span></text:p>
      <text:p text:style-name="P1"><text:span text:style-name="T1">Iteration 9020: 3 conflicts</text:span></text:p>
      <text:p text:style-name="P1"><text:span text:style-name="T1">Iteration 9021: 3 conflicts</text:span></text:p>
      <text:p text:style-name="P1"><text:span text:style-name="T1">Iteration 9022: 1 conflicts</text:span></text:p>
      <text:p text:style-name="P1"><text:span text:style-name="T1">Iteration 9023: 1 conflicts</text:span></text:p>
      <text:p text:style-name="P1"><text:span text:style-name="T1">Iteration 9024: 1 conflicts</text:span></text:p>
      <text:p text:style-name="P1"><text:span text:style-name="T1">Iteration 9025: 3 conflicts</text:span></text:p>
      <text:p text:style-name="P1"><text:span text:style-name="T1">Iteration 9026: 1 conflicts</text:span></text:p>
      <text:p text:style-name="P1"><text:span text:style-name="T1">Iteration 9027: 1 conflicts</text:span></text:p>
      <text:p text:style-name="P1"><text:span text:style-name="T1">Iteration 9028: 1 conflicts</text:span></text:p>
      <text:p text:style-name="P1"><text:span text:style-name="T1">Iteration 9029: 1 conflicts</text:span></text:p>
      <text:p text:style-name="P1"><text:span text:style-name="T1">Iteration 9030: 1 conflicts</text:span></text:p>
      <text:p text:style-name="P1"><text:span text:style-name="T1">Iteration 9031: 3 conflicts</text:span></text:p>
      <text:p text:style-name="P1"><text:span text:style-name="T1">Iteration 9032: 4 conflicts</text:span></text:p>
      <text:p text:style-name="P1"><text:span text:style-name="T1">Iteration 9033: 3 conflicts</text:span></text:p>
      <text:p text:style-name="P1"><text:span text:style-name="T1">Iteration 9034: 2 conflicts</text:span></text:p>
      <text:p text:style-name="P1"><text:span text:style-name="T1">Iteration 9035: 3 conflicts</text:span></text:p>
      <text:p text:style-name="P1"><text:span text:style-name="T1">Iteration 9036: 3 conflicts</text:span></text:p>
      <text:p text:style-name="P1"><text:span text:style-name="T1">Iteration 9037: 3 conflicts</text:span></text:p>
      <text:p text:style-name="P1"><text:span text:style-name="T1">Iteration 9038: 3 conflicts</text:span></text:p>
      <text:p text:style-name="P1"><text:span text:style-name="T1">Iteration 9039: 4 conflicts</text:span></text:p>
      <text:p text:style-name="P1"><text:span text:style-name="T1">Iteration 9040: 4 conflicts</text:span></text:p>
      <text:p text:style-name="P1"><text:span text:style-name="T1">Iteration 9041: 4 conflicts</text:span></text:p>
      <text:p text:style-name="P1"><text:span text:style-name="T1">Iteration 9042: 3 conflicts</text:span></text:p>
      <text:p text:style-name="P1"><text:span text:style-name="T1">Iteration 9043: 2 conflicts</text:span></text:p>
      <text:p text:style-name="P1"><text:span text:style-name="T1">Iteration 9044: 3 conflicts</text:span></text:p>
      <text:p text:style-name="P1"><text:soft-page-break/><text:span text:style-name="T1">Iteration 9045: 2 conflicts</text:span></text:p>
      <text:p text:style-name="P1"><text:span text:style-name="T1">Iteration 9046: 3 conflicts</text:span></text:p>
      <text:p text:style-name="P1"><text:span text:style-name="T1">Iteration 9047: 2 conflicts</text:span></text:p>
      <text:p text:style-name="P1"><text:span text:style-name="T1">Iteration 9048: 2 conflicts</text:span></text:p>
      <text:p text:style-name="P1"><text:span text:style-name="T1">Iteration 9049: 2 conflicts</text:span></text:p>
      <text:p text:style-name="P1"><text:span text:style-name="T1">Iteration 9050: 2 conflicts</text:span></text:p>
      <text:p text:style-name="P1"><text:span text:style-name="T1">Iteration 9051: 2 conflicts</text:span></text:p>
      <text:p text:style-name="P1"><text:span text:style-name="T1">Iteration 9052: 3 conflicts</text:span></text:p>
      <text:p text:style-name="P1"><text:span text:style-name="T1">Iteration 9053: 2 conflicts</text:span></text:p>
      <text:p text:style-name="P1"><text:span text:style-name="T1">Iteration 9054: 1 conflicts</text:span></text:p>
      <text:p text:style-name="P1"><text:span text:style-name="T1">Iteration 9055: 1 conflicts</text:span></text:p>
      <text:p text:style-name="P1"><text:span text:style-name="T1">Iteration 9056: 1 conflicts</text:span></text:p>
      <text:p text:style-name="P1"><text:span text:style-name="T1">Iteration 9057: 3 conflicts</text:span></text:p>
      <text:p text:style-name="P1"><text:span text:style-name="T1">Iteration 9058: 4 conflicts</text:span></text:p>
      <text:p text:style-name="P1"><text:span text:style-name="T1">Iteration 9059: 4 conflicts</text:span></text:p>
      <text:p text:style-name="P1"><text:span text:style-name="T1">Iteration 9060: 3 conflicts</text:span></text:p>
      <text:p text:style-name="P1"><text:span text:style-name="T1">Iteration 9061: 2 conflicts</text:span></text:p>
      <text:p text:style-name="P1"><text:span text:style-name="T1">Iteration 9062: 4 conflicts</text:span></text:p>
      <text:p text:style-name="P1"><text:span text:style-name="T1">Iteration 9063: 3 conflicts</text:span></text:p>
      <text:p text:style-name="P1"><text:span text:style-name="T1">Iteration 9064: 3 conflicts</text:span></text:p>
      <text:p text:style-name="P1"><text:span text:style-name="T1">Iteration 9065: 3 conflicts</text:span></text:p>
      <text:p text:style-name="P1"><text:span text:style-name="T1">Iteration 9066: 3 conflicts</text:span></text:p>
      <text:p text:style-name="P1"><text:span text:style-name="T1">Iteration 9067: 2 conflicts</text:span></text:p>
      <text:p text:style-name="P1"><text:span text:style-name="T1">Iteration 9068: 3 conflicts</text:span></text:p>
      <text:p text:style-name="P1"><text:span text:style-name="T1">Iteration 9069: 5 conflicts</text:span></text:p>
      <text:p text:style-name="P1"><text:span text:style-name="T1">Iteration 9070: 3 conflicts</text:span></text:p>
      <text:p text:style-name="P1"><text:span text:style-name="T1">Iteration 9071: 2 conflicts</text:span></text:p>
      <text:p text:style-name="P1"><text:span text:style-name="T1">Iteration 9072: 2 conflicts</text:span></text:p>
      <text:p text:style-name="P1"><text:span text:style-name="T1">Iteration 9073: 2 conflicts</text:span></text:p>
      <text:p text:style-name="P1"><text:span text:style-name="T1">Iteration 9074: 3 conflicts</text:span></text:p>
      <text:p text:style-name="P1"><text:span text:style-name="T1">Iteration 9075: 2 conflicts</text:span></text:p>
      <text:p text:style-name="P1"><text:span text:style-name="T1">Iteration 9076: 2 conflicts</text:span></text:p>
      <text:p text:style-name="P1"><text:span text:style-name="T1">Iteration 9077: 2 conflicts</text:span></text:p>
      <text:p text:style-name="P1"><text:span text:style-name="T1">Iteration 9078: 2 conflicts</text:span></text:p>
      <text:p text:style-name="P1"><text:span text:style-name="T1">Iteration 9079: 2 conflicts</text:span></text:p>
      <text:p text:style-name="P1"><text:span text:style-name="T1">Iteration 9080: 2 conflicts</text:span></text:p>
      <text:p text:style-name="P1"><text:span text:style-name="T1">Iteration 9081: 2 conflicts</text:span></text:p>
      <text:p text:style-name="P1"><text:span text:style-name="T1">Iteration 9082: 1 conflicts</text:span></text:p>
      <text:p text:style-name="P1"><text:span text:style-name="T1">Iteration 9083: 3 conflicts</text:span></text:p>
      <text:p text:style-name="P1"><text:span text:style-name="T1">Iteration 9084: 1 conflicts</text:span></text:p>
      <text:p text:style-name="P1"><text:span text:style-name="T1">Iteration 9085: 3 conflicts</text:span></text:p>
      <text:p text:style-name="P1"><text:span text:style-name="T1">Iteration 9086: 1 conflicts</text:span></text:p>
      <text:p text:style-name="P1"><text:span text:style-name="T1">Iteration 9087: 1 conflicts</text:span></text:p>
      <text:p text:style-name="P1"><text:span text:style-name="T1">Iteration 9088: 1 conflicts</text:span></text:p>
      <text:p text:style-name="P1"><text:span text:style-name="T1">Iteration 9089: 1 conflicts</text:span></text:p>
      <text:p text:style-name="P1"><text:span text:style-name="T1">Iteration 9090: 1 conflicts</text:span></text:p>
      <text:p text:style-name="P1"><text:span text:style-name="T1">Iteration 9091: 3 conflicts</text:span></text:p>
      <text:p text:style-name="P1"><text:span text:style-name="T1">Iteration 9092: 3 conflicts</text:span></text:p>
      <text:p text:style-name="P1"><text:span text:style-name="T1">Iteration 9093: 3 conflicts</text:span></text:p>
      <text:p text:style-name="P1"><text:span text:style-name="T1">Iteration 9094: 3 conflicts</text:span></text:p>
      <text:p text:style-name="P1"><text:span text:style-name="T1">Iteration 9095: 3 conflicts</text:span></text:p>
      <text:p text:style-name="P1"><text:span text:style-name="T1">Iteration 9096: 3 conflicts</text:span></text:p>
      <text:p text:style-name="P1"><text:span text:style-name="T1">Iteration 9097: 3 conflicts</text:span></text:p>
      <text:p text:style-name="P1"><text:span text:style-name="T1">Iteration 9098: 4 conflicts</text:span></text:p>
      <text:p text:style-name="P1"><text:span text:style-name="T1">Iteration 9099: 3 conflicts</text:span></text:p>
      <text:p text:style-name="P1"><text:span text:style-name="T1">Iteration 9100: 1 conflicts</text:span></text:p>
      <text:p text:style-name="P1"><text:span text:style-name="T1">Iteration 9101: 1 conflicts</text:span></text:p>
      <text:p text:style-name="P1"><text:span text:style-name="T1">Iteration 9102: 1 conflicts</text:span></text:p>
      <text:p text:style-name="P1"><text:soft-page-break/><text:span text:style-name="T1">Iteration 9103: 3 conflicts</text:span></text:p>
      <text:p text:style-name="P1"><text:span text:style-name="T1">Iteration 9104: 1 conflicts</text:span></text:p>
      <text:p text:style-name="P1"><text:span text:style-name="T1">Iteration 9105: 3 conflicts</text:span></text:p>
      <text:p text:style-name="P1"><text:span text:style-name="T1">Iteration 9106: 1 conflicts</text:span></text:p>
      <text:p text:style-name="P1"><text:span text:style-name="T1">Iteration 9107: 1 conflicts</text:span></text:p>
      <text:p text:style-name="P1"><text:span text:style-name="T1">Iteration 9108: 1 conflicts</text:span></text:p>
      <text:p text:style-name="P1"><text:span text:style-name="T1">Iteration 9109: 1 conflicts</text:span></text:p>
      <text:p text:style-name="P1"><text:span text:style-name="T1">Iteration 9110: 1 conflicts</text:span></text:p>
      <text:p text:style-name="P1"><text:span text:style-name="T1">Iteration 9111: 1 conflicts</text:span></text:p>
      <text:p text:style-name="P1"><text:span text:style-name="T1">Iteration 9112: 1 conflicts</text:span></text:p>
      <text:p text:style-name="P1"><text:span text:style-name="T1">Iteration 9113: 1 conflicts</text:span></text:p>
      <text:p text:style-name="P1"><text:span text:style-name="T1">Iteration 9114: 1 conflicts</text:span></text:p>
      <text:p text:style-name="P1"><text:span text:style-name="T1">Iteration 9115: 1 conflicts</text:span></text:p>
      <text:p text:style-name="P1"><text:span text:style-name="T1">Iteration 9116: 1 conflicts</text:span></text:p>
      <text:p text:style-name="P1"><text:span text:style-name="T1">Iteration 9117: 1 conflicts</text:span></text:p>
      <text:p text:style-name="P1"><text:span text:style-name="T1">Iteration 9118: 1 conflicts</text:span></text:p>
      <text:p text:style-name="P1"><text:span text:style-name="T1">Iteration 9119: 3 conflicts</text:span></text:p>
      <text:p text:style-name="P1"><text:span text:style-name="T1">Iteration 9120: 1 conflicts</text:span></text:p>
      <text:p text:style-name="P1"><text:span text:style-name="T1">Iteration 9121: 1 conflicts</text:span></text:p>
      <text:p text:style-name="P1"><text:span text:style-name="T1">Iteration 9122: 1 conflicts</text:span></text:p>
      <text:p text:style-name="P1"><text:span text:style-name="T1">Iteration 9123: 1 conflicts</text:span></text:p>
      <text:p text:style-name="P1"><text:span text:style-name="T1">Iteration 9124: 1 conflicts</text:span></text:p>
      <text:p text:style-name="P1"><text:span text:style-name="T1">Iteration 9125: 1 conflicts</text:span></text:p>
      <text:p text:style-name="P1"><text:span text:style-name="T1">Iteration 9126: 1 conflicts</text:span></text:p>
      <text:p text:style-name="P1"><text:span text:style-name="T1">Iteration 9127: 3 conflicts</text:span></text:p>
      <text:p text:style-name="P1"><text:span text:style-name="T1">Iteration 9128: 2 conflicts</text:span></text:p>
      <text:p text:style-name="P1"><text:span text:style-name="T1">Iteration 9129: 2 conflicts</text:span></text:p>
      <text:p text:style-name="P1"><text:span text:style-name="T1">Iteration 9130: 2 conflicts</text:span></text:p>
      <text:p text:style-name="P1"><text:span text:style-name="T1">Iteration 9131: 2 conflicts</text:span></text:p>
      <text:p text:style-name="P1"><text:span text:style-name="T1">Iteration 9132: 2 conflicts</text:span></text:p>
      <text:p text:style-name="P1"><text:span text:style-name="T1">Iteration 9133: 2 conflicts</text:span></text:p>
      <text:p text:style-name="P1"><text:span text:style-name="T1">Iteration 9134: 2 conflicts</text:span></text:p>
      <text:p text:style-name="P1"><text:span text:style-name="T1">Iteration 9135: 2 conflicts</text:span></text:p>
      <text:p text:style-name="P1"><text:span text:style-name="T1">Iteration 9136: 1 conflicts</text:span></text:p>
      <text:p text:style-name="P1"><text:span text:style-name="T1">Iteration 9137: 1 conflicts</text:span></text:p>
      <text:p text:style-name="P1"><text:span text:style-name="T1">Iteration 9138: 1 conflicts</text:span></text:p>
      <text:p text:style-name="P1"><text:span text:style-name="T1">Iteration 9139: 1 conflicts</text:span></text:p>
      <text:p text:style-name="P1"><text:span text:style-name="T1">Iteration 9140: 1 conflicts</text:span></text:p>
      <text:p text:style-name="P1"><text:span text:style-name="T1">Iteration 9141: 3 conflicts</text:span></text:p>
      <text:p text:style-name="P1"><text:span text:style-name="T1">Iteration 9142: 3 conflicts</text:span></text:p>
      <text:p text:style-name="P1"><text:span text:style-name="T1">Iteration 9143: 3 conflicts</text:span></text:p>
      <text:p text:style-name="P1"><text:span text:style-name="T1">Iteration 9144: 2 conflicts</text:span></text:p>
      <text:p text:style-name="P1"><text:span text:style-name="T1">Iteration 9145: 2 conflicts</text:span></text:p>
      <text:p text:style-name="P1"><text:span text:style-name="T1">Iteration 9146: 4 conflicts</text:span></text:p>
      <text:p text:style-name="P1"><text:span text:style-name="T1">Iteration 9147: 2 conflicts</text:span></text:p>
      <text:p text:style-name="P1"><text:span text:style-name="T1">Iteration 9148: 1 conflicts</text:span></text:p>
      <text:p text:style-name="P1"><text:span text:style-name="T1">Iteration 9149: 3 conflicts</text:span></text:p>
      <text:p text:style-name="P1"><text:span text:style-name="T1">Iteration 9150: 4 conflicts</text:span></text:p>
      <text:p text:style-name="P1"><text:span text:style-name="T1">Iteration 9151: 3 conflicts</text:span></text:p>
      <text:p text:style-name="P1"><text:span text:style-name="T1">Iteration 9152: 3 conflicts</text:span></text:p>
      <text:p text:style-name="P1"><text:span text:style-name="T1">Iteration 9153: 3 conflicts</text:span></text:p>
      <text:p text:style-name="P1"><text:span text:style-name="T1">Iteration 9154: 3 conflicts</text:span></text:p>
      <text:p text:style-name="P1"><text:span text:style-name="T1">Iteration 9155: 3 conflicts</text:span></text:p>
      <text:p text:style-name="P1"><text:span text:style-name="T1">Iteration 9156: 3 conflicts</text:span></text:p>
      <text:p text:style-name="P1"><text:span text:style-name="T1">Iteration 9157: 3 conflicts</text:span></text:p>
      <text:p text:style-name="P1"><text:span text:style-name="T1">Iteration 9158: 2 conflicts</text:span></text:p>
      <text:p text:style-name="P1"><text:span text:style-name="T1">Iteration 9159: 3 conflicts</text:span></text:p>
      <text:p text:style-name="P1"><text:span text:style-name="T1">Iteration 9160: 5 conflicts</text:span></text:p>
      <text:p text:style-name="P1"><text:soft-page-break/><text:span text:style-name="T1">Iteration 9161: 4 conflicts</text:span></text:p>
      <text:p text:style-name="P1"><text:span text:style-name="T1">Iteration 9162: 3 conflicts</text:span></text:p>
      <text:p text:style-name="P1"><text:span text:style-name="T1">Iteration 9163: 2 conflicts</text:span></text:p>
      <text:p text:style-name="P1"><text:span text:style-name="T1">Iteration 9164: 2 conflicts</text:span></text:p>
      <text:p text:style-name="P1"><text:span text:style-name="T1">Iteration 9165: 3 conflicts</text:span></text:p>
      <text:p text:style-name="P1"><text:span text:style-name="T1">Iteration 9166: 2 conflicts</text:span></text:p>
      <text:p text:style-name="P1"><text:span text:style-name="T1">Iteration 9167: 2 conflicts</text:span></text:p>
      <text:p text:style-name="P1"><text:span text:style-name="T1">Iteration 9168: 1 conflicts</text:span></text:p>
      <text:p text:style-name="P1"><text:span text:style-name="T1">Iteration 9169: 3 conflicts</text:span></text:p>
      <text:p text:style-name="P1"><text:span text:style-name="T1">Iteration 9170: 2 conflicts</text:span></text:p>
      <text:p text:style-name="P1"><text:span text:style-name="T1">Iteration 9171: 2 conflicts</text:span></text:p>
      <text:p text:style-name="P1"><text:span text:style-name="T1">Iteration 9172: 2 conflicts</text:span></text:p>
      <text:p text:style-name="P1"><text:span text:style-name="T1">Iteration 9173: 2 conflicts</text:span></text:p>
      <text:p text:style-name="P1"><text:span text:style-name="T1">Iteration 9174: 2 conflicts</text:span></text:p>
      <text:p text:style-name="P1"><text:span text:style-name="T1">Iteration 9175: 2 conflicts</text:span></text:p>
      <text:p text:style-name="P1"><text:span text:style-name="T1">Iteration 9176: 2 conflicts</text:span></text:p>
      <text:p text:style-name="P1"><text:span text:style-name="T1">Iteration 9177: 2 conflicts</text:span></text:p>
      <text:p text:style-name="P1"><text:span text:style-name="T1">Iteration 9178: 2 conflicts</text:span></text:p>
      <text:p text:style-name="P1"><text:span text:style-name="T1">Iteration 9179: 3 conflicts</text:span></text:p>
      <text:p text:style-name="P1"><text:span text:style-name="T1">Iteration 9180: 5 conflicts</text:span></text:p>
      <text:p text:style-name="P1"><text:span text:style-name="T1">Iteration 9181: 4 conflicts</text:span></text:p>
      <text:p text:style-name="P1"><text:span text:style-name="T1">Iteration 9182: 4 conflicts</text:span></text:p>
      <text:p text:style-name="P1"><text:span text:style-name="T1">Iteration 9183: 4 conflicts</text:span></text:p>
      <text:p text:style-name="P1"><text:span text:style-name="T1">Iteration 9184: 4 conflicts</text:span></text:p>
      <text:p text:style-name="P1"><text:span text:style-name="T1">Iteration 9185: 4 conflicts</text:span></text:p>
      <text:p text:style-name="P1"><text:span text:style-name="T1">Iteration 9186: 3 conflicts</text:span></text:p>
      <text:p text:style-name="P1"><text:span text:style-name="T1">Iteration 9187: 3 conflicts</text:span></text:p>
      <text:p text:style-name="P1"><text:span text:style-name="T1">Iteration 9188: 3 conflicts</text:span></text:p>
      <text:p text:style-name="P1"><text:span text:style-name="T1">Iteration 9189: 4 conflicts</text:span></text:p>
      <text:p text:style-name="P1"><text:span text:style-name="T1">Iteration 9190: 4 conflicts</text:span></text:p>
      <text:p text:style-name="P1"><text:span text:style-name="T1">Iteration 9191: 3 conflicts</text:span></text:p>
      <text:p text:style-name="P1"><text:span text:style-name="T1">Iteration 9192: 3 conflicts</text:span></text:p>
      <text:p text:style-name="P1"><text:span text:style-name="T1">Iteration 9193: 3 conflicts</text:span></text:p>
      <text:p text:style-name="P1"><text:span text:style-name="T1">Iteration 9194: 1 conflicts</text:span></text:p>
      <text:p text:style-name="P1"><text:span text:style-name="T1">Iteration 9195: 3 conflicts</text:span></text:p>
      <text:p text:style-name="P1"><text:span text:style-name="T1">Iteration 9196: 2 conflicts</text:span></text:p>
      <text:p text:style-name="P1"><text:span text:style-name="T1">Iteration 9197: 2 conflicts</text:span></text:p>
      <text:p text:style-name="P1"><text:span text:style-name="T1">Iteration 9198: 2 conflicts</text:span></text:p>
      <text:p text:style-name="P1"><text:span text:style-name="T1">Iteration 9199: 3 conflicts</text:span></text:p>
      <text:p text:style-name="P1"><text:span text:style-name="T1">Iteration 9200: 2 conflicts</text:span></text:p>
      <text:p text:style-name="P1"><text:span text:style-name="T1">Iteration 9201: 1 conflicts</text:span></text:p>
      <text:p text:style-name="P1"><text:span text:style-name="T1">Iteration 9202: 3 conflicts</text:span></text:p>
      <text:p text:style-name="P1"><text:span text:style-name="T1">Iteration 9203: 3 conflicts</text:span></text:p>
      <text:p text:style-name="P1"><text:span text:style-name="T1">Iteration 9204: 4 conflicts</text:span></text:p>
      <text:p text:style-name="P1"><text:span text:style-name="T1">Iteration 9205: 6 conflicts</text:span></text:p>
      <text:p text:style-name="P1"><text:span text:style-name="T1">Iteration 9206: 4 conflicts</text:span></text:p>
      <text:p text:style-name="P1"><text:span text:style-name="T1">Iteration 9207: 4 conflicts</text:span></text:p>
      <text:p text:style-name="P1"><text:span text:style-name="T1">Iteration 9208: 3 conflicts</text:span></text:p>
      <text:p text:style-name="P1"><text:span text:style-name="T1">Iteration 9209: 3 conflicts</text:span></text:p>
      <text:p text:style-name="P1"><text:span text:style-name="T1">Iteration 9210: 3 conflicts</text:span></text:p>
      <text:p text:style-name="P1"><text:span text:style-name="T1">Iteration 9211: 4 conflicts</text:span></text:p>
      <text:p text:style-name="P1"><text:span text:style-name="T1">Iteration 9212: 3 conflicts</text:span></text:p>
      <text:p text:style-name="P1"><text:span text:style-name="T1">Iteration 9213: 3 conflicts</text:span></text:p>
      <text:p text:style-name="P1"><text:span text:style-name="T1">Iteration 9214: 5 conflicts</text:span></text:p>
      <text:p text:style-name="P1"><text:span text:style-name="T1">Iteration 9215: 6 conflicts</text:span></text:p>
      <text:p text:style-name="P1"><text:span text:style-name="T1">Iteration 9216: 5 conflicts</text:span></text:p>
      <text:p text:style-name="P1"><text:span text:style-name="T1">Iteration 9217: 4 conflicts</text:span></text:p>
      <text:p text:style-name="P1"><text:span text:style-name="T1">Iteration 9218: 2 conflicts</text:span></text:p>
      <text:p text:style-name="P1"><text:soft-page-break/><text:span text:style-name="T1">Iteration 9219: 1 conflicts</text:span></text:p>
      <text:p text:style-name="P1"><text:span text:style-name="T1">Iteration 9220: 1 conflicts</text:span></text:p>
      <text:p text:style-name="P1"><text:span text:style-name="T1">Iteration 9221: 1 conflicts</text:span></text:p>
      <text:p text:style-name="P1"><text:span text:style-name="T1">Iteration 9222: 1 conflicts</text:span></text:p>
      <text:p text:style-name="P1"><text:span text:style-name="T1">Iteration 9223: 1 conflicts</text:span></text:p>
      <text:p text:style-name="P1"><text:span text:style-name="T1">Iteration 9224: 1 conflicts</text:span></text:p>
      <text:p text:style-name="P1"><text:span text:style-name="T1">Iteration 9225: 1 conflicts</text:span></text:p>
      <text:p text:style-name="P1"><text:span text:style-name="T1">Iteration 9226: 1 conflicts</text:span></text:p>
      <text:p text:style-name="P1"><text:span text:style-name="T1">Iteration 9227: 1 conflicts</text:span></text:p>
      <text:p text:style-name="P1"><text:span text:style-name="T1">Iteration 9228: 1 conflicts</text:span></text:p>
      <text:p text:style-name="P1"><text:span text:style-name="T1">Iteration 9229: 3 conflicts</text:span></text:p>
      <text:p text:style-name="P1"><text:span text:style-name="T1">Iteration 9230: 4 conflicts</text:span></text:p>
      <text:p text:style-name="P1"><text:span text:style-name="T1">Iteration 9231: 4 conflicts</text:span></text:p>
      <text:p text:style-name="P1"><text:span text:style-name="T1">Iteration 9232: 3 conflicts</text:span></text:p>
      <text:p text:style-name="P1"><text:span text:style-name="T1">Iteration 9233: 2 conflicts</text:span></text:p>
      <text:p text:style-name="P1"><text:span text:style-name="T1">Iteration 9234: 3 conflicts</text:span></text:p>
      <text:p text:style-name="P1"><text:span text:style-name="T1">Iteration 9235: 2 conflicts</text:span></text:p>
      <text:p text:style-name="P1"><text:span text:style-name="T1">Iteration 9236: 4 conflicts</text:span></text:p>
      <text:p text:style-name="P1"><text:span text:style-name="T1">Iteration 9237: 4 conflicts</text:span></text:p>
      <text:p text:style-name="P1"><text:span text:style-name="T1">Iteration 9238: 4 conflicts</text:span></text:p>
      <text:p text:style-name="P1"><text:span text:style-name="T1">Iteration 9239: 2 conflicts</text:span></text:p>
      <text:p text:style-name="P1"><text:span text:style-name="T1">Iteration 9240: 2 conflicts</text:span></text:p>
      <text:p text:style-name="P1"><text:span text:style-name="T1">Iteration 9241: 1 conflicts</text:span></text:p>
      <text:p text:style-name="P1"><text:span text:style-name="T1">Iteration 9242: 1 conflicts</text:span></text:p>
      <text:p text:style-name="P1"><text:span text:style-name="T1">Iteration 9243: 1 conflicts</text:span></text:p>
      <text:p text:style-name="P1"><text:span text:style-name="T1">Iteration 9244: 1 conflicts</text:span></text:p>
      <text:p text:style-name="P1"><text:span text:style-name="T1">Iteration 9245: 3 conflicts</text:span></text:p>
      <text:p text:style-name="P1"><text:span text:style-name="T1">Iteration 9246: 2 conflicts</text:span></text:p>
      <text:p text:style-name="P1"><text:span text:style-name="T1">Iteration 9247: 3 conflicts</text:span></text:p>
      <text:p text:style-name="P1"><text:span text:style-name="T1">Iteration 9248: 2 conflicts</text:span></text:p>
      <text:p text:style-name="P1"><text:span text:style-name="T1">Iteration 9249: 3 conflicts</text:span></text:p>
      <text:p text:style-name="P1"><text:span text:style-name="T1">Iteration 9250: 2 conflicts</text:span></text:p>
      <text:p text:style-name="P1"><text:span text:style-name="T1">Iteration 9251: 3 conflicts</text:span></text:p>
      <text:p text:style-name="P1"><text:span text:style-name="T1">Iteration 9252: 5 conflicts</text:span></text:p>
      <text:p text:style-name="P1"><text:span text:style-name="T1">Iteration 9253: 3 conflicts</text:span></text:p>
      <text:p text:style-name="P1"><text:span text:style-name="T1">Iteration 9254: 2 conflicts</text:span></text:p>
      <text:p text:style-name="P1"><text:span text:style-name="T1">Iteration 9255: 2 conflicts</text:span></text:p>
      <text:p text:style-name="P1"><text:span text:style-name="T1">Iteration 9256: 1 conflicts</text:span></text:p>
      <text:p text:style-name="P1"><text:span text:style-name="T1">Iteration 9257: 1 conflicts</text:span></text:p>
      <text:p text:style-name="P1"><text:span text:style-name="T1">Iteration 9258: 3 conflicts</text:span></text:p>
      <text:p text:style-name="P1"><text:span text:style-name="T1">Iteration 9259: 1 conflicts</text:span></text:p>
      <text:p text:style-name="P1"><text:span text:style-name="T1">Iteration 9260: 1 conflicts</text:span></text:p>
      <text:p text:style-name="P1"><text:span text:style-name="T1">Iteration 9261: 1 conflicts</text:span></text:p>
      <text:p text:style-name="P1"><text:span text:style-name="T1">Iteration 9262: 3 conflicts</text:span></text:p>
      <text:p text:style-name="P1"><text:span text:style-name="T1">Iteration 9263: 4 conflicts</text:span></text:p>
      <text:p text:style-name="P1"><text:span text:style-name="T1">Iteration 9264: 3 conflicts</text:span></text:p>
      <text:p text:style-name="P1"><text:span text:style-name="T1">Iteration 9265: 1 conflicts</text:span></text:p>
      <text:p text:style-name="P1"><text:span text:style-name="T1">Iteration 9266: 1 conflicts</text:span></text:p>
      <text:p text:style-name="P1"><text:span text:style-name="T1">Iteration 9267: 1 conflicts</text:span></text:p>
      <text:p text:style-name="P1"><text:span text:style-name="T1">Iteration 9268: 3 conflicts</text:span></text:p>
      <text:p text:style-name="P1"><text:span text:style-name="T1">Iteration 9269: 4 conflicts</text:span></text:p>
      <text:p text:style-name="P1"><text:span text:style-name="T1">Iteration 9270: 3 conflicts</text:span></text:p>
      <text:p text:style-name="P1"><text:span text:style-name="T1">Iteration 9271: 3 conflicts</text:span></text:p>
      <text:p text:style-name="P1"><text:span text:style-name="T1">Iteration 9272: 5 conflicts</text:span></text:p>
      <text:p text:style-name="P1"><text:span text:style-name="T1">Iteration 9273: 3 conflicts</text:span></text:p>
      <text:p text:style-name="P1"><text:span text:style-name="T1">Iteration 9274: 2 conflicts</text:span></text:p>
      <text:p text:style-name="P1"><text:span text:style-name="T1">Iteration 9275: 4 conflicts</text:span></text:p>
      <text:p text:style-name="P1"><text:span text:style-name="T1">Iteration 9276: 3 conflicts</text:span></text:p>
      <text:p text:style-name="P1"><text:soft-page-break/><text:span text:style-name="T1">Iteration 9277: 2 conflicts</text:span></text:p>
      <text:p text:style-name="P1"><text:span text:style-name="T1">Iteration 9278: 3 conflicts</text:span></text:p>
      <text:p text:style-name="P1"><text:span text:style-name="T1">Iteration 9279: 5 conflicts</text:span></text:p>
      <text:p text:style-name="P1"><text:span text:style-name="T1">Iteration 9280: 4 conflicts</text:span></text:p>
      <text:p text:style-name="P1"><text:span text:style-name="T1">Iteration 9281: 3 conflicts</text:span></text:p>
      <text:p text:style-name="P1"><text:span text:style-name="T1">Iteration 9282: 2 conflicts</text:span></text:p>
      <text:p text:style-name="P1"><text:span text:style-name="T1">Iteration 9283: 2 conflicts</text:span></text:p>
      <text:p text:style-name="P1"><text:span text:style-name="T1">Iteration 9284: 1 conflicts</text:span></text:p>
      <text:p text:style-name="P1"><text:span text:style-name="T1">Iteration 9285: 1 conflicts</text:span></text:p>
      <text:p text:style-name="P1"><text:span text:style-name="T1">Iteration 9286: 1 conflicts</text:span></text:p>
      <text:p text:style-name="P1"><text:span text:style-name="T1">Iteration 9287: 3 conflicts</text:span></text:p>
      <text:p text:style-name="P1"><text:span text:style-name="T1">Iteration 9288: 2 conflicts</text:span></text:p>
      <text:p text:style-name="P1"><text:span text:style-name="T1">Iteration 9289: 2 conflicts</text:span></text:p>
      <text:p text:style-name="P1"><text:span text:style-name="T1">Iteration 9290: 2 conflicts</text:span></text:p>
      <text:p text:style-name="P1"><text:span text:style-name="T1">Iteration 9291: 2 conflicts</text:span></text:p>
      <text:p text:style-name="P1"><text:span text:style-name="T1">Iteration 9292: 2 conflicts</text:span></text:p>
      <text:p text:style-name="P1"><text:span text:style-name="T1">Iteration 9293: 3 conflicts</text:span></text:p>
      <text:p text:style-name="P1"><text:span text:style-name="T1">Iteration 9294: 2 conflicts</text:span></text:p>
      <text:p text:style-name="P1"><text:span text:style-name="T1">Iteration 9295: 3 conflicts</text:span></text:p>
      <text:p text:style-name="P1"><text:span text:style-name="T1">Iteration 9296: 2 conflicts</text:span></text:p>
      <text:p text:style-name="P1"><text:span text:style-name="T1">Iteration 9297: 3 conflicts</text:span></text:p>
      <text:p text:style-name="P1"><text:span text:style-name="T1">Iteration 9298: 2 conflicts</text:span></text:p>
      <text:p text:style-name="P1"><text:span text:style-name="T1">Iteration 9299: 1 conflicts</text:span></text:p>
      <text:p text:style-name="P1"><text:span text:style-name="T1">Iteration 9300: 3 conflicts</text:span></text:p>
      <text:p text:style-name="P1"><text:span text:style-name="T1">Iteration 9301: 2 conflicts</text:span></text:p>
      <text:p text:style-name="P1"><text:span text:style-name="T1">Iteration 9302: 2 conflicts</text:span></text:p>
      <text:p text:style-name="P1"><text:span text:style-name="T1">Iteration 9303: 2 conflicts</text:span></text:p>
      <text:p text:style-name="P1"><text:span text:style-name="T1">Iteration 9304: 1 conflicts</text:span></text:p>
      <text:p text:style-name="P1"><text:span text:style-name="T1">Iteration 9305: 1 conflicts</text:span></text:p>
      <text:p text:style-name="P1"><text:span text:style-name="T1">Iteration 9306: 3 conflicts</text:span></text:p>
      <text:p text:style-name="P1"><text:span text:style-name="T1">Iteration 9307: 3 conflicts</text:span></text:p>
      <text:p text:style-name="P1"><text:span text:style-name="T1">Iteration 9308: 3 conflicts</text:span></text:p>
      <text:p text:style-name="P1"><text:span text:style-name="T1">Iteration 9309: 1 conflicts</text:span></text:p>
      <text:p text:style-name="P1"><text:span text:style-name="T1">Iteration 9310: 3 conflicts</text:span></text:p>
      <text:p text:style-name="P1"><text:span text:style-name="T1">Iteration 9311: 2 conflicts</text:span></text:p>
      <text:p text:style-name="P1"><text:span text:style-name="T1">Iteration 9312: 2 conflicts</text:span></text:p>
      <text:p text:style-name="P1"><text:span text:style-name="T1">Iteration 9313: 1 conflicts</text:span></text:p>
      <text:p text:style-name="P1"><text:span text:style-name="T1">Iteration 9314: 1 conflicts</text:span></text:p>
      <text:p text:style-name="P1"><text:span text:style-name="T1">Iteration 9315: 1 conflicts</text:span></text:p>
      <text:p text:style-name="P1"><text:span text:style-name="T1">Iteration 9316: 3 conflicts</text:span></text:p>
      <text:p text:style-name="P1"><text:span text:style-name="T1">Iteration 9317: 1 conflicts</text:span></text:p>
      <text:p text:style-name="P1"><text:span text:style-name="T1">Iteration 9318: 3 conflicts</text:span></text:p>
      <text:p text:style-name="P1"><text:span text:style-name="T1">Iteration 9319: 4 conflicts</text:span></text:p>
      <text:p text:style-name="P1"><text:span text:style-name="T1">Iteration 9320: 3 conflicts</text:span></text:p>
      <text:p text:style-name="P1"><text:span text:style-name="T1">Iteration 9321: 4 conflicts</text:span></text:p>
      <text:p text:style-name="P1"><text:span text:style-name="T1">Iteration 9322: 4 conflicts</text:span></text:p>
      <text:p text:style-name="P1"><text:span text:style-name="T1">Iteration 9323: 3 conflicts</text:span></text:p>
      <text:p text:style-name="P1"><text:span text:style-name="T1">Iteration 9324: 3 conflicts</text:span></text:p>
      <text:p text:style-name="P1"><text:span text:style-name="T1">Iteration 9325: 3 conflicts</text:span></text:p>
      <text:p text:style-name="P1"><text:span text:style-name="T1">Iteration 9326: 3 conflicts</text:span></text:p>
      <text:p text:style-name="P1"><text:span text:style-name="T1">Iteration 9327: 2 conflicts</text:span></text:p>
      <text:p text:style-name="P1"><text:span text:style-name="T1">Iteration 9328: 2 conflicts</text:span></text:p>
      <text:p text:style-name="P1"><text:span text:style-name="T1">Iteration 9329: 2 conflicts</text:span></text:p>
      <text:p text:style-name="P1"><text:span text:style-name="T1">Iteration 9330: 3 conflicts</text:span></text:p>
      <text:p text:style-name="P1"><text:span text:style-name="T1">Iteration 9331: 2 conflicts</text:span></text:p>
      <text:p text:style-name="P1"><text:span text:style-name="T1">Iteration 9332: 2 conflicts</text:span></text:p>
      <text:p text:style-name="P1"><text:span text:style-name="T1">Iteration 9333: 1 conflicts</text:span></text:p>
      <text:p text:style-name="P1"><text:span text:style-name="T1">Iteration 9334: 1 conflicts</text:span></text:p>
      <text:p text:style-name="P1"><text:soft-page-break/><text:span text:style-name="T1">Iteration 9335: 1 conflicts</text:span></text:p>
      <text:p text:style-name="P1"><text:span text:style-name="T1">Iteration 9336: 1 conflicts</text:span></text:p>
      <text:p text:style-name="P1"><text:span text:style-name="T1">Iteration 9337: 3 conflicts</text:span></text:p>
      <text:p text:style-name="P1"><text:span text:style-name="T1">Iteration 9338: 3 conflicts</text:span></text:p>
      <text:p text:style-name="P1"><text:span text:style-name="T1">Iteration 9339: 2 conflicts</text:span></text:p>
      <text:p text:style-name="P1"><text:span text:style-name="T1">Iteration 9340: 2 conflicts</text:span></text:p>
      <text:p text:style-name="P1"><text:span text:style-name="T1">Iteration 9341: 2 conflicts</text:span></text:p>
      <text:p text:style-name="P1"><text:span text:style-name="T1">Iteration 9342: 2 conflicts</text:span></text:p>
      <text:p text:style-name="P1"><text:span text:style-name="T1">Iteration 9343: 2 conflicts</text:span></text:p>
      <text:p text:style-name="P1"><text:span text:style-name="T1">Iteration 9344: 2 conflicts</text:span></text:p>
      <text:p text:style-name="P1"><text:span text:style-name="T1">Iteration 9345: 3 conflicts</text:span></text:p>
      <text:p text:style-name="P1"><text:span text:style-name="T1">Iteration 9346: 2 conflicts</text:span></text:p>
      <text:p text:style-name="P1"><text:span text:style-name="T1">Iteration 9347: 4 conflicts</text:span></text:p>
      <text:p text:style-name="P1"><text:span text:style-name="T1">Iteration 9348: 4 conflicts</text:span></text:p>
      <text:p text:style-name="P1"><text:span text:style-name="T1">Iteration 9349: 4 conflicts</text:span></text:p>
      <text:p text:style-name="P1"><text:span text:style-name="T1">Iteration 9350: 4 conflicts</text:span></text:p>
      <text:p text:style-name="P1"><text:span text:style-name="T1">Iteration 9351: 4 conflicts</text:span></text:p>
      <text:p text:style-name="P1"><text:span text:style-name="T1">Iteration 9352: 4 conflicts</text:span></text:p>
      <text:p text:style-name="P1"><text:span text:style-name="T1">Iteration 9353: 3 conflicts</text:span></text:p>
      <text:p text:style-name="P1"><text:span text:style-name="T1">Iteration 9354: 5 conflicts</text:span></text:p>
      <text:p text:style-name="P1"><text:span text:style-name="T1">Iteration 9355: 4 conflicts</text:span></text:p>
      <text:p text:style-name="P1"><text:span text:style-name="T1">Iteration 9356: 2 conflicts</text:span></text:p>
      <text:p text:style-name="P1"><text:span text:style-name="T1">Iteration 9357: 2 conflicts</text:span></text:p>
      <text:p text:style-name="P1"><text:span text:style-name="T1">Iteration 9358: 1 conflicts</text:span></text:p>
      <text:p text:style-name="P1"><text:span text:style-name="T1">Iteration 9359: 1 conflicts</text:span></text:p>
      <text:p text:style-name="P1"><text:span text:style-name="T1">Iteration 9360: 3 conflicts</text:span></text:p>
      <text:p text:style-name="P1"><text:span text:style-name="T1">Iteration 9361: 1 conflicts</text:span></text:p>
      <text:p text:style-name="P1"><text:span text:style-name="T1">Iteration 9362: 3 conflicts</text:span></text:p>
      <text:p text:style-name="P1"><text:span text:style-name="T1">Iteration 9363: 3 conflicts</text:span></text:p>
      <text:p text:style-name="P1"><text:span text:style-name="T1">Iteration 9364: 2 conflicts</text:span></text:p>
      <text:p text:style-name="P1"><text:span text:style-name="T1">Iteration 9365: 4 conflicts</text:span></text:p>
      <text:p text:style-name="P1"><text:span text:style-name="T1">Iteration 9366: 2 conflicts</text:span></text:p>
      <text:p text:style-name="P1"><text:span text:style-name="T1">Iteration 9367: 2 conflicts</text:span></text:p>
      <text:p text:style-name="P1"><text:span text:style-name="T1">Iteration 9368: 3 conflicts</text:span></text:p>
      <text:p text:style-name="P1"><text:span text:style-name="T1">Iteration 9369: 2 conflicts</text:span></text:p>
      <text:p text:style-name="P1"><text:span text:style-name="T1">Iteration 9370: 3 conflicts</text:span></text:p>
      <text:p text:style-name="P1"><text:span text:style-name="T1">Iteration 9371: 2 conflicts</text:span></text:p>
      <text:p text:style-name="P1"><text:span text:style-name="T1">Iteration 9372: 2 conflicts</text:span></text:p>
      <text:p text:style-name="P1"><text:span text:style-name="T1">Iteration 9373: 2 conflicts</text:span></text:p>
      <text:p text:style-name="P1"><text:span text:style-name="T1">Iteration 9374: 2 conflicts</text:span></text:p>
      <text:p text:style-name="P1"><text:span text:style-name="T1">Iteration 9375: 3 conflicts</text:span></text:p>
      <text:p text:style-name="P1"><text:span text:style-name="T1">Iteration 9376: 2 conflicts</text:span></text:p>
      <text:p text:style-name="P1"><text:span text:style-name="T1">Iteration 9377: 2 conflicts</text:span></text:p>
      <text:p text:style-name="P1"><text:span text:style-name="T1">Iteration 9378: 3 conflicts</text:span></text:p>
      <text:p text:style-name="P1"><text:span text:style-name="T1">Iteration 9379: 2 conflicts</text:span></text:p>
      <text:p text:style-name="P1"><text:span text:style-name="T1">Iteration 9380: 1 conflicts</text:span></text:p>
      <text:p text:style-name="P1"><text:span text:style-name="T1">Iteration 9381: 1 conflicts</text:span></text:p>
      <text:p text:style-name="P1"><text:span text:style-name="T1">Iteration 9382: 1 conflicts</text:span></text:p>
      <text:p text:style-name="P1"><text:span text:style-name="T1">Iteration 9383: 3 conflicts</text:span></text:p>
      <text:p text:style-name="P1"><text:span text:style-name="T1">Iteration 9384: 2 conflicts</text:span></text:p>
      <text:p text:style-name="P1"><text:span text:style-name="T1">Iteration 9385: 3 conflicts</text:span></text:p>
      <text:p text:style-name="P1"><text:span text:style-name="T1">Iteration 9386: 2 conflicts</text:span></text:p>
      <text:p text:style-name="P1"><text:span text:style-name="T1">Iteration 9387: 3 conflicts</text:span></text:p>
      <text:p text:style-name="P1"><text:span text:style-name="T1">Iteration 9388: 2 conflicts</text:span></text:p>
      <text:p text:style-name="P1"><text:span text:style-name="T1">Iteration 9389: 3 conflicts</text:span></text:p>
      <text:p text:style-name="P1"><text:span text:style-name="T1">Iteration 9390: 3 conflicts</text:span></text:p>
      <text:p text:style-name="P1"><text:span text:style-name="T1">Iteration 9391: 2 conflicts</text:span></text:p>
      <text:p text:style-name="P1"><text:span text:style-name="T1">Iteration 9392: 4 conflicts</text:span></text:p>
      <text:p text:style-name="P1"><text:soft-page-break/><text:span text:style-name="T1">Iteration 9393: 2 conflicts</text:span></text:p>
      <text:p text:style-name="P1"><text:span text:style-name="T1">Iteration 9394: 1 conflicts</text:span></text:p>
      <text:p text:style-name="P1"><text:span text:style-name="T1">Iteration 9395: 3 conflicts</text:span></text:p>
      <text:p text:style-name="P1"><text:span text:style-name="T1">Iteration 9396: 1 conflicts</text:span></text:p>
      <text:p text:style-name="P1"><text:span text:style-name="T1">Iteration 9397: 3 conflicts</text:span></text:p>
      <text:p text:style-name="P1"><text:span text:style-name="T1">Iteration 9398: 4 conflicts</text:span></text:p>
      <text:p text:style-name="P1"><text:span text:style-name="T1">Iteration 9399: 4 conflicts</text:span></text:p>
      <text:p text:style-name="P1"><text:span text:style-name="T1">Iteration 9400: 3 conflicts</text:span></text:p>
      <text:p text:style-name="P1"><text:span text:style-name="T1">Iteration 9401: 3 conflicts</text:span></text:p>
      <text:p text:style-name="P1"><text:span text:style-name="T1">Iteration 9402: 5 conflicts</text:span></text:p>
      <text:p text:style-name="P1"><text:span text:style-name="T1">Iteration 9403: 6 conflicts</text:span></text:p>
      <text:p text:style-name="P1"><text:span text:style-name="T1">Iteration 9404: 5 conflicts</text:span></text:p>
      <text:p text:style-name="P1"><text:span text:style-name="T1">Iteration 9405: 3 conflicts</text:span></text:p>
      <text:p text:style-name="P1"><text:span text:style-name="T1">Iteration 9406: 3 conflicts</text:span></text:p>
      <text:p text:style-name="P1"><text:span text:style-name="T1">Iteration 9407: 3 conflicts</text:span></text:p>
      <text:p text:style-name="P1"><text:span text:style-name="T1">Iteration 9408: 3 conflicts</text:span></text:p>
      <text:p text:style-name="P1"><text:span text:style-name="T1">Iteration 9409: 2 conflicts</text:span></text:p>
      <text:p text:style-name="P1"><text:span text:style-name="T1">Iteration 9410: 2 conflicts</text:span></text:p>
      <text:p text:style-name="P1"><text:span text:style-name="T1">Iteration 9411: 2 conflicts</text:span></text:p>
      <text:p text:style-name="P1"><text:span text:style-name="T1">Iteration 9412: 2 conflicts</text:span></text:p>
      <text:p text:style-name="P1"><text:span text:style-name="T1">Iteration 9413: 3 conflicts</text:span></text:p>
      <text:p text:style-name="P1"><text:span text:style-name="T1">Iteration 9414: 2 conflicts</text:span></text:p>
      <text:p text:style-name="P1"><text:span text:style-name="T1">Iteration 9415: 4 conflicts</text:span></text:p>
      <text:p text:style-name="P1"><text:span text:style-name="T1">Iteration 9416: 3 conflicts</text:span></text:p>
      <text:p text:style-name="P1"><text:span text:style-name="T1">Iteration 9417: 3 conflicts</text:span></text:p>
      <text:p text:style-name="P1"><text:span text:style-name="T1">Iteration 9418: 5 conflicts</text:span></text:p>
      <text:p text:style-name="P1"><text:span text:style-name="T1">Iteration 9419: 3 conflicts</text:span></text:p>
      <text:p text:style-name="P1"><text:span text:style-name="T1">Iteration 9420: 2 conflicts</text:span></text:p>
      <text:p text:style-name="P1"><text:span text:style-name="T1">Iteration 9421: 2 conflicts</text:span></text:p>
      <text:p text:style-name="P1"><text:span text:style-name="T1">Iteration 9422: 4 conflicts</text:span></text:p>
      <text:p text:style-name="P1"><text:span text:style-name="T1">Iteration 9423: 2 conflicts</text:span></text:p>
      <text:p text:style-name="P1"><text:span text:style-name="T1">Iteration 9424: 2 conflicts</text:span></text:p>
      <text:p text:style-name="P1"><text:span text:style-name="T1">Iteration 9425: 4 conflicts</text:span></text:p>
      <text:p text:style-name="P1"><text:span text:style-name="T1">Iteration 9426: 2 conflicts</text:span></text:p>
      <text:p text:style-name="P1"><text:span text:style-name="T1">Iteration 9427: 3 conflicts</text:span></text:p>
      <text:p text:style-name="P1"><text:span text:style-name="T1">Iteration 9428: 2 conflicts</text:span></text:p>
      <text:p text:style-name="P1"><text:span text:style-name="T1">Iteration 9429: 4 conflicts</text:span></text:p>
      <text:p text:style-name="P1"><text:span text:style-name="T1">Iteration 9430: 3 conflicts</text:span></text:p>
      <text:p text:style-name="P1"><text:span text:style-name="T1">Iteration 9431: 3 conflicts</text:span></text:p>
      <text:p text:style-name="P1"><text:span text:style-name="T1">Iteration 9432: 3 conflicts</text:span></text:p>
      <text:p text:style-name="P1"><text:span text:style-name="T1">Iteration 9433: 2 conflicts</text:span></text:p>
      <text:p text:style-name="P1"><text:span text:style-name="T1">Iteration 9434: 2 conflicts</text:span></text:p>
      <text:p text:style-name="P1"><text:span text:style-name="T1">Iteration 9435: 3 conflicts</text:span></text:p>
      <text:p text:style-name="P1"><text:span text:style-name="T1">Iteration 9436: 5 conflicts</text:span></text:p>
      <text:p text:style-name="P1"><text:span text:style-name="T1">Iteration 9437: 3 conflicts</text:span></text:p>
      <text:p text:style-name="P1"><text:span text:style-name="T1">Iteration 9438: 2 conflicts</text:span></text:p>
      <text:p text:style-name="P1"><text:span text:style-name="T1">Iteration 9439: 2 conflicts</text:span></text:p>
      <text:p text:style-name="P1"><text:span text:style-name="T1">Iteration 9440: 4 conflicts</text:span></text:p>
      <text:p text:style-name="P1"><text:span text:style-name="T1">Iteration 9441: 2 conflicts</text:span></text:p>
      <text:p text:style-name="P1"><text:span text:style-name="T1">Iteration 9442: 1 conflicts</text:span></text:p>
      <text:p text:style-name="P1"><text:span text:style-name="T1">Iteration 9443: 1 conflicts</text:span></text:p>
      <text:p text:style-name="P1"><text:span text:style-name="T1">Iteration 9444: 3 conflicts</text:span></text:p>
      <text:p text:style-name="P1"><text:span text:style-name="T1">Iteration 9445: 4 conflicts</text:span></text:p>
      <text:p text:style-name="P1"><text:span text:style-name="T1">Iteration 9446: 3 conflicts</text:span></text:p>
      <text:p text:style-name="P1"><text:span text:style-name="T1">Iteration 9447: 3 conflicts</text:span></text:p>
      <text:p text:style-name="P1"><text:span text:style-name="T1">Iteration 9448: 2 conflicts</text:span></text:p>
      <text:p text:style-name="P1"><text:span text:style-name="T1">Iteration 9449: 2 conflicts</text:span></text:p>
      <text:p text:style-name="P1"><text:span text:style-name="T1">Iteration 9450: 1 conflicts</text:span></text:p>
      <text:p text:style-name="P1"><text:soft-page-break/><text:span text:style-name="T1">Iteration 9451: 1 conflicts</text:span></text:p>
      <text:p text:style-name="P1"><text:span text:style-name="T1">Iteration 9452: 1 conflicts</text:span></text:p>
      <text:p text:style-name="P1"><text:span text:style-name="T1">Iteration 9453: 1 conflicts</text:span></text:p>
      <text:p text:style-name="P1"><text:span text:style-name="T1">Iteration 9454: 1 conflicts</text:span></text:p>
      <text:p text:style-name="P1"><text:span text:style-name="T1">Iteration 9455: 1 conflicts</text:span></text:p>
      <text:p text:style-name="P1"><text:span text:style-name="T1">Iteration 9456: 1 conflicts</text:span></text:p>
      <text:p text:style-name="P1"><text:span text:style-name="T1">Iteration 9457: 1 conflicts</text:span></text:p>
      <text:p text:style-name="P1"><text:span text:style-name="T1">Iteration 9458: 1 conflicts</text:span></text:p>
      <text:p text:style-name="P1"><text:span text:style-name="T1">Iteration 9459: 3 conflicts</text:span></text:p>
      <text:p text:style-name="P1"><text:span text:style-name="T1">Iteration 9460: 4 conflicts</text:span></text:p>
      <text:p text:style-name="P1"><text:span text:style-name="T1">Iteration 9461: 3 conflicts</text:span></text:p>
      <text:p text:style-name="P1"><text:span text:style-name="T1">Iteration 9462: 5 conflicts</text:span></text:p>
      <text:p text:style-name="P1"><text:span text:style-name="T1">Iteration 9463: 4 conflicts</text:span></text:p>
      <text:p text:style-name="P1"><text:span text:style-name="T1">Iteration 9464: 3 conflicts</text:span></text:p>
      <text:p text:style-name="P1"><text:span text:style-name="T1">Iteration 9465: 3 conflicts</text:span></text:p>
      <text:p text:style-name="P1"><text:span text:style-name="T1">Iteration 9466: 2 conflicts</text:span></text:p>
      <text:p text:style-name="P1"><text:span text:style-name="T1">Iteration 9467: 4 conflicts</text:span></text:p>
      <text:p text:style-name="P1"><text:span text:style-name="T1">Iteration 9468: 2 conflicts</text:span></text:p>
      <text:p text:style-name="P1"><text:span text:style-name="T1">Iteration 9469: 1 conflicts</text:span></text:p>
      <text:p text:style-name="P1"><text:span text:style-name="T1">Iteration 9470: 1 conflicts</text:span></text:p>
      <text:p text:style-name="P1"><text:span text:style-name="T1">Iteration 9471: 1 conflicts</text:span></text:p>
      <text:p text:style-name="P1"><text:span text:style-name="T1">Iteration 9472: 3 conflicts</text:span></text:p>
      <text:p text:style-name="P1"><text:span text:style-name="T1">Iteration 9473: 1 conflicts</text:span></text:p>
      <text:p text:style-name="P1"><text:span text:style-name="T1">Iteration 9474: 1 conflicts</text:span></text:p>
      <text:p text:style-name="P1"><text:span text:style-name="T1">Iteration 9475: 1 conflicts</text:span></text:p>
      <text:p text:style-name="P1"><text:span text:style-name="T1">Iteration 9476: 1 conflicts</text:span></text:p>
      <text:p text:style-name="P1"><text:span text:style-name="T1">Iteration 9477: 1 conflicts</text:span></text:p>
      <text:p text:style-name="P1"><text:span text:style-name="T1">Iteration 9478: 1 conflicts</text:span></text:p>
      <text:p text:style-name="P1"><text:span text:style-name="T1">Iteration 9479: 1 conflicts</text:span></text:p>
      <text:p text:style-name="P1"><text:span text:style-name="T1">Iteration 9480: 3 conflicts</text:span></text:p>
      <text:p text:style-name="P1"><text:span text:style-name="T1">Iteration 9481: 2 conflicts</text:span></text:p>
      <text:p text:style-name="P1"><text:span text:style-name="T1">Iteration 9482: 3 conflicts</text:span></text:p>
      <text:p text:style-name="P1"><text:span text:style-name="T1">Iteration 9483: 5 conflicts</text:span></text:p>
      <text:p text:style-name="P1"><text:span text:style-name="T1">Iteration 9484: 3 conflicts</text:span></text:p>
      <text:p text:style-name="P1"><text:span text:style-name="T1">Iteration 9485: 2 conflicts</text:span></text:p>
      <text:p text:style-name="P1"><text:span text:style-name="T1">Iteration 9486: 2 conflicts</text:span></text:p>
      <text:p text:style-name="P1"><text:span text:style-name="T1">Iteration 9487: 2 conflicts</text:span></text:p>
      <text:p text:style-name="P1"><text:span text:style-name="T1">Iteration 9488: 3 conflicts</text:span></text:p>
      <text:p text:style-name="P1"><text:span text:style-name="T1">Iteration 9489: 2 conflicts</text:span></text:p>
      <text:p text:style-name="P1"><text:span text:style-name="T1">Iteration 9490: 2 conflicts</text:span></text:p>
      <text:p text:style-name="P1"><text:span text:style-name="T1">Iteration 9491: 1 conflicts</text:span></text:p>
      <text:p text:style-name="P1"><text:span text:style-name="T1">Iteration 9492: 3 conflicts</text:span></text:p>
      <text:p text:style-name="P1"><text:span text:style-name="T1">Iteration 9493: 4 conflicts</text:span></text:p>
      <text:p text:style-name="P1"><text:span text:style-name="T1">Iteration 9494: 3 conflicts</text:span></text:p>
      <text:p text:style-name="P1"><text:span text:style-name="T1">Iteration 9495: 3 conflicts</text:span></text:p>
      <text:p text:style-name="P1"><text:span text:style-name="T1">Iteration 9496: 2 conflicts</text:span></text:p>
      <text:p text:style-name="P1"><text:span text:style-name="T1">Iteration 9497: 3 conflicts</text:span></text:p>
      <text:p text:style-name="P1"><text:span text:style-name="T1">Iteration 9498: 3 conflicts</text:span></text:p>
      <text:p text:style-name="P1"><text:span text:style-name="T1">Iteration 9499: 2 conflicts</text:span></text:p>
      <text:p text:style-name="P1"><text:span text:style-name="T1">Iteration 9500: 3 conflicts</text:span></text:p>
      <text:p text:style-name="P1"><text:span text:style-name="T1">Iteration 9501: 3 conflicts</text:span></text:p>
      <text:p text:style-name="P1"><text:span text:style-name="T1">Iteration 9502: 2 conflicts</text:span></text:p>
      <text:p text:style-name="P1"><text:span text:style-name="T1">Iteration 9503: 2 conflicts</text:span></text:p>
      <text:p text:style-name="P1"><text:span text:style-name="T1">Iteration 9504: 2 conflicts</text:span></text:p>
      <text:p text:style-name="P1"><text:span text:style-name="T1">Iteration 9505: 2 conflicts</text:span></text:p>
      <text:p text:style-name="P1"><text:span text:style-name="T1">Iteration 9506: 4 conflicts</text:span></text:p>
      <text:p text:style-name="P1"><text:span text:style-name="T1">Iteration 9507: 3 conflicts</text:span></text:p>
      <text:p text:style-name="P1"><text:span text:style-name="T1">Iteration 9508: 3 conflicts</text:span></text:p>
      <text:p text:style-name="P1"><text:soft-page-break/><text:span text:style-name="T1">Iteration 9509: 3 conflicts</text:span></text:p>
      <text:p text:style-name="P1"><text:span text:style-name="T1">Iteration 9510: 4 conflicts</text:span></text:p>
      <text:p text:style-name="P1"><text:span text:style-name="T1">Iteration 9511: 4 conflicts</text:span></text:p>
      <text:p text:style-name="P1"><text:span text:style-name="T1">Iteration 9512: 1 conflicts</text:span></text:p>
      <text:p text:style-name="P1"><text:span text:style-name="T1">Iteration 9513: 3 conflicts</text:span></text:p>
      <text:p text:style-name="P1"><text:span text:style-name="T1">Iteration 9514: 3 conflicts</text:span></text:p>
      <text:p text:style-name="P1"><text:span text:style-name="T1">Iteration 9515: 3 conflicts</text:span></text:p>
      <text:p text:style-name="P1"><text:span text:style-name="T1">Iteration 9516: 3 conflicts</text:span></text:p>
      <text:p text:style-name="P1"><text:span text:style-name="T1">Iteration 9517: 3 conflicts</text:span></text:p>
      <text:p text:style-name="P1"><text:span text:style-name="T1">Iteration 9518: 4 conflicts</text:span></text:p>
      <text:p text:style-name="P1"><text:span text:style-name="T1">Iteration 9519: 4 conflicts</text:span></text:p>
      <text:p text:style-name="P1"><text:span text:style-name="T1">Iteration 9520: 4 conflicts</text:span></text:p>
      <text:p text:style-name="P1"><text:span text:style-name="T1">Iteration 9521: 3 conflicts</text:span></text:p>
      <text:p text:style-name="P1"><text:span text:style-name="T1">Iteration 9522: 4 conflicts</text:span></text:p>
      <text:p text:style-name="P1"><text:span text:style-name="T1">Iteration 9523: 4 conflicts</text:span></text:p>
      <text:p text:style-name="P1"><text:span text:style-name="T1">Iteration 9524: 3 conflicts</text:span></text:p>
      <text:p text:style-name="P1"><text:span text:style-name="T1">Iteration 9525: 3 conflicts</text:span></text:p>
      <text:p text:style-name="P1"><text:span text:style-name="T1">Iteration 9526: 3 conflicts</text:span></text:p>
      <text:p text:style-name="P1"><text:span text:style-name="T1">Iteration 9527: 3 conflicts</text:span></text:p>
      <text:p text:style-name="P1"><text:span text:style-name="T1">Iteration 9528: 3 conflicts</text:span></text:p>
      <text:p text:style-name="P1"><text:span text:style-name="T1">Iteration 9529: 2 conflicts</text:span></text:p>
      <text:p text:style-name="P1"><text:span text:style-name="T1">Iteration 9530: 3 conflicts</text:span></text:p>
      <text:p text:style-name="P1"><text:span text:style-name="T1">Iteration 9531: 3 conflicts</text:span></text:p>
      <text:p text:style-name="P1"><text:span text:style-name="T1">Iteration 9532: 3 conflicts</text:span></text:p>
      <text:p text:style-name="P1"><text:span text:style-name="T1">Iteration 9533: 3 conflicts</text:span></text:p>
      <text:p text:style-name="P1"><text:span text:style-name="T1">Iteration 9534: 2 conflicts</text:span></text:p>
      <text:p text:style-name="P1"><text:span text:style-name="T1">Iteration 9535: 2 conflicts</text:span></text:p>
      <text:p text:style-name="P1"><text:span text:style-name="T1">Iteration 9536: 4 conflicts</text:span></text:p>
      <text:p text:style-name="P1"><text:span text:style-name="T1">Iteration 9537: 2 conflicts</text:span></text:p>
      <text:p text:style-name="P1"><text:span text:style-name="T1">Iteration 9538: 3 conflicts</text:span></text:p>
      <text:p text:style-name="P1"><text:span text:style-name="T1">Iteration 9539: 3 conflicts</text:span></text:p>
      <text:p text:style-name="P1"><text:span text:style-name="T1">Iteration 9540: 2 conflicts</text:span></text:p>
      <text:p text:style-name="P1"><text:span text:style-name="T1">Iteration 9541: 2 conflicts</text:span></text:p>
      <text:p text:style-name="P1"><text:span text:style-name="T1">Iteration 9542: 1 conflicts</text:span></text:p>
      <text:p text:style-name="P1"><text:span text:style-name="T1">Iteration 9543: 3 conflicts</text:span></text:p>
      <text:p text:style-name="P1"><text:span text:style-name="T1">Iteration 9544: 2 conflicts</text:span></text:p>
      <text:p text:style-name="P1"><text:span text:style-name="T1">Iteration 9545: 2 conflicts</text:span></text:p>
      <text:p text:style-name="P1"><text:span text:style-name="T1">Iteration 9546: 2 conflicts</text:span></text:p>
      <text:p text:style-name="P1"><text:span text:style-name="T1">Iteration 9547: 3 conflicts</text:span></text:p>
      <text:p text:style-name="P1"><text:span text:style-name="T1">Iteration 9548: 2 conflicts</text:span></text:p>
      <text:p text:style-name="P1"><text:span text:style-name="T1">Iteration 9549: 1 conflicts</text:span></text:p>
      <text:p text:style-name="P1"><text:span text:style-name="T1">Iteration 9550: 1 conflicts</text:span></text:p>
      <text:p text:style-name="P1"><text:span text:style-name="T1">Iteration 9551: 1 conflicts</text:span></text:p>
      <text:p text:style-name="P1"><text:span text:style-name="T1">Iteration 9552: 1 conflicts</text:span></text:p>
      <text:p text:style-name="P1"><text:span text:style-name="T1">Iteration 9553: 1 conflicts</text:span></text:p>
      <text:p text:style-name="P1"><text:span text:style-name="T1">Iteration 9554: 1 conflicts</text:span></text:p>
      <text:p text:style-name="P1"><text:span text:style-name="T1">Iteration 9555: 1 conflicts</text:span></text:p>
      <text:p text:style-name="P1"><text:span text:style-name="T1">Iteration 9556: 1 conflicts</text:span></text:p>
      <text:p text:style-name="P1"><text:span text:style-name="T1">Iteration 9557: 1 conflicts</text:span></text:p>
      <text:p text:style-name="P1"><text:span text:style-name="T1">Iteration 9558: 1 conflicts</text:span></text:p>
      <text:p text:style-name="P1"><text:span text:style-name="T1">Iteration 9559: 1 conflicts</text:span></text:p>
      <text:p text:style-name="P1"><text:span text:style-name="T1">Iteration 9560: 1 conflicts</text:span></text:p>
      <text:p text:style-name="P1"><text:span text:style-name="T1">Iteration 9561: 1 conflicts</text:span></text:p>
      <text:p text:style-name="P1"><text:span text:style-name="T1">Iteration 9562: 3 conflicts</text:span></text:p>
      <text:p text:style-name="P1"><text:span text:style-name="T1">Iteration 9563: 2 conflicts</text:span></text:p>
      <text:p text:style-name="P1"><text:span text:style-name="T1">Iteration 9564: 2 conflicts</text:span></text:p>
      <text:p text:style-name="P1"><text:span text:style-name="T1">Iteration 9565: 2 conflicts</text:span></text:p>
      <text:p text:style-name="P1"><text:span text:style-name="T1">Iteration 9566: 4 conflicts</text:span></text:p>
      <text:p text:style-name="P1"><text:soft-page-break/><text:span text:style-name="T1">Iteration 9567: 5 conflicts</text:span></text:p>
      <text:p text:style-name="P1"><text:span text:style-name="T1">Iteration 9568: 3 conflicts</text:span></text:p>
      <text:p text:style-name="P1"><text:span text:style-name="T1">Iteration 9569: 5 conflicts</text:span></text:p>
      <text:p text:style-name="P1"><text:span text:style-name="T1">Iteration 9570: 5 conflicts</text:span></text:p>
      <text:p text:style-name="P1"><text:span text:style-name="T1">Iteration 9571: 4 conflicts</text:span></text:p>
      <text:p text:style-name="P1"><text:span text:style-name="T1">Iteration 9572: 3 conflicts</text:span></text:p>
      <text:p text:style-name="P1"><text:span text:style-name="T1">Iteration 9573: 4 conflicts</text:span></text:p>
      <text:p text:style-name="P1"><text:span text:style-name="T1">Iteration 9574: 3 conflicts</text:span></text:p>
      <text:p text:style-name="P1"><text:span text:style-name="T1">Iteration 9575: 3 conflicts</text:span></text:p>
      <text:p text:style-name="P1"><text:span text:style-name="T1">Iteration 9576: 2 conflicts</text:span></text:p>
      <text:p text:style-name="P1"><text:span text:style-name="T1">Iteration 9577: 2 conflicts</text:span></text:p>
      <text:p text:style-name="P1"><text:span text:style-name="T1">Iteration 9578: 2 conflicts</text:span></text:p>
      <text:p text:style-name="P1"><text:span text:style-name="T1">Iteration 9579: 3 conflicts</text:span></text:p>
      <text:p text:style-name="P1"><text:span text:style-name="T1">Iteration 9580: 3 conflicts</text:span></text:p>
      <text:p text:style-name="P1"><text:span text:style-name="T1">Iteration 9581: 3 conflicts</text:span></text:p>
      <text:p text:style-name="P1"><text:span text:style-name="T1">Iteration 9582: 2 conflicts</text:span></text:p>
      <text:p text:style-name="P1"><text:span text:style-name="T1">Iteration 9583: 2 conflicts</text:span></text:p>
      <text:p text:style-name="P1"><text:span text:style-name="T1">Iteration 9584: 2 conflicts</text:span></text:p>
      <text:p text:style-name="P1"><text:span text:style-name="T1">Iteration 9585: 4 conflicts</text:span></text:p>
      <text:p text:style-name="P1"><text:span text:style-name="T1">Iteration 9586: 5 conflicts</text:span></text:p>
      <text:p text:style-name="P1"><text:span text:style-name="T1">Iteration 9587: 4 conflicts</text:span></text:p>
      <text:p text:style-name="P1"><text:span text:style-name="T1">Iteration 9588: 3 conflicts</text:span></text:p>
      <text:p text:style-name="P1"><text:span text:style-name="T1">Iteration 9589: 1 conflicts</text:span></text:p>
      <text:p text:style-name="P1"><text:span text:style-name="T1">Iteration 9590: 1 conflicts</text:span></text:p>
      <text:p text:style-name="P1"><text:span text:style-name="T1">Iteration 9591: 1 conflicts</text:span></text:p>
      <text:p text:style-name="P1"><text:span text:style-name="T1">Iteration 9592: 1 conflicts</text:span></text:p>
      <text:p text:style-name="P1"><text:span text:style-name="T1">Iteration 9593: 1 conflicts</text:span></text:p>
      <text:p text:style-name="P1"><text:span text:style-name="T1">Iteration 9594: 1 conflicts</text:span></text:p>
      <text:p text:style-name="P1"><text:span text:style-name="T1">Iteration 9595: 1 conflicts</text:span></text:p>
      <text:p text:style-name="P1"><text:span text:style-name="T1">Iteration 9596: 1 conflicts</text:span></text:p>
      <text:p text:style-name="P1"><text:span text:style-name="T1">Iteration 9597: 1 conflicts</text:span></text:p>
      <text:p text:style-name="P1"><text:span text:style-name="T1">Iteration 9598: 3 conflicts</text:span></text:p>
      <text:p text:style-name="P1"><text:span text:style-name="T1">Iteration 9599: 1 conflicts</text:span></text:p>
      <text:p text:style-name="P1"><text:span text:style-name="T1">Iteration 9600: 3 conflicts</text:span></text:p>
      <text:p text:style-name="P1"><text:span text:style-name="T1">Iteration 9601: 3 conflicts</text:span></text:p>
      <text:p text:style-name="P1"><text:span text:style-name="T1">Iteration 9602: 4 conflicts</text:span></text:p>
      <text:p text:style-name="P1"><text:span text:style-name="T1">Iteration 9603: 3 conflicts</text:span></text:p>
      <text:p text:style-name="P1"><text:span text:style-name="T1">Iteration 9604: 3 conflicts</text:span></text:p>
      <text:p text:style-name="P1"><text:span text:style-name="T1">Iteration 9605: 2 conflicts</text:span></text:p>
      <text:p text:style-name="P1"><text:span text:style-name="T1">Iteration 9606: 1 conflicts</text:span></text:p>
      <text:p text:style-name="P1"><text:span text:style-name="T1">Iteration 9607: 3 conflicts</text:span></text:p>
      <text:p text:style-name="P1"><text:span text:style-name="T1">Iteration 9608: 2 conflicts</text:span></text:p>
      <text:p text:style-name="P1"><text:span text:style-name="T1">Iteration 9609: 2 conflicts</text:span></text:p>
      <text:p text:style-name="P1"><text:span text:style-name="T1">Iteration 9610: 3 conflicts</text:span></text:p>
      <text:p text:style-name="P1"><text:span text:style-name="T1">Iteration 9611: 3 conflicts</text:span></text:p>
      <text:p text:style-name="P1"><text:span text:style-name="T1">Iteration 9612: 2 conflicts</text:span></text:p>
      <text:p text:style-name="P1"><text:span text:style-name="T1">Iteration 9613: 2 conflicts</text:span></text:p>
      <text:p text:style-name="P1"><text:span text:style-name="T1">Iteration 9614: 2 conflicts</text:span></text:p>
      <text:p text:style-name="P1"><text:span text:style-name="T1">Iteration 9615: 2 conflicts</text:span></text:p>
      <text:p text:style-name="P1"><text:span text:style-name="T1">Iteration 9616: 2 conflicts</text:span></text:p>
      <text:p text:style-name="P1"><text:span text:style-name="T1">Iteration 9617: 4 conflicts</text:span></text:p>
      <text:p text:style-name="P1"><text:span text:style-name="T1">Iteration 9618: 2 conflicts</text:span></text:p>
      <text:p text:style-name="P1"><text:span text:style-name="T1">Iteration 9619: 2 conflicts</text:span></text:p>
      <text:p text:style-name="P1"><text:span text:style-name="T1">Iteration 9620: 2 conflicts</text:span></text:p>
      <text:p text:style-name="P1"><text:span text:style-name="T1">Iteration 9621: 1 conflicts</text:span></text:p>
      <text:p text:style-name="P1"><text:span text:style-name="T1">Iteration 9622: 1 conflicts</text:span></text:p>
      <text:p text:style-name="P1"><text:span text:style-name="T1">Iteration 9623: 3 conflicts</text:span></text:p>
      <text:p text:style-name="P1"><text:span text:style-name="T1">Iteration 9624: 1 conflicts</text:span></text:p>
      <text:p text:style-name="P1"><text:soft-page-break/><text:span text:style-name="T1">Iteration 9625: 1 conflicts</text:span></text:p>
      <text:p text:style-name="P1"><text:span text:style-name="T1">Iteration 9626: 1 conflicts</text:span></text:p>
      <text:p text:style-name="P1"><text:span text:style-name="T1">Iteration 9627: 3 conflicts</text:span></text:p>
      <text:p text:style-name="P1"><text:span text:style-name="T1">Iteration 9628: 1 conflicts</text:span></text:p>
      <text:p text:style-name="P1"><text:span text:style-name="T1">Iteration 9629: 1 conflicts</text:span></text:p>
      <text:p text:style-name="P1"><text:span text:style-name="T1">Iteration 9630: 1 conflicts</text:span></text:p>
      <text:p text:style-name="P1"><text:span text:style-name="T1">Iteration 9631: 1 conflicts</text:span></text:p>
      <text:p text:style-name="P1"><text:span text:style-name="T1">Iteration 9632: 1 conflicts</text:span></text:p>
      <text:p text:style-name="P1"><text:span text:style-name="T1">Iteration 9633: 1 conflicts</text:span></text:p>
      <text:p text:style-name="P1"><text:span text:style-name="T1">Iteration 9634: 1 conflicts</text:span></text:p>
      <text:p text:style-name="P1"><text:span text:style-name="T1">Iteration 9635: 1 conflicts</text:span></text:p>
      <text:p text:style-name="P1"><text:span text:style-name="T1">Iteration 9636: 1 conflicts</text:span></text:p>
      <text:p text:style-name="P1"><text:span text:style-name="T1">Iteration 9637: 1 conflicts</text:span></text:p>
      <text:p text:style-name="P1"><text:span text:style-name="T1">Iteration 9638: 1 conflicts</text:span></text:p>
      <text:p text:style-name="P1"><text:span text:style-name="T1">Iteration 9639: 1 conflicts</text:span></text:p>
      <text:p text:style-name="P1"><text:span text:style-name="T1">Iteration 9640: 1 conflicts</text:span></text:p>
      <text:p text:style-name="P1"><text:span text:style-name="T1">Iteration 9641: 3 conflicts</text:span></text:p>
      <text:p text:style-name="P1"><text:span text:style-name="T1">Iteration 9642: 2 conflicts</text:span></text:p>
      <text:p text:style-name="P1"><text:span text:style-name="T1">Iteration 9643: 2 conflicts</text:span></text:p>
      <text:p text:style-name="P1"><text:span text:style-name="T1">Iteration 9644: 2 conflicts</text:span></text:p>
      <text:p text:style-name="P1"><text:span text:style-name="T1">Iteration 9645: 3 conflicts</text:span></text:p>
      <text:p text:style-name="P1"><text:span text:style-name="T1">Iteration 9646: 2 conflicts</text:span></text:p>
      <text:p text:style-name="P1"><text:span text:style-name="T1">Iteration 9647: 3 conflicts</text:span></text:p>
      <text:p text:style-name="P1"><text:span text:style-name="T1">Iteration 9648: 2 conflicts</text:span></text:p>
      <text:p text:style-name="P1"><text:span text:style-name="T1">Iteration 9649: 4 conflicts</text:span></text:p>
      <text:p text:style-name="P1"><text:span text:style-name="T1">Iteration 9650: 4 conflicts</text:span></text:p>
      <text:p text:style-name="P1"><text:span text:style-name="T1">Iteration 9651: 3 conflicts</text:span></text:p>
      <text:p text:style-name="P1"><text:span text:style-name="T1">Iteration 9652: 3 conflicts</text:span></text:p>
      <text:p text:style-name="P1"><text:span text:style-name="T1">Iteration 9653: 3 conflicts</text:span></text:p>
      <text:p text:style-name="P1"><text:span text:style-name="T1">Iteration 9654: 3 conflicts</text:span></text:p>
      <text:p text:style-name="P1"><text:span text:style-name="T1">Iteration 9655: 2 conflicts</text:span></text:p>
      <text:p text:style-name="P1"><text:span text:style-name="T1">Iteration 9656: 1 conflicts</text:span></text:p>
      <text:p text:style-name="P1"><text:span text:style-name="T1">Iteration 9657: 1 conflicts</text:span></text:p>
      <text:p text:style-name="P1"><text:span text:style-name="T1">Iteration 9658: 3 conflicts</text:span></text:p>
      <text:p text:style-name="P1"><text:span text:style-name="T1">Iteration 9659: 3 conflicts</text:span></text:p>
      <text:p text:style-name="P1"><text:span text:style-name="T1">Iteration 9660: 2 conflicts</text:span></text:p>
      <text:p text:style-name="P1"><text:span text:style-name="T1">Iteration 9661: 3 conflicts</text:span></text:p>
      <text:p text:style-name="P1"><text:span text:style-name="T1">Iteration 9662: 3 conflicts</text:span></text:p>
      <text:p text:style-name="P1"><text:span text:style-name="T1">Iteration 9663: 2 conflicts</text:span></text:p>
      <text:p text:style-name="P1"><text:span text:style-name="T1">Iteration 9664: 4 conflicts</text:span></text:p>
      <text:p text:style-name="P1"><text:span text:style-name="T1">Iteration 9665: 4 conflicts</text:span></text:p>
      <text:p text:style-name="P1"><text:span text:style-name="T1">Iteration 9666: 4 conflicts</text:span></text:p>
      <text:p text:style-name="P1"><text:span text:style-name="T1">Iteration 9667: 4 conflicts</text:span></text:p>
      <text:p text:style-name="P1"><text:span text:style-name="T1">Iteration 9668: 3 conflicts</text:span></text:p>
      <text:p text:style-name="P1"><text:span text:style-name="T1">Iteration 9669: 2 conflicts</text:span></text:p>
      <text:p text:style-name="P1"><text:span text:style-name="T1">Iteration 9670: 2 conflicts</text:span></text:p>
      <text:p text:style-name="P1"><text:span text:style-name="T1">Iteration 9671: 2 conflicts</text:span></text:p>
      <text:p text:style-name="P1"><text:span text:style-name="T1">Iteration 9672: 2 conflicts</text:span></text:p>
      <text:p text:style-name="P1"><text:span text:style-name="T1">Iteration 9673: 1 conflicts</text:span></text:p>
      <text:p text:style-name="P1"><text:span text:style-name="T1">Iteration 9674: 1 conflicts</text:span></text:p>
      <text:p text:style-name="P1"><text:span text:style-name="T1">Iteration 9675: 1 conflicts</text:span></text:p>
      <text:p text:style-name="P1"><text:span text:style-name="T1">Iteration 9676: 1 conflicts</text:span></text:p>
      <text:p text:style-name="P1"><text:span text:style-name="T1">Iteration 9677: 1 conflicts</text:span></text:p>
      <text:p text:style-name="P1"><text:span text:style-name="T1">Iteration 9678: 1 conflicts</text:span></text:p>
      <text:p text:style-name="P1"><text:span text:style-name="T1">Iteration 9679: 3 conflicts</text:span></text:p>
      <text:p text:style-name="P1"><text:span text:style-name="T1">Iteration 9680: 4 conflicts</text:span></text:p>
      <text:p text:style-name="P1"><text:span text:style-name="T1">Iteration 9681: 3 conflicts</text:span></text:p>
      <text:p text:style-name="P1"><text:span text:style-name="T1">Iteration 9682: 2 conflicts</text:span></text:p>
      <text:p text:style-name="P1"><text:soft-page-break/><text:span text:style-name="T1">Iteration 9683: 2 conflicts</text:span></text:p>
      <text:p text:style-name="P1"><text:span text:style-name="T1">Iteration 9684: 2 conflicts</text:span></text:p>
      <text:p text:style-name="P1"><text:span text:style-name="T1">Iteration 9685: 2 conflicts</text:span></text:p>
      <text:p text:style-name="P1"><text:span text:style-name="T1">Iteration 9686: 2 conflicts</text:span></text:p>
      <text:p text:style-name="P1"><text:span text:style-name="T1">Iteration 9687: 1 conflicts</text:span></text:p>
      <text:p text:style-name="P1"><text:span text:style-name="T1">Iteration 9688: 1 conflicts</text:span></text:p>
      <text:p text:style-name="P1"><text:span text:style-name="T1">Iteration 9689: 1 conflicts</text:span></text:p>
      <text:p text:style-name="P1"><text:span text:style-name="T1">Iteration 9690: 1 conflicts</text:span></text:p>
      <text:p text:style-name="P1"><text:span text:style-name="T1">Iteration 9691: 1 conflicts</text:span></text:p>
      <text:p text:style-name="P1"><text:span text:style-name="T1">Iteration 9692: 1 conflicts</text:span></text:p>
      <text:p text:style-name="P1"><text:span text:style-name="T1">Iteration 9693: 3 conflicts</text:span></text:p>
      <text:p text:style-name="P1"><text:span text:style-name="T1">Iteration 9694: 4 conflicts</text:span></text:p>
      <text:p text:style-name="P1"><text:span text:style-name="T1">Iteration 9695: 3 conflicts</text:span></text:p>
      <text:p text:style-name="P1"><text:span text:style-name="T1">Iteration 9696: 3 conflicts</text:span></text:p>
      <text:p text:style-name="P1"><text:span text:style-name="T1">Iteration 9697: 4 conflicts</text:span></text:p>
      <text:p text:style-name="P1"><text:span text:style-name="T1">Iteration 9698: 3 conflicts</text:span></text:p>
      <text:p text:style-name="P1"><text:span text:style-name="T1">Iteration 9699: 2 conflicts</text:span></text:p>
      <text:p text:style-name="P1"><text:span text:style-name="T1">Iteration 9700: 1 conflicts</text:span></text:p>
      <text:p text:style-name="P1"><text:span text:style-name="T1">Iteration 9701: 1 conflicts</text:span></text:p>
      <text:p text:style-name="P1"><text:span text:style-name="T1">Iteration 9702: 1 conflicts</text:span></text:p>
      <text:p text:style-name="P1"><text:span text:style-name="T1">Iteration 9703: 1 conflicts</text:span></text:p>
      <text:p text:style-name="P1"><text:span text:style-name="T1">Iteration 9704: 3 conflicts</text:span></text:p>
      <text:p text:style-name="P1"><text:span text:style-name="T1">Iteration 9705: 3 conflicts</text:span></text:p>
      <text:p text:style-name="P1"><text:span text:style-name="T1">Iteration 9706: 2 conflicts</text:span></text:p>
      <text:p text:style-name="P1"><text:span text:style-name="T1">Iteration 9707: 2 conflicts</text:span></text:p>
      <text:p text:style-name="P1"><text:span text:style-name="T1">Iteration 9708: 2 conflicts</text:span></text:p>
      <text:p text:style-name="P1"><text:span text:style-name="T1">Iteration 9709: 1 conflicts</text:span></text:p>
      <text:p text:style-name="P1"><text:span text:style-name="T1">Iteration 9710: 3 conflicts</text:span></text:p>
      <text:p text:style-name="P1"><text:span text:style-name="T1">Iteration 9711: 4 conflicts</text:span></text:p>
      <text:p text:style-name="P1"><text:span text:style-name="T1">Iteration 9712: 3 conflicts</text:span></text:p>
      <text:p text:style-name="P1"><text:span text:style-name="T1">Iteration 9713: 2 conflicts</text:span></text:p>
      <text:p text:style-name="P1"><text:span text:style-name="T1">Iteration 9714: 2 conflicts</text:span></text:p>
      <text:p text:style-name="P1"><text:span text:style-name="T1">Iteration 9715: 2 conflicts</text:span></text:p>
      <text:p text:style-name="P1"><text:span text:style-name="T1">Iteration 9716: 2 conflicts</text:span></text:p>
      <text:p text:style-name="P1"><text:span text:style-name="T1">Iteration 9717: 2 conflicts</text:span></text:p>
      <text:p text:style-name="P1"><text:span text:style-name="T1">Iteration 9718: 2 conflicts</text:span></text:p>
      <text:p text:style-name="P1"><text:span text:style-name="T1">Iteration 9719: 2 conflicts</text:span></text:p>
      <text:p text:style-name="P1"><text:span text:style-name="T1">Iteration 9720: 2 conflicts</text:span></text:p>
      <text:p text:style-name="P1"><text:span text:style-name="T1">Iteration 9721: 2 conflicts</text:span></text:p>
      <text:p text:style-name="P1"><text:span text:style-name="T1">Iteration 9722: 2 conflicts</text:span></text:p>
      <text:p text:style-name="P1"><text:span text:style-name="T1">Iteration 9723: 4 conflicts</text:span></text:p>
      <text:p text:style-name="P1"><text:span text:style-name="T1">Iteration 9724: 2 conflicts</text:span></text:p>
      <text:p text:style-name="P1"><text:span text:style-name="T1">Iteration 9725: 2 conflicts</text:span></text:p>
      <text:p text:style-name="P1"><text:span text:style-name="T1">Iteration 9726: 3 conflicts</text:span></text:p>
      <text:p text:style-name="P1"><text:span text:style-name="T1">Iteration 9727: 3 conflicts</text:span></text:p>
      <text:p text:style-name="P1"><text:span text:style-name="T1">Iteration 9728: 3 conflicts</text:span></text:p>
      <text:p text:style-name="P1"><text:span text:style-name="T1">Iteration 9729: 3 conflicts</text:span></text:p>
      <text:p text:style-name="P1"><text:span text:style-name="T1">Iteration 9730: 2 conflicts</text:span></text:p>
      <text:p text:style-name="P1"><text:span text:style-name="T1">Iteration 9731: 3 conflicts</text:span></text:p>
      <text:p text:style-name="P1"><text:span text:style-name="T1">Iteration 9732: 2 conflicts</text:span></text:p>
      <text:p text:style-name="P1"><text:span text:style-name="T1">Iteration 9733: 1 conflicts</text:span></text:p>
      <text:p text:style-name="P1"><text:span text:style-name="T1">Iteration 9734: 1 conflicts</text:span></text:p>
      <text:p text:style-name="P1"><text:span text:style-name="T1">Iteration 9735: 1 conflicts</text:span></text:p>
      <text:p text:style-name="P1"><text:span text:style-name="T1">Iteration 9736: 1 conflicts</text:span></text:p>
      <text:p text:style-name="P1"><text:span text:style-name="T1">Iteration 9737: 1 conflicts</text:span></text:p>
      <text:p text:style-name="P1"><text:span text:style-name="T1">Iteration 9738: 1 conflicts</text:span></text:p>
      <text:p text:style-name="P1"><text:span text:style-name="T1">Iteration 9739: 1 conflicts</text:span></text:p>
      <text:p text:style-name="P1"><text:span text:style-name="T1">Iteration 9740: 1 conflicts</text:span></text:p>
      <text:p text:style-name="P1"><text:soft-page-break/><text:span text:style-name="T1">Iteration 9741: 1 conflicts</text:span></text:p>
      <text:p text:style-name="P1"><text:span text:style-name="T1">Iteration 9742: 1 conflicts</text:span></text:p>
      <text:p text:style-name="P1"><text:span text:style-name="T1">Iteration 9743: 1 conflicts</text:span></text:p>
      <text:p text:style-name="P1"><text:span text:style-name="T1">Iteration 9744: 3 conflicts</text:span></text:p>
      <text:p text:style-name="P1"><text:span text:style-name="T1">Iteration 9745: 4 conflicts</text:span></text:p>
      <text:p text:style-name="P1"><text:span text:style-name="T1">Iteration 9746: 4 conflicts</text:span></text:p>
      <text:p text:style-name="P1"><text:span text:style-name="T1">Iteration 9747: 3 conflicts</text:span></text:p>
      <text:p text:style-name="P1"><text:span text:style-name="T1">Iteration 9748: 3 conflicts</text:span></text:p>
      <text:p text:style-name="P1"><text:span text:style-name="T1">Iteration 9749: 2 conflicts</text:span></text:p>
      <text:p text:style-name="P1"><text:span text:style-name="T1">Iteration 9750: 1 conflicts</text:span></text:p>
      <text:p text:style-name="P1"><text:span text:style-name="T1">Iteration 9751: 3 conflicts</text:span></text:p>
      <text:p text:style-name="P1"><text:span text:style-name="T1">Iteration 9752: 2 conflicts</text:span></text:p>
      <text:p text:style-name="P1"><text:span text:style-name="T1">Iteration 9753: 2 conflicts</text:span></text:p>
      <text:p text:style-name="P1"><text:span text:style-name="T1">Iteration 9754: 2 conflicts</text:span></text:p>
      <text:p text:style-name="P1"><text:span text:style-name="T1">Iteration 9755: 2 conflicts</text:span></text:p>
      <text:p text:style-name="P1"><text:span text:style-name="T1">Iteration 9756: 2 conflicts</text:span></text:p>
      <text:p text:style-name="P1"><text:span text:style-name="T1">Iteration 9757: 2 conflicts</text:span></text:p>
      <text:p text:style-name="P1"><text:span text:style-name="T1">Iteration 9758: 4 conflicts</text:span></text:p>
      <text:p text:style-name="P1"><text:span text:style-name="T1">Iteration 9759: 2 conflicts</text:span></text:p>
      <text:p text:style-name="P1"><text:span text:style-name="T1">Iteration 9760: 4 conflicts</text:span></text:p>
      <text:p text:style-name="P1"><text:span text:style-name="T1">Iteration 9761: 2 conflicts</text:span></text:p>
      <text:p text:style-name="P1"><text:span text:style-name="T1">Iteration 9762: 2 conflicts</text:span></text:p>
      <text:p text:style-name="P1"><text:span text:style-name="T1">Iteration 9763: 4 conflicts</text:span></text:p>
      <text:p text:style-name="P1"><text:span text:style-name="T1">Iteration 9764: 2 conflicts</text:span></text:p>
      <text:p text:style-name="P1"><text:span text:style-name="T1">Iteration 9765: 2 conflicts</text:span></text:p>
      <text:p text:style-name="P1"><text:span text:style-name="T1">Iteration 9766: 4 conflicts</text:span></text:p>
      <text:p text:style-name="P1"><text:span text:style-name="T1">Iteration 9767: 3 conflicts</text:span></text:p>
      <text:p text:style-name="P1"><text:span text:style-name="T1">Iteration 9768: 3 conflicts</text:span></text:p>
      <text:p text:style-name="P1"><text:span text:style-name="T1">Iteration 9769: 3 conflicts</text:span></text:p>
      <text:p text:style-name="P1"><text:span text:style-name="T1">Iteration 9770: 3 conflicts</text:span></text:p>
      <text:p text:style-name="P1"><text:span text:style-name="T1">Iteration 9771: 2 conflicts</text:span></text:p>
      <text:p text:style-name="P1"><text:span text:style-name="T1">Iteration 9772: 4 conflicts</text:span></text:p>
      <text:p text:style-name="P1"><text:span text:style-name="T1">Iteration 9773: 2 conflicts</text:span></text:p>
      <text:p text:style-name="P1"><text:span text:style-name="T1">Iteration 9774: 2 conflicts</text:span></text:p>
      <text:p text:style-name="P1"><text:span text:style-name="T1">Iteration 9775: 2 conflicts</text:span></text:p>
      <text:p text:style-name="P1"><text:span text:style-name="T1">Iteration 9776: 4 conflicts</text:span></text:p>
      <text:p text:style-name="P1"><text:span text:style-name="T1">Iteration 9777: 2 conflicts</text:span></text:p>
      <text:p text:style-name="P1"><text:span text:style-name="T1">Iteration 9778: 1 conflicts</text:span></text:p>
      <text:p text:style-name="P1"><text:span text:style-name="T1">Iteration 9779: 1 conflicts</text:span></text:p>
      <text:p text:style-name="P1"><text:span text:style-name="T1">Iteration 9780: 1 conflicts</text:span></text:p>
      <text:p text:style-name="P1"><text:span text:style-name="T1">Iteration 9781: 3 conflicts</text:span></text:p>
      <text:p text:style-name="P1"><text:span text:style-name="T1">Iteration 9782: 1 conflicts</text:span></text:p>
      <text:p text:style-name="P1"><text:span text:style-name="T1">Iteration 9783: 3 conflicts</text:span></text:p>
      <text:p text:style-name="P1"><text:span text:style-name="T1">Iteration 9784: 3 conflicts</text:span></text:p>
      <text:p text:style-name="P1"><text:span text:style-name="T1">Iteration 9785: 3 conflicts</text:span></text:p>
      <text:p text:style-name="P1"><text:span text:style-name="T1">Iteration 9786: 1 conflicts</text:span></text:p>
      <text:p text:style-name="P1"><text:span text:style-name="T1">Iteration 9787: 1 conflicts</text:span></text:p>
      <text:p text:style-name="P1"><text:span text:style-name="T1">Iteration 9788: 1 conflicts</text:span></text:p>
      <text:p text:style-name="P1"><text:span text:style-name="T1">Iteration 9789: 3 conflicts</text:span></text:p>
      <text:p text:style-name="P1"><text:span text:style-name="T1">Iteration 9790: 3 conflicts</text:span></text:p>
      <text:p text:style-name="P1"><text:span text:style-name="T1">Iteration 9791: 3 conflicts</text:span></text:p>
      <text:p text:style-name="P1"><text:span text:style-name="T1">Iteration 9792: 1 conflicts</text:span></text:p>
      <text:p text:style-name="P1"><text:span text:style-name="T1">Iteration 9793: 3 conflicts</text:span></text:p>
      <text:p text:style-name="P1"><text:span text:style-name="T1">Iteration 9794: 4 conflicts</text:span></text:p>
      <text:p text:style-name="P1"><text:span text:style-name="T1">Iteration 9795: 3 conflicts</text:span></text:p>
      <text:p text:style-name="P1"><text:span text:style-name="T1">Iteration 9796: 3 conflicts</text:span></text:p>
      <text:p text:style-name="P1"><text:span text:style-name="T1">Iteration 9797: 2 conflicts</text:span></text:p>
      <text:p text:style-name="P1"><text:span text:style-name="T1">Iteration 9798: 3 conflicts</text:span></text:p>
      <text:p text:style-name="P1"><text:soft-page-break/><text:span text:style-name="T1">Iteration 9799: 5 conflicts</text:span></text:p>
      <text:p text:style-name="P1"><text:span text:style-name="T1">Iteration 9800: 4 conflicts</text:span></text:p>
      <text:p text:style-name="P1"><text:span text:style-name="T1">Iteration 9801: 2 conflicts</text:span></text:p>
      <text:p text:style-name="P1"><text:span text:style-name="T1">Iteration 9802: 4 conflicts</text:span></text:p>
      <text:p text:style-name="P1"><text:span text:style-name="T1">Iteration 9803: 3 conflicts</text:span></text:p>
      <text:p text:style-name="P1"><text:span text:style-name="T1">Iteration 9804: 2 conflicts</text:span></text:p>
      <text:p text:style-name="P1"><text:span text:style-name="T1">Iteration 9805: 3 conflicts</text:span></text:p>
      <text:p text:style-name="P1"><text:span text:style-name="T1">Iteration 9806: 5 conflicts</text:span></text:p>
      <text:p text:style-name="P1"><text:span text:style-name="T1">Iteration 9807: 5 conflicts</text:span></text:p>
      <text:p text:style-name="P1"><text:span text:style-name="T1">Iteration 9808: 4 conflicts</text:span></text:p>
      <text:p text:style-name="P1"><text:span text:style-name="T1">Iteration 9809: 3 conflicts</text:span></text:p>
      <text:p text:style-name="P1"><text:span text:style-name="T1">Iteration 9810: 5 conflicts</text:span></text:p>
      <text:p text:style-name="P1"><text:span text:style-name="T1">Iteration 9811: 4 conflicts</text:span></text:p>
      <text:p text:style-name="P1"><text:span text:style-name="T1">Iteration 9812: 2 conflicts</text:span></text:p>
      <text:p text:style-name="P1"><text:span text:style-name="T1">Iteration 9813: 3 conflicts</text:span></text:p>
      <text:p text:style-name="P1"><text:span text:style-name="T1">Iteration 9814: 3 conflicts</text:span></text:p>
      <text:p text:style-name="P1"><text:span text:style-name="T1">Iteration 9815: 3 conflicts</text:span></text:p>
      <text:p text:style-name="P1"><text:span text:style-name="T1">Iteration 9816: 2 conflicts</text:span></text:p>
      <text:p text:style-name="P1"><text:span text:style-name="T1">Iteration 9817: 2 conflicts</text:span></text:p>
      <text:p text:style-name="P1"><text:span text:style-name="T1">Iteration 9818: 2 conflicts</text:span></text:p>
      <text:p text:style-name="P1"><text:span text:style-name="T1">Iteration 9819: 2 conflicts</text:span></text:p>
      <text:p text:style-name="P1"><text:span text:style-name="T1">Iteration 9820: 2 conflicts</text:span></text:p>
      <text:p text:style-name="P1"><text:span text:style-name="T1">Iteration 9821: 2 conflicts</text:span></text:p>
      <text:p text:style-name="P1"><text:span text:style-name="T1">Iteration 9822: 2 conflicts</text:span></text:p>
      <text:p text:style-name="P1"><text:span text:style-name="T1">Iteration 9823: 2 conflicts</text:span></text:p>
      <text:p text:style-name="P1"><text:span text:style-name="T1">Iteration 9824: 1 conflicts</text:span></text:p>
      <text:p text:style-name="P1"><text:span text:style-name="T1">Iteration 9825: 3 conflicts</text:span></text:p>
      <text:p text:style-name="P1"><text:span text:style-name="T1">Iteration 9826: 2 conflicts</text:span></text:p>
      <text:p text:style-name="P1"><text:span text:style-name="T1">Iteration 9827: 2 conflicts</text:span></text:p>
      <text:p text:style-name="P1"><text:span text:style-name="T1">Iteration 9828: 2 conflicts</text:span></text:p>
      <text:p text:style-name="P1"><text:span text:style-name="T1">Iteration 9829: 3 conflicts</text:span></text:p>
      <text:p text:style-name="P1"><text:span text:style-name="T1">Iteration 9830: 2 conflicts</text:span></text:p>
      <text:p text:style-name="P1"><text:span text:style-name="T1">Iteration 9831: 4 conflicts</text:span></text:p>
      <text:p text:style-name="P1"><text:span text:style-name="T1">Iteration 9832: 4 conflicts</text:span></text:p>
      <text:p text:style-name="P1"><text:span text:style-name="T1">Iteration 9833: 3 conflicts</text:span></text:p>
      <text:p text:style-name="P1"><text:span text:style-name="T1">Iteration 9834: 3 conflicts</text:span></text:p>
      <text:p text:style-name="P1"><text:span text:style-name="T1">Iteration 9835: 2 conflicts</text:span></text:p>
      <text:p text:style-name="P1"><text:span text:style-name="T1">Iteration 9836: 2 conflicts</text:span></text:p>
      <text:p text:style-name="P1"><text:span text:style-name="T1">Iteration 9837: 4 conflicts</text:span></text:p>
      <text:p text:style-name="P1"><text:span text:style-name="T1">Iteration 9838: 5 conflicts</text:span></text:p>
      <text:p text:style-name="P1"><text:span text:style-name="T1">Iteration 9839: 4 conflicts</text:span></text:p>
      <text:p text:style-name="P1"><text:span text:style-name="T1">Iteration 9840: 5 conflicts</text:span></text:p>
      <text:p text:style-name="P1"><text:span text:style-name="T1">Iteration 9841: 3 conflicts</text:span></text:p>
      <text:p text:style-name="P1"><text:span text:style-name="T1">Iteration 9842: 5 conflicts</text:span></text:p>
      <text:p text:style-name="P1"><text:span text:style-name="T1">Iteration 9843: 3 conflicts</text:span></text:p>
      <text:p text:style-name="P1"><text:span text:style-name="T1">Iteration 9844: 2 conflicts</text:span></text:p>
      <text:p text:style-name="P1"><text:span text:style-name="T1">Iteration 9845: 1 conflicts</text:span></text:p>
      <text:p text:style-name="P1"><text:span text:style-name="T1">Iteration 9846: 3 conflicts</text:span></text:p>
      <text:p text:style-name="P1"><text:span text:style-name="T1">Iteration 9847: 4 conflicts</text:span></text:p>
      <text:p text:style-name="P1"><text:span text:style-name="T1">Iteration 9848: 4 conflicts</text:span></text:p>
      <text:p text:style-name="P1"><text:span text:style-name="T1">Iteration 9849: 3 conflicts</text:span></text:p>
      <text:p text:style-name="P1"><text:span text:style-name="T1">Iteration 9850: 3 conflicts</text:span></text:p>
      <text:p text:style-name="P1"><text:span text:style-name="T1">Iteration 9851: 3 conflicts</text:span></text:p>
      <text:p text:style-name="P1"><text:span text:style-name="T1">Iteration 9852: 3 conflicts</text:span></text:p>
      <text:p text:style-name="P1"><text:span text:style-name="T1">Iteration 9853: 2 conflicts</text:span></text:p>
      <text:p text:style-name="P1"><text:span text:style-name="T1">Iteration 9854: 2 conflicts</text:span></text:p>
      <text:p text:style-name="P1"><text:span text:style-name="T1">Iteration 9855: 2 conflicts</text:span></text:p>
      <text:p text:style-name="P1"><text:span text:style-name="T1">Iteration 9856: 3 conflicts</text:span></text:p>
      <text:p text:style-name="P1"><text:soft-page-break/><text:span text:style-name="T1">Iteration 9857: 3 conflicts</text:span></text:p>
      <text:p text:style-name="P1"><text:span text:style-name="T1">Iteration 9858: 2 conflicts</text:span></text:p>
      <text:p text:style-name="P1"><text:span text:style-name="T1">Iteration 9859: 2 conflicts</text:span></text:p>
      <text:p text:style-name="P1"><text:span text:style-name="T1">Iteration 9860: 2 conflicts</text:span></text:p>
      <text:p text:style-name="P1"><text:span text:style-name="T1">Iteration 9861: 2 conflicts</text:span></text:p>
      <text:p text:style-name="P1"><text:span text:style-name="T1">Iteration 9862: 1 conflicts</text:span></text:p>
      <text:p text:style-name="P1"><text:span text:style-name="T1">Iteration 9863: 3 conflicts</text:span></text:p>
      <text:p text:style-name="P1"><text:span text:style-name="T1">Iteration 9864: 1 conflicts</text:span></text:p>
      <text:p text:style-name="P1"><text:span text:style-name="T1">Iteration 9865: 3 conflicts</text:span></text:p>
      <text:p text:style-name="P1"><text:span text:style-name="T1">Iteration 9866: 2 conflicts</text:span></text:p>
      <text:p text:style-name="P1"><text:span text:style-name="T1">Iteration 9867: 3 conflicts</text:span></text:p>
      <text:p text:style-name="P1"><text:span text:style-name="T1">Iteration 9868: 2 conflicts</text:span></text:p>
      <text:p text:style-name="P1"><text:span text:style-name="T1">Iteration 9869: 1 conflicts</text:span></text:p>
      <text:p text:style-name="P1"><text:span text:style-name="T1">Iteration 9870: 3 conflicts</text:span></text:p>
      <text:p text:style-name="P1"><text:span text:style-name="T1">Iteration 9871: 2 conflicts</text:span></text:p>
      <text:p text:style-name="P1"><text:span text:style-name="T1">Iteration 9872: 3 conflicts</text:span></text:p>
      <text:p text:style-name="P1"><text:span text:style-name="T1">Iteration 9873: 3 conflicts</text:span></text:p>
      <text:p text:style-name="P1"><text:span text:style-name="T1">Iteration 9874: 3 conflicts</text:span></text:p>
      <text:p text:style-name="P1"><text:span text:style-name="T1">Iteration 9875: 5 conflicts</text:span></text:p>
      <text:p text:style-name="P1"><text:span text:style-name="T1">Iteration 9876: 2 conflicts</text:span></text:p>
      <text:p text:style-name="P1"><text:span text:style-name="T1">Iteration 9877: 2 conflicts</text:span></text:p>
      <text:p text:style-name="P1"><text:span text:style-name="T1">Iteration 9878: 2 conflicts</text:span></text:p>
      <text:p text:style-name="P1"><text:span text:style-name="T1">Iteration 9879: 2 conflicts</text:span></text:p>
      <text:p text:style-name="P1"><text:span text:style-name="T1">Iteration 9880: 3 conflicts</text:span></text:p>
      <text:p text:style-name="P1"><text:span text:style-name="T1">Iteration 9881: 3 conflicts</text:span></text:p>
      <text:p text:style-name="P1"><text:span text:style-name="T1">Iteration 9882: 3 conflicts</text:span></text:p>
      <text:p text:style-name="P1"><text:span text:style-name="T1">Iteration 9883: 5 conflicts</text:span></text:p>
      <text:p text:style-name="P1"><text:span text:style-name="T1">Iteration 9884: 4 conflicts</text:span></text:p>
      <text:p text:style-name="P1"><text:span text:style-name="T1">Iteration 9885: 3 conflicts</text:span></text:p>
      <text:p text:style-name="P1"><text:span text:style-name="T1">Iteration 9886: 3 conflicts</text:span></text:p>
      <text:p text:style-name="P1"><text:span text:style-name="T1">Iteration 9887: 3 conflicts</text:span></text:p>
      <text:p text:style-name="P1"><text:span text:style-name="T1">Iteration 9888: 1 conflicts</text:span></text:p>
      <text:p text:style-name="P1"><text:span text:style-name="T1">Iteration 9889: 1 conflicts</text:span></text:p>
      <text:p text:style-name="P1"><text:span text:style-name="T1">Iteration 9890: 1 conflicts</text:span></text:p>
      <text:p text:style-name="P1"><text:span text:style-name="T1">Iteration 9891: 1 conflicts</text:span></text:p>
      <text:p text:style-name="P1"><text:span text:style-name="T1">Iteration 9892: 1 conflicts</text:span></text:p>
      <text:p text:style-name="P1"><text:span text:style-name="T1">Iteration 9893: 1 conflicts</text:span></text:p>
      <text:p text:style-name="P1"><text:span text:style-name="T1">Iteration 9894: 1 conflicts</text:span></text:p>
      <text:p text:style-name="P1"><text:span text:style-name="T1">Iteration 9895: 1 conflicts</text:span></text:p>
      <text:p text:style-name="P1"><text:span text:style-name="T1">Iteration 9896: 1 conflicts</text:span></text:p>
      <text:p text:style-name="P1"><text:span text:style-name="T1">Iteration 9897: 1 conflicts</text:span></text:p>
      <text:p text:style-name="P1"><text:span text:style-name="T1">Iteration 9898: 1 conflicts</text:span></text:p>
      <text:p text:style-name="P1"><text:span text:style-name="T1">Iteration 9899: 3 conflicts</text:span></text:p>
      <text:p text:style-name="P1"><text:span text:style-name="T1">Iteration 9900: 3 conflicts</text:span></text:p>
      <text:p text:style-name="P1"><text:span text:style-name="T1">Iteration 9901: 4 conflicts</text:span></text:p>
      <text:p text:style-name="P1"><text:span text:style-name="T1">Iteration 9902: 3 conflicts</text:span></text:p>
      <text:p text:style-name="P1"><text:span text:style-name="T1">Iteration 9903: 4 conflicts</text:span></text:p>
      <text:p text:style-name="P1"><text:span text:style-name="T1">Iteration 9904: 4 conflicts</text:span></text:p>
      <text:p text:style-name="P1"><text:span text:style-name="T1">Iteration 9905: 4 conflicts</text:span></text:p>
      <text:p text:style-name="P1"><text:span text:style-name="T1">Iteration 9906: 4 conflicts</text:span></text:p>
      <text:p text:style-name="P1"><text:span text:style-name="T1">Iteration 9907: 4 conflicts</text:span></text:p>
      <text:p text:style-name="P1"><text:span text:style-name="T1">Iteration 9908: 3 conflicts</text:span></text:p>
      <text:p text:style-name="P1"><text:span text:style-name="T1">Iteration 9909: 2 conflicts</text:span></text:p>
      <text:p text:style-name="P1"><text:span text:style-name="T1">Iteration 9910: 2 conflicts</text:span></text:p>
      <text:p text:style-name="P1"><text:span text:style-name="T1">Iteration 9911: 1 conflicts</text:span></text:p>
      <text:p text:style-name="P1"><text:span text:style-name="T1">Iteration 9912: 1 conflicts</text:span></text:p>
      <text:p text:style-name="P1"><text:span text:style-name="T1">Iteration 9913: 3 conflicts</text:span></text:p>
      <text:p text:style-name="P1"><text:span text:style-name="T1">Iteration 9914: 3 conflicts</text:span></text:p>
      <text:p text:style-name="P1"><text:soft-page-break/><text:span text:style-name="T1">Iteration 9915: 4 conflicts</text:span></text:p>
      <text:p text:style-name="P1"><text:span text:style-name="T1">Iteration 9916: 4 conflicts</text:span></text:p>
      <text:p text:style-name="P1"><text:span text:style-name="T1">Iteration 9917: 4 conflicts</text:span></text:p>
      <text:p text:style-name="P1"><text:span text:style-name="T1">Iteration 9918: 3 conflicts</text:span></text:p>
      <text:p text:style-name="P1"><text:span text:style-name="T1">Iteration 9919: 2 conflicts</text:span></text:p>
      <text:p text:style-name="P1"><text:span text:style-name="T1">Iteration 9920: 1 conflicts</text:span></text:p>
      <text:p text:style-name="P1"><text:span text:style-name="T1">Iteration 9921: 1 conflicts</text:span></text:p>
      <text:p text:style-name="P1"><text:span text:style-name="T1">Iteration 9922: 1 conflicts</text:span></text:p>
      <text:p text:style-name="P1"><text:span text:style-name="T1">Iteration 9923: 1 conflicts</text:span></text:p>
      <text:p text:style-name="P1"><text:span text:style-name="T1">Iteration 9924: 1 conflicts</text:span></text:p>
      <text:p text:style-name="P1"><text:span text:style-name="T1">Iteration 9925: 1 conflicts</text:span></text:p>
      <text:p text:style-name="P1"><text:span text:style-name="T1">Iteration 9926: 1 conflicts</text:span></text:p>
      <text:p text:style-name="P1"><text:span text:style-name="T1">Iteration 9927: 1 conflicts</text:span></text:p>
      <text:p text:style-name="P1"><text:span text:style-name="T1">Iteration 9928: 3 conflicts</text:span></text:p>
      <text:p text:style-name="P1"><text:span text:style-name="T1">Iteration 9929: 4 conflicts</text:span></text:p>
      <text:p text:style-name="P1"><text:span text:style-name="T1">Iteration 9930: 4 conflicts</text:span></text:p>
      <text:p text:style-name="P1"><text:span text:style-name="T1">Iteration 9931: 3 conflicts</text:span></text:p>
      <text:p text:style-name="P1"><text:span text:style-name="T1">Iteration 9932: 2 conflicts</text:span></text:p>
      <text:p text:style-name="P1"><text:span text:style-name="T1">Iteration 9933: 2 conflicts</text:span></text:p>
      <text:p text:style-name="P1"><text:span text:style-name="T1">Iteration 9934: 2 conflicts</text:span></text:p>
      <text:p text:style-name="P1"><text:span text:style-name="T1">Iteration 9935: 3 conflicts</text:span></text:p>
      <text:p text:style-name="P1"><text:span text:style-name="T1">Iteration 9936: 2 conflicts</text:span></text:p>
      <text:p text:style-name="P1"><text:span text:style-name="T1">Iteration 9937: 2 conflicts</text:span></text:p>
      <text:p text:style-name="P1"><text:span text:style-name="T1">Iteration 9938: 2 conflicts</text:span></text:p>
      <text:p text:style-name="P1"><text:span text:style-name="T1">Iteration 9939: 4 conflicts</text:span></text:p>
      <text:p text:style-name="P1"><text:span text:style-name="T1">Iteration 9940: 4 conflicts</text:span></text:p>
      <text:p text:style-name="P1"><text:span text:style-name="T1">Iteration 9941: 4 conflicts</text:span></text:p>
      <text:p text:style-name="P1"><text:span text:style-name="T1">Iteration 9942: 3 conflicts</text:span></text:p>
      <text:p text:style-name="P1"><text:span text:style-name="T1">Iteration 9943: 3 conflicts</text:span></text:p>
      <text:p text:style-name="P1"><text:span text:style-name="T1">Iteration 9944: 4 conflicts</text:span></text:p>
      <text:p text:style-name="P1"><text:span text:style-name="T1">Iteration 9945: 3 conflicts</text:span></text:p>
      <text:p text:style-name="P1"><text:span text:style-name="T1">Iteration 9946: 2 conflicts</text:span></text:p>
      <text:p text:style-name="P1"><text:span text:style-name="T1">Iteration 9947: 3 conflicts</text:span></text:p>
      <text:p text:style-name="P1"><text:span text:style-name="T1">Iteration 9948: 3 conflicts</text:span></text:p>
      <text:p text:style-name="P1"><text:span text:style-name="T1">Iteration 9949: 2 conflicts</text:span></text:p>
      <text:p text:style-name="P1"><text:span text:style-name="T1">Iteration 9950: 1 conflicts</text:span></text:p>
      <text:p text:style-name="P1"><text:span text:style-name="T1">Iteration 9951: 1 conflicts</text:span></text:p>
      <text:p text:style-name="P1"><text:span text:style-name="T1">Iteration 9952: 3 conflicts</text:span></text:p>
      <text:p text:style-name="P1"><text:span text:style-name="T1">Iteration 9953: 3 conflicts</text:span></text:p>
      <text:p text:style-name="P1"><text:span text:style-name="T1">Iteration 9954: 4 conflicts</text:span></text:p>
      <text:p text:style-name="P1"><text:span text:style-name="T1">Iteration 9955: 3 conflicts</text:span></text:p>
      <text:p text:style-name="P1"><text:span text:style-name="T1">Iteration 9956: 2 conflicts</text:span></text:p>
      <text:p text:style-name="P1"><text:span text:style-name="T1">Iteration 9957: 1 conflicts</text:span></text:p>
      <text:p text:style-name="P1"><text:span text:style-name="T1">Iteration 9958: 2 conflicts</text:span></text:p>
      <text:p text:style-name="P1"><text:span text:style-name="T1">Iteration 9959: 1 conflicts</text:span></text:p>
      <text:p text:style-name="P1"><text:span text:style-name="T1">Iteration 9960: 2 conflicts</text:span></text:p>
      <text:p text:style-name="P1"><text:span text:style-name="T1">Iteration 9961: 1 conflicts</text:span></text:p>
      <text:p text:style-name="P1"><text:span text:style-name="T1">Iteration 9962: 2 conflicts</text:span></text:p>
      <text:p text:style-name="P1"><text:span text:style-name="T1">Iteration 9963: 1 conflicts</text:span></text:p>
      <text:p text:style-name="P1"><text:span text:style-name="T1">Iteration 9964: 2 conflicts</text:span></text:p>
      <text:p text:style-name="P1"><text:span text:style-name="T1">Iteration 9965: 1 conflicts</text:span></text:p>
      <text:p text:style-name="P1"><text:span text:style-name="T1">Iteration 9966: 2 conflicts</text:span></text:p>
      <text:p text:style-name="P1"><text:span text:style-name="T1">Iteration 9967: 1 conflicts</text:span></text:p>
      <text:p text:style-name="P1"><text:span text:style-name="T1">Iteration 9968: 2 conflicts</text:span></text:p>
      <text:p text:style-name="P1"><text:span text:style-name="T1">Iteration 9969: 1 conflicts</text:span></text:p>
      <text:p text:style-name="P1"><text:span text:style-name="T1">Found a 4 coloring of graph in 9970 iterations.</text:span></text:p>
      <text:p text:style-name="P1"><text:span text:style-name="T1">MinConflicts has finished running</text:span></text:p>
      <text:p text:style-name="P1"><text:span text:style-name="T1">Final Graph</text:span></text:p>
      <text:p text:style-name="P1"><text:soft-page-break/><text:span text:style-name="T1">Printing coloring</text:span></text:p>
      <text:p text:style-name="P1"><text:span text:style-name="T1">Vertex: 0, Color:0</text:span></text:p>
      <text:p text:style-name="P1"><text:span text:style-name="T1">Vertex: 1, Color:3</text:span></text:p>
      <text:p text:style-name="P1"><text:span text:style-name="T1">Vertex: 2, Color:1</text:span></text:p>
      <text:p text:style-name="P1"><text:span text:style-name="T1">Vertex: 3, Color:0</text:span></text:p>
      <text:p text:style-name="P1"><text:span text:style-name="T1">Vertex: 4, Color:0</text:span></text:p>
      <text:p text:style-name="P1"><text:span text:style-name="T1">Vertex: 5, Color:0</text:span></text:p>
      <text:p text:style-name="P1"><text:span text:style-name="T1">Vertex: 6, Color:1</text:span></text:p>
      <text:p text:style-name="P1"><text:span text:style-name="T1">Vertex: 7, Color:3</text:span></text:p>
      <text:p text:style-name="P1"><text:span text:style-name="T1">Vertex: 8, Color:2</text:span></text:p>
      <text:p text:style-name="P1"><text:span text:style-name="T1">Vertex: 9, Color:3</text:span></text:p>
      <text:p text:style-name="P1"><text:span text:style-name="T1">Vertex: 10, Color:1</text:span></text:p>
      <text:p text:style-name="P1"><text:span text:style-name="T1">Vertex: 11, Color:1</text:span></text:p>
      <text:p text:style-name="P1"><text:span text:style-name="T1">Vertex: 12, Color:1</text:span></text:p>
      <text:p text:style-name="P1"><text:span text:style-name="T1">Vertex: 13, Color:3</text:span></text:p>
      <text:p text:style-name="P1"><text:span text:style-name="T1">Vertex: 14, Color:3</text:span></text:p>
      <text:p text:style-name="P1"><text:span text:style-name="T1">Vertex: 15, Color:2</text:span></text:p>
      <text:p text:style-name="P1"><text:span text:style-name="T1">Vertex: 16, Color:3</text:span></text:p>
      <text:p text:style-name="P1"><text:span text:style-name="T1">Vertex: 17, Color:0</text:span></text:p>
      <text:p text:style-name="P1"><text:span text:style-name="T1">Vertex: 18, Color:3</text:span></text:p>
      <text:p text:style-name="P1"><text:span text:style-name="T1">Vertex: 19, Color:1</text:span></text:p>
      <text:p text:style-name="P1"><text:span text:style-name="T1">Vertex: 20, Color:0</text:span></text:p>
      <text:p text:style-name="P1"><text:span text:style-name="T1">Vertex: 21, Color:0</text:span></text:p>
      <text:p text:style-name="P1"><text:span text:style-name="T1">Vertex: 22, Color:1</text:span></text:p>
      <text:p text:style-name="P1"><text:span text:style-name="T1">Vertex: 23, Color:2</text:span></text:p>
      <text:p text:style-name="P1"><text:span text:style-name="T1">Vertex: 24, Color:3</text:span></text:p>
      <text:p text:style-name="P1"><text:span text:style-name="T1">Vertex: 25, Color:2</text:span></text:p>
      <text:p text:style-name="P1"><text:span text:style-name="T1">Vertex: 26, Color:3</text:span></text:p>
      <text:p text:style-name="P1"><text:span text:style-name="T1">Vertex: 27, Color:1</text:span></text:p>
      <text:p text:style-name="P1"><text:span text:style-name="T1">Vertex: 28, Color:2</text:span></text:p>
      <text:p text:style-name="P1"><text:span text:style-name="T1">Vertex: 29, Color:3</text:span></text:p>
      <text:p text:style-name="P1"><text:span text:style-name="T1">Vertex: 30, Color:3</text:span></text:p>
      <text:p text:style-name="P1"><text:span text:style-name="T1">Vertex: 31, Color:1</text:span></text:p>
      <text:p text:style-name="P1"><text:span text:style-name="T1">Vertex: 32, Color:1</text:span></text:p>
      <text:p text:style-name="P1"><text:span text:style-name="T1">Vertex: 33, Color:1</text:span></text:p>
      <text:p text:style-name="P1"><text:span text:style-name="T1">Vertex: 34, Color:2</text:span></text:p>
      <text:p text:style-name="P1"><text:span text:style-name="T1">Vertex: 35, Color:2</text:span></text:p>
      <text:p text:style-name="P1"><text:span text:style-name="T1">Vertex: 36, Color:3</text:span></text:p>
      <text:p text:style-name="P1"><text:span text:style-name="T1">Vertex: 37, Color:3</text:span></text:p>
      <text:p text:style-name="P1"><text:span text:style-name="T1">Vertex: 38, Color:0</text:span></text:p>
      <text:p text:style-name="P1"><text:span text:style-name="T1">Vertex: 39, Color:3</text:span></text:p>
      <text:p text:style-name="P1"><text:span text:style-name="T1">Printing graph</text:span></text:p>
      <text:p text:style-name="P1"><text:span text:style-name="T1">0 -&gt; 12, 1 -&gt; 8, 1 -&gt; 12, 2 -&gt; 28, 2 -&gt; 37, 3 -&gt; 35, 3 -&gt; 6, 3 -&gt; 11, 3 -&gt; 7, 3 -&gt; 37, 4 -&gt; 25, 5 -&gt; 34, 5 -&gt; 15, 6 -&gt; 3, 6 -&gt; 25, </text:span></text:p>
      <text:p text:style-name="P1"><text:span text:style-name="T1">6 -&gt; 35, 6 -&gt; 37, 7 -&gt; 34, 7 -&gt; 3, 7 -&gt; 12, 8 -&gt; 1, 8 -&gt; 12, 9 -&gt; 15, 10 -&gt; 30, 10 -&gt; 18, 10 -&gt; 15, 11 -&gt; 3, 11 -&gt; 28, 11 -&gt; 37, 12 -&gt; 24, </text:span></text:p>
      <text:p text:style-name="P1"><text:span text:style-name="T1">12 -&gt; 15, 12 -&gt; 8, 12 -&gt; 34, 12 -&gt; 0, 12 -&gt; 17, 12 -&gt; 23, 12 -&gt; 20, 12 -&gt; 7, 12 -&gt; 29, 12 -&gt; 1, 12 -&gt; 13, 12 -&gt; 21, 13 -&gt; 21, 13 -&gt; 12, 14 -&gt; 15, </text:span></text:p>
      <text:p text:style-name="P1"><text:span text:style-name="T1">15 -&gt; 29, 15 -&gt; 14, 15 -&gt; 12, 15 -&gt; 18, 15 -&gt; 33, 15 -&gt; 10, 15 -&gt; 39, 15 -&gt; 30, 15 -&gt; 27, 15 -&gt; 24, 15 -&gt; 38, 15 -&gt; 9, 15 -&gt; 36, 15 -&gt; 5, 16 -&gt; 25, </text:span></text:p>
      <text:p text:style-name="P1"><text:span text:style-name="T1">17 -&gt; 12, 18 -&gt; 38, 18 -&gt; 10, 18 -&gt; 15, 19 -&gt; 25, 20 -&gt; 12, 21 -&gt; 13, 21 -&gt; 12, 22 -&gt; 34, 22 -&gt; 23, 22 -&gt; 25, 23 -&gt; 22, 23 -&gt; 12, 24 -&gt; 27, 24 -&gt; 12, </text:span></text:p>
      <text:p text:style-name="P1"><text:span text:style-name="T1">24 -&gt; 33, 24 -&gt; 15, 25 -&gt; 6, 25 -&gt; 19, 25 -&gt; 16, 25 -&gt; 22, 25 -&gt; 31, 25 -&gt; 32, 25 -&gt; 26, 25 -&gt; 37, 25 -&gt; 4, 26 -&gt; 25, 27 -&gt; 24, 27 -&gt; 15, 28 -&gt; 2, </text:span></text:p>
      <text:p text:style-name="P1"><text:span text:style-name="T1">28 -&gt; 11, 28 -&gt; 37, 29 -&gt; 15, 29 -&gt; 12, 30 -&gt; 10, 30 -&gt; 15, 31 -&gt; 37, 31 -&gt; 25, 32 -&gt; 37, 32 -&gt; 25, 33 -&gt; 24, 33 -&gt; 15, 34 -&gt; 22, 34 -&gt; 7, 34 -&gt; 5, </text:span></text:p>
      <text:p text:style-name="P1"><text:span text:style-name="T1">34 -&gt; 12, 35 -&gt; 3, 35 -&gt; 6, 35 -&gt; 37, 36 -&gt; 38, 36 -&gt; 15, 37 -&gt; 32, 37 -&gt; 6, 37 -&gt; 31, 37 -&gt; 28, 37 -&gt; 25, 37 -&gt; 3, 37 -&gt; 2, 37 -&gt; 35, 37 -&gt; 11, </text:span></text:p>
      <text:p text:style-name="P1"><text:soft-page-break/><text:span text:style-name="T1">38 -&gt; 18, 38 -&gt; 39, 38 -&gt; 36, 38 -&gt; 15, 39 -&gt; 38, 39 -&gt; 15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2:01:10.337186046</meta:creation-date>
    <dc:date>2016-09-23T12:22:55.833012623</dc:date>
    <meta:editing-duration>PT21M4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50" meta:paragraph-count="2835" meta:word-count="11641" meta:character-count="77173" meta:non-whitespace-character-count="68358"/>
  </office:meta>
</office:document-meta>
</file>